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文泉驛微米黑" svg:font-family="文泉驛微米黑" style:font-family-generic="system" style:font-pitch="variable"/>
    <style:font-face style:name="WenQuanYi Micro Hei" svg:font-family="WenQuanYi Micro He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style:font-name-asian="WenQuanYi Micro Hei" fo:color="#000000" fo:font-size="13pt" style:font-size-asian="13pt"/>
    </style:style>
    <style:style style:name="P6" style:parent-style-name="Textbody" style:family="paragraph">
      <style:text-properties style:font-name="WenQuanYi Micro Hei" fo:color="#000000" fo:font-size="10pt" style:font-size-asian="10pt"/>
    </style:style>
    <style:style style:name="P7" style:parent-style-name="Textbody" style:family="paragraph">
      <style:text-properties style:font-name-asian="WenQuanYi Micro Hei" fo:color="#000000" fo:font-size="13pt" style:font-size-asian="13pt"/>
    </style:style>
    <style:style style:name="P8" style:parent-style-name="Textbody" style:family="paragraph">
      <style:text-properties style:font-name="WenQuanYi Micro Hei" fo:color="#000000" fo:font-size="10pt" style:font-size-asian="10pt"/>
    </style:style>
    <style:style style:name="P9" style:parent-style-name="Textbody" style:family="paragraph">
      <style:text-properties style:font-name-asian="WenQuanYi Micro Hei" fo:color="#000000" fo:font-size="13pt" style:font-size-asian="13pt"/>
    </style:style>
    <style:style style:name="P10" style:parent-style-name="Textbody" style:family="paragraph">
      <style:text-properties style:font-name="WenQuanYi Micro Hei" fo:color="#000000" fo:font-size="10pt" style:font-size-asian="10pt"/>
    </style:style>
    <style:style style:name="P11" style:parent-style-name="Textbody" style:family="paragraph">
      <style:text-properties style:font-name-asian="WenQuanYi Micro Hei" fo:color="#000000" fo:font-size="13pt" style:font-size-asian="13pt"/>
    </style:style>
    <style:style style:name="P12" style:parent-style-name="Textbody" style:family="paragraph">
      <style:text-properties style:font-name="WenQuanYi Micro Hei" fo:color="#000000" fo:font-size="10pt" style:font-size-asian="10pt"/>
    </style:style>
    <style:style style:name="P13" style:parent-style-name="Textbody" style:family="paragraph">
      <style:text-properties style:font-name-asian="WenQuanYi Micro Hei" fo:color="#000000" fo:font-size="13pt" style:font-size-asian="13pt"/>
    </style:style>
    <style:style style:name="P14" style:parent-style-name="Textbody" style:family="paragraph">
      <style:text-properties style:font-name="WenQuanYi Micro Hei" fo:color="#000000" fo:font-size="10pt" style:font-size-asian="10pt"/>
    </style:style>
    <style:style style:name="P15" style:parent-style-name="Textbody" style:family="paragraph">
      <style:text-properties style:font-name-asian="WenQuanYi Micro Hei" fo:color="#000000" fo:font-size="13pt" style:font-size-asian="13pt"/>
    </style:style>
    <style:style style:name="P16" style:parent-style-name="Textbody" style:family="paragraph">
      <style:text-properties style:font-name="WenQuanYi Micro Hei" fo:color="#000000" fo:font-size="10pt" style:font-size-asian="10pt"/>
    </style:style>
    <style:style style:name="T17" style:parent-style-name="預設段落字型" style:family="text">
      <style:text-properties style:font-name-asian="WenQuanYi Micro Hei" fo:color="#000000" fo:font-size="13pt" style:font-size-asian="13pt"/>
    </style:style>
    <style:style style:name="T18" style:parent-style-name="預設段落字型" style:family="text">
      <style:text-properties style:font-name="WenQuanYi Micro Hei" fo:color="#000000" fo:font-size="13pt" style:font-size-asian="13pt"/>
    </style:style>
    <style:style style:name="T19" style:parent-style-name="預設段落字型" style:family="text">
      <style:text-properties style:font-name-asian="WenQuanYi Micro Hei" fo:color="#000000" fo:font-size="13pt" style:font-size-asian="13pt"/>
    </style:style>
    <style:style style:name="P20" style:parent-style-name="Textbody" style:family="paragraph">
      <style:text-properties style:font-name="WenQuanYi Micro Hei" fo:color="#000000" fo:font-size="10pt" style:font-size-asian="10pt"/>
    </style:style>
    <style:style style:name="T21" style:parent-style-name="預設段落字型" style:family="text">
      <style:text-properties style:font-name-asian="WenQuanYi Micro Hei" fo:color="#000000" fo:font-size="13pt" style:font-size-asian="13pt"/>
    </style:style>
    <style:style style:name="T22" style:parent-style-name="預設段落字型" style:family="text">
      <style:text-properties style:font-name-asian="WenQuanYi Micro Hei" fo:color="#FF0000" fo:font-size="13pt" style:font-size-asian="13pt"/>
    </style:style>
    <style:style style:name="T23" style:parent-style-name="預設段落字型" style:family="text">
      <style:text-properties style:font-name-asian="WenQuanYi Micro Hei" fo:color="#000000" fo:font-size="13pt" style:font-size-asian="13pt"/>
    </style:style>
    <style:style style:name="T24" style:parent-style-name="預設段落字型" style:family="text">
      <style:text-properties style:font-name="WenQuanYi Micro Hei" fo:color="#000000" fo:font-size="13pt" style:font-size-asian="13pt"/>
    </style:style>
    <style:style style:name="T25" style:parent-style-name="預設段落字型" style:family="text">
      <style:text-properties style:font-name-asian="WenQuanYi Micro Hei" fo:color="#000000" fo:font-size="13pt" style:font-size-asian="13pt"/>
    </style:style>
    <style:style style:name="T26" style:parent-style-name="預設段落字型" style:family="text">
      <style:text-properties style:font-name="WenQuanYi Micro Hei" fo:color="#000000" fo:font-size="10pt" style:font-size-asian="10pt"/>
    </style:style>
    <style:style style:name="T27" style:parent-style-name="預設段落字型" style:family="text">
      <style:text-properties style:font-name="WenQuanYi Micro Hei" fo:color="#FF0000" fo:font-size="10pt" style:font-size-asian="10pt"/>
    </style:style>
    <style:style style:name="T28" style:parent-style-name="預設段落字型" style:family="text">
      <style:text-properties style:font-name="WenQuanYi Micro Hei" fo:color="#000000" fo:font-size="10pt" style:font-size-asian="10pt"/>
    </style:style>
    <style:style style:name="T29" style:parent-style-name="預設段落字型" style:family="text">
      <style:text-properties style:font-name-asian="WenQuanYi Micro Hei" fo:color="#000000" fo:font-size="13pt" style:font-size-asian="13pt"/>
    </style:style>
    <style:style style:name="T30" style:parent-style-name="預設段落字型" style:family="text">
      <style:text-properties style:font-name="WenQuanYi Micro Hei" fo:color="#000000" fo:font-size="13pt" style:font-size-asian="13pt"/>
    </style:style>
    <style:style style:name="T31" style:parent-style-name="預設段落字型" style:family="text">
      <style:text-properties style:font-name-asian="WenQuanYi Micro Hei" fo:color="#000000" fo:font-size="13pt" style:font-size-asian="13pt"/>
    </style:style>
    <style:style style:name="P32" style:parent-style-name="Textbody" style:family="paragraph">
      <style:text-properties style:font-name="WenQuanYi Micro Hei" fo:color="#000000" fo:font-size="10pt" style:font-size-asian="10pt"/>
    </style:style>
    <style:style style:name="T33" style:parent-style-name="預設段落字型" style:family="text">
      <style:text-properties style:font-name="WenQuanYi Micro Hei" fo:color="#000000" fo:font-size="13pt" style:font-size-asian="13pt"/>
    </style:style>
    <style:style style:name="T34" style:parent-style-name="預設段落字型" style:family="text">
      <style:text-properties style:font-name-asian="WenQuanYi Micro Hei" fo:color="#000000" fo:font-size="13pt" style:font-size-asian="13pt"/>
    </style:style>
    <style:style style:name="P35" style:parent-style-name="Textbody" style:family="paragraph">
      <style:text-properties style:font-name="WenQuanYi Micro Hei" fo:color="#000000" fo:font-size="10pt" style:font-size-asian="10pt"/>
    </style:style>
    <style:style style:name="P36" style:parent-style-name="Textbody" style:family="paragraph">
      <style:text-properties fo:color="#000000" fo:font-size="13pt" style:font-size-asian="13pt"/>
    </style:style>
    <style:style style:name="T37" style:parent-style-name="預設段落字型" style:family="text">
      <style:text-properties style:font-name-asian="WenQuanYi Micro Hei" fo:color="#000000" fo:font-size="13pt" style:font-size-asian="13pt"/>
    </style:style>
    <style:style style:name="T38" style:parent-style-name="預設段落字型" style:family="text">
      <style:text-properties style:font-name="WenQuanYi Micro Hei" fo:color="#000000" fo:font-size="13pt" style:font-size-asian="13pt"/>
    </style:style>
    <style:style style:name="T39" style:parent-style-name="預設段落字型" style:family="text">
      <style:text-properties style:font-name-asian="WenQuanYi Micro Hei" fo:color="#000000" fo:font-size="13pt" style:font-size-asian="13pt"/>
    </style:style>
    <style:style style:name="P40" style:parent-style-name="Textbody" style:family="paragraph">
      <style:text-properties style:font-name="WenQuanYi Micro Hei" fo:color="#000000" fo:font-size="10pt" style:font-size-asian="10pt"/>
    </style:style>
    <style:style style:name="P41" style:parent-style-name="Textbody" style:family="paragraph">
      <style:text-properties style:font-name-asian="WenQuanYi Micro Hei" fo:color="#000000" fo:font-size="13pt" style:font-size-asian="13pt"/>
    </style:style>
    <style:style style:name="P42" style:parent-style-name="Textbody" style:family="paragraph">
      <style:text-properties style:font-name="WenQuanYi Micro Hei" fo:color="#000000" fo:font-size="10pt" style:font-size-asian="10pt"/>
    </style:style>
    <style:style style:name="P43" style:parent-style-name="Textbody" style:family="paragraph">
      <style:text-properties style:font-name-asian="WenQuanYi Micro Hei" fo:color="#000000" fo:font-size="13pt" style:font-size-asian="13pt"/>
    </style:style>
    <style:style style:name="P44" style:parent-style-name="Textbody" style:family="paragraph">
      <style:text-properties style:font-name="WenQuanYi Micro Hei" fo:color="#000000" fo:font-size="10pt" style:font-size-asian="10pt"/>
    </style:style>
    <style:style style:name="T45" style:parent-style-name="預設段落字型" style:family="text">
      <style:text-properties style:font-name-asian="WenQuanYi Micro Hei" fo:color="#000000" fo:font-size="13pt" style:font-size-asian="13pt"/>
    </style:style>
    <style:style style:name="T46" style:parent-style-name="預設段落字型" style:family="text">
      <style:text-properties style:font-name="WenQuanYi Micro Hei" fo:color="#000000" fo:font-size="13pt" style:font-size-asian="13pt"/>
    </style:style>
    <style:style style:name="T47" style:parent-style-name="預設段落字型" style:family="text">
      <style:text-properties style:font-name-asian="WenQuanYi Micro Hei" fo:color="#000000" fo:font-size="13pt" style:font-size-asian="13pt"/>
    </style:style>
    <style:style style:name="T48" style:parent-style-name="預設段落字型" style:family="text">
      <style:text-properties style:font-name="WenQuanYi Micro Hei" fo:color="#000000" fo:font-size="13pt" style:font-size-asian="13pt"/>
    </style:style>
    <style:style style:name="T49" style:parent-style-name="預設段落字型" style:family="text">
      <style:text-properties style:font-name-asian="WenQuanYi Micro Hei" fo:color="#000000" fo:font-size="13pt" style:font-size-asian="13pt"/>
    </style:style>
    <style:style style:name="P50" style:parent-style-name="Textbody" style:family="paragraph">
      <style:text-properties style:font-name="WenQuanYi Micro Hei" fo:color="#000000" fo:font-size="10pt" style:font-size-asian="10pt"/>
    </style:style>
    <style:style style:name="P51" style:parent-style-name="Textbody" style:family="paragraph">
      <style:text-properties style:font-name-asian="WenQuanYi Micro Hei" fo:color="#000000" fo:font-size="13pt" style:font-size-asian="13pt"/>
    </style:style>
    <style:style style:name="P52" style:parent-style-name="Textbody" style:family="paragraph">
      <style:text-properties style:font-name="WenQuanYi Micro Hei" fo:color="#000000" fo:font-size="10pt" style:font-size-asian="10pt"/>
    </style:style>
    <style:style style:name="T53" style:parent-style-name="預設段落字型" style:family="text">
      <style:text-properties style:font-name-asian="WenQuanYi Micro Hei" fo:color="#000000" fo:font-size="13pt" style:font-size-asian="13pt"/>
    </style:style>
    <style:style style:name="P54" style:parent-style-name="Textbody" style:family="paragraph">
      <style:text-properties style:font-name="WenQuanYi Micro Hei" fo:color="#000000" fo:font-size="10pt" style:font-size-asian="10pt"/>
    </style:style>
    <style:style style:name="T55" style:parent-style-name="預設段落字型" style:family="text">
      <style:text-properties style:font-name-asian="WenQuanYi Micro Hei" fo:color="#000000" fo:font-size="13pt" style:font-size-asian="13pt"/>
    </style:style>
    <style:style style:name="P56" style:parent-style-name="Textbody" style:family="paragraph">
      <style:text-properties style:font-name="WenQuanYi Micro Hei" fo:color="#000000" fo:font-size="10pt" style:font-size-asian="10pt"/>
    </style:style>
    <style:style style:name="P57" style:parent-style-name="Textbody" style:family="paragraph">
      <style:text-properties style:font-name-asian="WenQuanYi Micro Hei" fo:color="#000000" fo:font-size="13pt" style:font-size-asian="13pt"/>
    </style:style>
    <style:style style:name="P58" style:parent-style-name="Textbody" style:family="paragraph">
      <style:text-properties style:font-name="WenQuanYi Micro Hei" fo:color="#000000" fo:font-size="10pt" style:font-size-asian="10pt"/>
    </style:style>
    <style:style style:name="P59" style:parent-style-name="Textbody" style:family="paragraph">
      <style:text-properties style:font-name-asian="WenQuanYi Micro Hei" fo:color="#000000" fo:font-size="13pt" style:font-size-asian="13pt"/>
    </style:style>
    <style:style style:name="P60" style:parent-style-name="Textbody" style:family="paragraph">
      <style:text-properties style:font-name="WenQuanYi Micro Hei" fo:color="#000000" fo:font-size="10pt" style:font-size-asian="10pt"/>
    </style:style>
    <style:style style:name="P61" style:parent-style-name="Textbody" style:family="paragraph">
      <style:text-properties style:font-name-asian="WenQuanYi Micro Hei" fo:color="#000000" fo:font-size="13pt" style:font-size-asian="13pt"/>
    </style:style>
    <style:style style:name="P62" style:parent-style-name="Textbody" style:family="paragraph">
      <style:text-properties style:font-name="WenQuanYi Micro Hei" fo:color="#000000" fo:font-size="10pt" style:font-size-asian="10pt"/>
    </style:style>
    <style:style style:name="P63" style:parent-style-name="Textbody" style:family="paragraph">
      <style:text-properties style:font-name-asian="WenQuanYi Micro Hei" fo:color="#000000" fo:font-size="13pt" style:font-size-asian="13pt"/>
    </style:style>
    <style:style style:name="P64" style:parent-style-name="Textbody" style:family="paragraph">
      <style:text-properties style:font-name="WenQuanYi Micro Hei" fo:color="#000000" fo:font-size="10pt" style:font-size-asian="10pt"/>
    </style:style>
    <style:style style:name="P65" style:parent-style-name="Textbody" style:family="paragraph">
      <style:text-properties style:font-name-asian="WenQuanYi Micro Hei" fo:color="#000000" fo:font-size="13pt" style:font-size-asian="13pt"/>
    </style:style>
    <style:style style:name="P66" style:parent-style-name="Textbody" style:family="paragraph">
      <style:text-properties style:font-name="WenQuanYi Micro Hei" fo:color="#000000" fo:font-size="10pt" style:font-size-asian="10pt"/>
    </style:style>
    <style:style style:name="P67" style:parent-style-name="Textbody" style:family="paragraph">
      <style:text-properties style:font-name-asian="WenQuanYi Micro Hei" fo:color="#000000" fo:font-size="13pt" style:font-size-asian="13pt"/>
    </style:style>
    <style:style style:name="P68" style:parent-style-name="Textbody" style:family="paragraph">
      <style:text-properties style:font-name="WenQuanYi Micro Hei" fo:color="#000000" fo:font-size="10pt" style:font-size-asian="10pt"/>
    </style:style>
    <style:style style:name="P69" style:parent-style-name="Textbody" style:family="paragraph">
      <style:text-properties style:font-name-asian="WenQuanYi Micro Hei" fo:color="#000000" fo:font-size="13pt" style:font-size-asian="13pt"/>
    </style:style>
    <style:style style:name="P70" style:parent-style-name="Textbody" style:family="paragraph">
      <style:text-properties style:font-name="WenQuanYi Micro Hei" fo:color="#000000" fo:font-size="10pt" style:font-size-asian="10pt"/>
    </style:style>
    <style:style style:name="P71" style:parent-style-name="Textbody" style:family="paragraph">
      <style:text-properties style:font-name-asian="WenQuanYi Micro Hei" fo:color="#000000" fo:font-size="13pt" style:font-size-asian="13pt"/>
    </style:style>
    <style:style style:name="P72" style:parent-style-name="Textbody" style:family="paragraph">
      <style:text-properties style:font-name="WenQuanYi Micro Hei" fo:color="#000000" fo:font-size="10pt" style:font-size-asian="10pt"/>
    </style:style>
    <style:style style:name="P73" style:parent-style-name="Textbody" style:family="paragraph">
      <style:text-properties style:font-name-asian="WenQuanYi Micro Hei" fo:color="#000000" fo:font-size="13pt" style:font-size-asian="13pt"/>
    </style:style>
    <style:style style:name="P74" style:parent-style-name="Textbody" style:family="paragraph">
      <style:text-properties style:font-name="WenQuanYi Micro Hei" fo:color="#000000" fo:font-size="10pt" style:font-size-asian="10pt"/>
    </style:style>
    <style:style style:name="P75" style:parent-style-name="Textbody" style:family="paragraph">
      <style:text-properties style:font-name-asian="WenQuanYi Micro Hei" fo:color="#000000" fo:font-size="13pt" style:font-size-asian="13pt"/>
    </style:style>
    <style:style style:name="P76" style:parent-style-name="Textbody" style:family="paragraph">
      <style:text-properties style:font-name="WenQuanYi Micro Hei" fo:color="#000000" fo:font-size="10pt" style:font-size-asian="10pt"/>
    </style:style>
    <style:style style:name="P77" style:parent-style-name="Textbody" style:family="paragraph">
      <style:text-properties style:font-name-asian="WenQuanYi Micro Hei" fo:color="#000000" fo:font-size="13pt" style:font-size-asian="13pt"/>
    </style:style>
    <style:style style:name="P78" style:parent-style-name="Textbody" style:family="paragraph">
      <style:text-properties style:font-name="WenQuanYi Micro Hei" fo:color="#000000" fo:font-size="10pt" style:font-size-asian="10pt"/>
    </style:style>
    <style:style style:name="P79" style:parent-style-name="Textbody" style:family="paragraph">
      <style:text-properties style:font-name-asian="WenQuanYi Micro Hei" fo:color="#000000" fo:font-size="13pt" style:font-size-asian="13pt"/>
    </style:style>
    <style:style style:name="P80" style:parent-style-name="Textbody" style:family="paragraph">
      <style:text-properties style:font-name="WenQuanYi Micro Hei" fo:color="#000000" fo:font-size="10pt" style:font-size-asian="10pt"/>
    </style:style>
    <style:style style:name="P81" style:parent-style-name="Textbody" style:family="paragraph">
      <style:text-properties fo:color="#000000" fo:font-size="13pt" style:font-size-asian="13pt"/>
    </style:style>
    <style:style style:name="T82" style:parent-style-name="預設段落字型" style:family="text">
      <style:text-properties style:font-name-asian="WenQuanYi Micro Hei" fo:color="#000000" fo:font-size="13pt" style:font-size-asian="13pt"/>
    </style:style>
    <style:style style:name="T83" style:parent-style-name="預設段落字型" style:family="text">
      <style:text-properties style:font-name="WenQuanYi Micro Hei" fo:color="#000000" fo:font-size="13pt" style:font-size-asian="13pt"/>
    </style:style>
    <style:style style:name="T84" style:parent-style-name="預設段落字型" style:family="text">
      <style:text-properties style:font-name-asian="WenQuanYi Micro Hei" fo:color="#000000" fo:font-size="13pt" style:font-size-asian="13pt"/>
    </style:style>
    <style:style style:name="P85" style:parent-style-name="Textbody" style:family="paragraph">
      <style:text-properties style:font-name="WenQuanYi Micro Hei" fo:color="#000000" fo:font-size="10pt" style:font-size-asian="10pt"/>
    </style:style>
    <style:style style:name="T86" style:parent-style-name="預設段落字型" style:family="text">
      <style:text-properties style:font-name-asian="WenQuanYi Micro Hei" fo:color="#000000" fo:font-size="13pt" style:font-size-asian="13pt"/>
    </style:style>
    <style:style style:name="T87" style:parent-style-name="預設段落字型" style:family="text">
      <style:text-properties style:font-name="WenQuanYi Micro Hei" fo:color="#000000" fo:font-size="13pt" style:font-size-asian="13pt"/>
    </style:style>
    <style:style style:name="T88" style:parent-style-name="預設段落字型" style:family="text">
      <style:text-properties style:font-name-asian="WenQuanYi Micro Hei" fo:color="#000000" fo:font-size="13pt" style:font-size-asian="13pt"/>
    </style:style>
    <style:style style:name="P89" style:parent-style-name="Textbody" style:family="paragraph">
      <style:text-properties style:font-name="WenQuanYi Micro Hei" fo:color="#000000" fo:font-size="10pt" style:font-size-asian="10pt"/>
    </style:style>
    <style:style style:name="P90" style:parent-style-name="Textbody" style:family="paragraph">
      <style:text-properties style:font-name-asian="WenQuanYi Micro Hei" fo:color="#000000" fo:font-size="13pt" style:font-size-asian="13pt"/>
    </style:style>
    <style:style style:name="P91" style:parent-style-name="Textbody" style:family="paragraph">
      <style:text-properties style:font-name="WenQuanYi Micro Hei" fo:color="#000000" fo:font-size="10pt" style:font-size-asian="10pt"/>
    </style:style>
    <style:style style:name="P92" style:parent-style-name="Textbody" style:family="paragraph">
      <style:text-properties style:font-name-asian="WenQuanYi Micro Hei" fo:color="#000000" fo:font-size="13pt" style:font-size-asian="13pt"/>
    </style:style>
    <style:style style:name="P93" style:parent-style-name="Textbody" style:family="paragraph">
      <style:text-properties style:font-name="WenQuanYi Micro Hei" fo:color="#000000" fo:font-size="10pt" style:font-size-asian="10pt"/>
    </style:style>
    <style:style style:name="P94" style:parent-style-name="Textbody" style:family="paragraph">
      <style:text-properties style:font-name-asian="WenQuanYi Micro Hei" fo:color="#000000" fo:font-size="13pt" style:font-size-asian="13pt"/>
    </style:style>
    <style:style style:name="P95" style:parent-style-name="Textbody" style:family="paragraph">
      <style:text-properties style:font-name="WenQuanYi Micro Hei" fo:color="#000000" fo:font-size="10pt" style:font-size-asian="10pt"/>
    </style:style>
    <style:style style:name="P96" style:parent-style-name="Textbody" style:family="paragraph">
      <style:text-properties style:font-name-asian="WenQuanYi Micro Hei" fo:color="#000000" fo:font-size="13pt" style:font-size-asian="13pt"/>
    </style:style>
    <style:style style:name="P97" style:parent-style-name="Textbody" style:family="paragraph">
      <style:text-properties style:font-name="WenQuanYi Micro Hei" fo:color="#000000" fo:font-size="10pt" style:font-size-asian="10pt"/>
    </style:style>
    <style:style style:name="T98" style:parent-style-name="預設段落字型" style:family="text">
      <style:text-properties style:font-name-asian="WenQuanYi Micro Hei" fo:color="#000000" fo:font-size="13pt" style:font-size-asian="13pt"/>
    </style:style>
    <style:style style:name="T99" style:parent-style-name="預設段落字型" style:family="text">
      <style:text-properties style:font-name-asian="WenQuanYi Micro Hei" fo:color="#FF0000" fo:font-size="13pt" style:font-size-asian="13pt"/>
    </style:style>
    <style:style style:name="T100" style:parent-style-name="預設段落字型" style:family="text">
      <style:text-properties style:font-name="WenQuanYi Micro Hei" fo:color="#FF0000" fo:font-size="13pt" style:font-size-asian="13pt"/>
    </style:style>
    <style:style style:name="T101" style:parent-style-name="預設段落字型" style:family="text">
      <style:text-properties style:font-name-asian="WenQuanYi Micro Hei" fo:color="#000000" fo:font-size="13pt" style:font-size-asian="13pt"/>
    </style:style>
    <style:style style:name="T102" style:parent-style-name="預設段落字型" style:family="text">
      <style:text-properties style:font-name="WenQuanYi Micro Hei" fo:color="#000000" fo:font-size="13pt" style:font-size-asian="13pt"/>
    </style:style>
    <style:style style:name="T103" style:parent-style-name="預設段落字型" style:family="text">
      <style:text-properties style:font-name-asian="WenQuanYi Micro Hei" fo:color="#000000" fo:font-size="13pt" style:font-size-asian="13pt"/>
    </style:style>
    <style:style style:name="T104" style:parent-style-name="預設段落字型" style:family="text">
      <style:text-properties style:font-name="WenQuanYi Micro Hei" fo:color="#000000" fo:font-size="13pt" style:font-size-asian="13pt"/>
    </style:style>
    <style:style style:name="T105" style:parent-style-name="預設段落字型" style:family="text">
      <style:text-properties style:font-name-asian="WenQuanYi Micro Hei" fo:color="#000000" fo:font-size="13pt" style:font-size-asian="13pt"/>
    </style:style>
    <style:style style:name="T106" style:parent-style-name="預設段落字型" style:family="text">
      <style:text-properties style:font-name-asian="WenQuanYi Micro Hei" fo:color="#FF0000" fo:font-size="13pt" style:font-size-asian="13pt"/>
    </style:style>
    <style:style style:name="T107" style:parent-style-name="預設段落字型" style:family="text">
      <style:text-properties style:font-name="WenQuanYi Micro Hei" fo:color="#FF0000" fo:font-size="13pt" style:font-size-asian="13pt"/>
    </style:style>
    <style:style style:name="T108" style:parent-style-name="預設段落字型" style:family="text">
      <style:text-properties style:font-name-asian="WenQuanYi Micro Hei" fo:color="#000000" fo:font-size="13pt" style:font-size-asian="13pt"/>
    </style:style>
    <style:style style:name="T109" style:parent-style-name="預設段落字型" style:family="text">
      <style:text-properties style:font-name="WenQuanYi Micro Hei" fo:color="#000000" fo:font-size="10pt" style:font-size-asian="10pt"/>
    </style:style>
    <style:style style:name="T110" style:parent-style-name="預設段落字型" style:family="text">
      <style:text-properties style:font-name="WenQuanYi Micro Hei" fo:color="#FF0000" fo:font-size="10pt" style:font-size-asian="10pt"/>
    </style:style>
    <style:style style:name="T111" style:parent-style-name="預設段落字型" style:family="text">
      <style:text-properties style:font-name="WenQuanYi Micro Hei" fo:color="#000000" fo:font-size="10pt" style:font-size-asian="10pt"/>
    </style:style>
    <style:style style:name="T112" style:parent-style-name="預設段落字型" style:family="text">
      <style:text-properties style:font-name="WenQuanYi Micro Hei" fo:color="#FF0000" fo:font-size="10pt" style:font-size-asian="10pt"/>
    </style:style>
    <style:style style:name="T113" style:parent-style-name="預設段落字型" style:family="text">
      <style:text-properties style:font-name="WenQuanYi Micro Hei" fo:color="#000000" fo:font-size="10pt" style:font-size-asian="10pt"/>
    </style:style>
    <style:style style:name="P114" style:parent-style-name="Textbody" style:family="paragraph">
      <style:text-properties style:font-name-asian="WenQuanYi Micro Hei" fo:color="#000000" fo:font-size="13pt" style:font-size-asian="13pt"/>
    </style:style>
    <style:style style:name="P115" style:parent-style-name="Textbody" style:family="paragraph">
      <style:text-properties style:font-name="WenQuanYi Micro Hei" fo:color="#000000" fo:font-size="10pt" style:font-size-asian="10pt"/>
    </style:style>
    <style:style style:name="P116" style:parent-style-name="Textbody" style:family="paragraph">
      <style:text-properties style:font-name-asian="WenQuanYi Micro Hei" fo:color="#000000" fo:font-size="13pt" style:font-size-asian="13pt"/>
    </style:style>
    <style:style style:name="P117" style:parent-style-name="Textbody" style:family="paragraph">
      <style:text-properties style:font-name="WenQuanYi Micro Hei" fo:color="#000000" fo:font-size="10pt" style:font-size-asian="10pt"/>
    </style:style>
    <style:style style:name="P118" style:parent-style-name="Textbody" style:family="paragraph">
      <style:text-properties style:font-name-asian="WenQuanYi Micro Hei" fo:color="#000000" fo:font-size="13pt" style:font-size-asian="13pt"/>
    </style:style>
    <style:style style:name="P119" style:parent-style-name="Textbody" style:family="paragraph">
      <style:text-properties style:font-name="WenQuanYi Micro Hei" fo:color="#000000" fo:font-size="10pt" style:font-size-asian="10pt"/>
    </style:style>
    <style:style style:name="P120" style:parent-style-name="Textbody" style:family="paragraph">
      <style:text-properties style:font-name-asian="WenQuanYi Micro Hei" fo:color="#000000" fo:font-size="13pt" style:font-size-asian="13pt"/>
    </style:style>
    <style:style style:name="P121" style:parent-style-name="Textbody" style:family="paragraph">
      <style:text-properties style:font-name="WenQuanYi Micro Hei" fo:color="#000000" fo:font-size="10pt" style:font-size-asian="10pt"/>
    </style:style>
    <style:style style:name="P122" style:parent-style-name="Textbody" style:family="paragraph">
      <style:text-properties style:font-name-asian="WenQuanYi Micro Hei" fo:color="#000000" fo:font-size="13pt" style:font-size-asian="13pt"/>
    </style:style>
    <style:style style:name="P123" style:parent-style-name="Textbody" style:family="paragraph">
      <style:text-properties style:font-name="WenQuanYi Micro Hei" fo:color="#000000" fo:font-size="10pt" style:font-size-asian="10pt"/>
    </style:style>
    <style:style style:name="P124" style:parent-style-name="Textbody" style:family="paragraph">
      <style:text-properties style:font-name-asian="WenQuanYi Micro Hei" fo:color="#000000" fo:font-size="13pt" style:font-size-asian="13pt"/>
    </style:style>
    <style:style style:name="P125" style:parent-style-name="Textbody" style:family="paragraph">
      <style:text-properties style:font-name="WenQuanYi Micro Hei" fo:color="#000000" fo:font-size="10pt" style:font-size-asian="10pt"/>
    </style:style>
    <style:style style:name="P126" style:parent-style-name="Textbody" style:family="paragraph">
      <style:text-properties style:font-name-asian="WenQuanYi Micro Hei" fo:color="#000000" fo:font-size="13pt" style:font-size-asian="13pt"/>
    </style:style>
    <style:style style:name="P127" style:parent-style-name="Textbody" style:family="paragraph">
      <style:text-properties style:font-name="WenQuanYi Micro Hei" fo:color="#000000" fo:font-size="10pt" style:font-size-asian="10pt"/>
    </style:style>
    <style:style style:name="P128" style:parent-style-name="Textbody" style:family="paragraph">
      <style:text-properties style:font-name-asian="WenQuanYi Micro Hei" fo:color="#000000" fo:font-size="13pt" style:font-size-asian="13pt"/>
    </style:style>
    <style:style style:name="P129" style:parent-style-name="Textbody" style:family="paragraph">
      <style:text-properties style:font-name="WenQuanYi Micro Hei" fo:color="#000000" fo:font-size="10pt" style:font-size-asian="10pt"/>
    </style:style>
    <style:style style:name="T130" style:parent-style-name="預設段落字型" style:family="text">
      <style:text-properties style:font-name-asian="WenQuanYi Micro Hei" fo:color="#000000" fo:font-size="13pt" style:font-size-asian="13pt"/>
    </style:style>
    <style:style style:name="T131" style:parent-style-name="預設段落字型" style:family="text">
      <style:text-properties style:font-name="WenQuanYi Micro Hei" fo:color="#000000" fo:font-size="13pt" style:font-size-asian="13pt"/>
    </style:style>
    <style:style style:name="T132" style:parent-style-name="預設段落字型" style:family="text">
      <style:text-properties style:font-name-asian="WenQuanYi Micro Hei" fo:color="#000000" fo:font-size="13pt" style:font-size-asian="13pt"/>
    </style:style>
    <style:style style:name="P133" style:parent-style-name="Textbody" style:family="paragraph">
      <style:text-properties style:font-name="WenQuanYi Micro Hei" fo:color="#000000" fo:font-size="10pt" style:font-size-asian="10pt"/>
    </style:style>
    <style:style style:name="P134" style:parent-style-name="Textbody" style:family="paragraph">
      <style:text-properties style:font-name-asian="WenQuanYi Micro Hei" fo:color="#000000" fo:font-size="13pt" style:font-size-asian="13pt"/>
    </style:style>
    <style:style style:name="P135" style:parent-style-name="Textbody" style:family="paragraph">
      <style:text-properties style:font-name="WenQuanYi Micro Hei" fo:color="#000000" fo:font-size="10pt" style:font-size-asian="10pt"/>
    </style:style>
    <style:style style:name="P136" style:parent-style-name="Textbody" style:family="paragraph">
      <style:text-properties style:font-name-asian="WenQuanYi Micro Hei" fo:color="#000000" fo:font-size="13pt" style:font-size-asian="13pt"/>
    </style:style>
    <style:style style:name="P137" style:parent-style-name="Textbody" style:family="paragraph">
      <style:text-properties style:font-name="WenQuanYi Micro Hei" fo:color="#000000" fo:font-size="10pt" style:font-size-asian="10pt"/>
    </style:style>
    <style:style style:name="T138" style:parent-style-name="預設段落字型" style:family="text">
      <style:text-properties style:font-name-asian="WenQuanYi Micro Hei" fo:color="#000000" fo:font-size="13pt" style:font-size-asian="13pt"/>
    </style:style>
    <style:style style:name="T139" style:parent-style-name="預設段落字型" style:family="text">
      <style:text-properties style:font-name="WenQuanYi Micro Hei" fo:color="#000000" fo:font-size="13pt" style:font-size-asian="13pt"/>
    </style:style>
    <style:style style:name="T140" style:parent-style-name="預設段落字型" style:family="text">
      <style:text-properties style:font-name-asian="WenQuanYi Micro Hei" fo:color="#000000" fo:font-size="13pt" style:font-size-asian="13pt"/>
    </style:style>
    <style:style style:name="P141" style:parent-style-name="Textbody" style:family="paragraph">
      <style:text-properties style:font-name="WenQuanYi Micro Hei" fo:color="#000000" fo:font-size="10pt" style:font-size-asian="10pt"/>
    </style:style>
    <style:style style:name="T142" style:parent-style-name="預設段落字型" style:family="text">
      <style:text-properties style:font-name-asian="WenQuanYi Micro Hei" fo:color="#000000" fo:font-size="13pt" style:font-size-asian="13pt"/>
    </style:style>
    <style:style style:name="T143" style:parent-style-name="預設段落字型" style:family="text">
      <style:text-properties style:font-name-asian="WenQuanYi Micro Hei" fo:color="#FF0000" fo:font-size="13pt" style:font-size-asian="13pt"/>
    </style:style>
    <style:style style:name="T144" style:parent-style-name="預設段落字型" style:family="text">
      <style:text-properties style:font-name-asian="WenQuanYi Micro Hei" fo:color="#000000" fo:font-size="13pt" style:font-size-asian="13pt"/>
    </style:style>
    <style:style style:name="T145" style:parent-style-name="預設段落字型" style:family="text">
      <style:text-properties style:font-name="WenQuanYi Micro Hei" fo:color="#000000" fo:font-size="10pt" style:font-size-asian="10pt"/>
    </style:style>
    <style:style style:name="T146" style:parent-style-name="預設段落字型" style:family="text">
      <style:text-properties style:font-name="WenQuanYi Micro Hei" fo:color="#FF0000" fo:font-size="10pt" style:font-size-asian="10pt"/>
    </style:style>
    <style:style style:name="T147" style:parent-style-name="預設段落字型" style:family="text">
      <style:text-properties style:font-name="WenQuanYi Micro Hei" fo:color="#000000" fo:font-size="10pt" style:font-size-asian="10pt"/>
    </style:style>
    <style:style style:name="P148" style:parent-style-name="Textbody" style:family="paragraph">
      <style:text-properties style:font-name-asian="WenQuanYi Micro Hei" fo:color="#000000" fo:font-size="13pt" style:font-size-asian="13pt"/>
    </style:style>
    <style:style style:name="P149" style:parent-style-name="Textbody" style:family="paragraph">
      <style:text-properties style:font-name="WenQuanYi Micro Hei" fo:color="#000000" fo:font-size="10pt" style:font-size-asian="10pt"/>
    </style:style>
    <style:style style:name="T150" style:parent-style-name="預設段落字型" style:family="text">
      <style:text-properties style:font-name-asian="WenQuanYi Micro Hei" fo:color="#000000" fo:font-size="13pt" style:font-size-asian="13pt"/>
    </style:style>
    <style:style style:name="T151" style:parent-style-name="預設段落字型" style:family="text">
      <style:text-properties style:font-name-asian="WenQuanYi Micro Hei" fo:color="#FF0000" fo:font-size="13pt" style:font-size-asian="13pt"/>
    </style:style>
    <style:style style:name="T152" style:parent-style-name="預設段落字型" style:family="text">
      <style:text-properties style:font-name-asian="WenQuanYi Micro Hei" fo:color="#000000" fo:font-size="13pt" style:font-size-asian="13pt"/>
    </style:style>
    <style:style style:name="T153" style:parent-style-name="預設段落字型" style:family="text">
      <style:text-properties style:font-name="WenQuanYi Micro Hei" fo:color="#000000" fo:font-size="10pt" style:font-size-asian="10pt"/>
    </style:style>
    <style:style style:name="T154" style:parent-style-name="預設段落字型" style:family="text">
      <style:text-properties style:font-name="WenQuanYi Micro Hei" fo:color="#FF0000" fo:font-size="10pt" style:font-size-asian="10pt"/>
    </style:style>
    <style:style style:name="T155" style:parent-style-name="預設段落字型" style:family="text">
      <style:text-properties style:font-name="WenQuanYi Micro Hei" fo:color="#000000" fo:font-size="10pt" style:font-size-asian="10pt"/>
    </style:style>
    <style:style style:name="T156" style:parent-style-name="預設段落字型" style:family="text">
      <style:text-properties style:font-name-asian="WenQuanYi Micro Hei" fo:color="#000000" fo:font-size="13pt" style:font-size-asian="13pt"/>
    </style:style>
    <style:style style:name="T157" style:parent-style-name="預設段落字型" style:family="text">
      <style:text-properties style:font-name="WenQuanYi Micro Hei" fo:color="#000000" fo:font-size="13pt" style:font-size-asian="13pt"/>
    </style:style>
    <style:style style:name="T158" style:parent-style-name="預設段落字型" style:family="text">
      <style:text-properties style:font-name-asian="WenQuanYi Micro Hei" fo:color="#000000" fo:font-size="13pt" style:font-size-asian="13pt"/>
    </style:style>
    <style:style style:name="T159" style:parent-style-name="預設段落字型" style:family="text">
      <style:text-properties style:font-name-asian="WenQuanYi Micro Hei" fo:color="#FF0000" fo:font-size="13pt" style:font-size-asian="13pt"/>
    </style:style>
    <style:style style:name="T160" style:parent-style-name="預設段落字型" style:family="text">
      <style:text-properties style:font-name-asian="WenQuanYi Micro Hei" fo:color="#000000" fo:font-size="13pt" style:font-size-asian="13pt"/>
    </style:style>
    <style:style style:name="T161" style:parent-style-name="預設段落字型" style:family="text">
      <style:text-properties style:font-name="WenQuanYi Micro Hei" fo:color="#000000" fo:font-size="10pt" style:font-size-asian="10pt"/>
    </style:style>
    <style:style style:name="T162" style:parent-style-name="預設段落字型" style:family="text">
      <style:text-properties style:font-name="WenQuanYi Micro Hei" fo:color="#FF0000" fo:font-size="10pt" style:font-size-asian="10pt"/>
    </style:style>
    <style:style style:name="P163" style:parent-style-name="Textbody" style:family="paragraph">
      <style:text-properties style:font-name-asian="WenQuanYi Micro Hei" fo:color="#000000" fo:font-size="13pt" style:font-size-asian="13pt"/>
    </style:style>
    <style:style style:name="P164" style:parent-style-name="Textbody" style:family="paragraph">
      <style:text-properties style:font-name="WenQuanYi Micro Hei" fo:color="#000000" fo:font-size="10pt" style:font-size-asian="10pt"/>
    </style:style>
    <style:style style:name="P165" style:parent-style-name="Textbody" style:family="paragraph">
      <style:text-properties style:font-name-asian="WenQuanYi Micro Hei" fo:color="#000000" fo:font-size="13pt" style:font-size-asian="13pt"/>
    </style:style>
    <style:style style:name="P166" style:parent-style-name="Textbody" style:family="paragraph">
      <style:text-properties style:font-name="WenQuanYi Micro Hei" fo:color="#000000" fo:font-size="10pt" style:font-size-asian="10pt"/>
    </style:style>
    <style:style style:name="P167" style:parent-style-name="Textbody" style:family="paragraph">
      <style:text-properties style:font-name-asian="WenQuanYi Micro Hei" fo:color="#000000" fo:font-size="13pt" style:font-size-asian="13pt"/>
    </style:style>
    <style:style style:name="P168" style:parent-style-name="Textbody" style:family="paragraph">
      <style:text-properties style:font-name="WenQuanYi Micro Hei" fo:color="#000000" fo:font-size="10pt" style:font-size-asian="10pt"/>
    </style:style>
    <style:style style:name="T169" style:parent-style-name="預設段落字型" style:family="text">
      <style:text-properties style:font-name-asian="WenQuanYi Micro Hei" fo:color="#000000" fo:font-size="13pt" style:font-size-asian="13pt"/>
    </style:style>
    <style:style style:name="T170" style:parent-style-name="預設段落字型" style:family="text">
      <style:text-properties style:font-name="WenQuanYi Micro Hei" fo:color="#000000" fo:font-size="13pt" style:font-size-asian="13pt"/>
    </style:style>
    <style:style style:name="T171" style:parent-style-name="預設段落字型" style:family="text">
      <style:text-properties style:font-name-asian="WenQuanYi Micro Hei" fo:color="#000000" fo:font-size="13pt" style:font-size-asian="13pt"/>
    </style:style>
    <style:style style:name="T172" style:parent-style-name="預設段落字型" style:family="text">
      <style:text-properties style:font-name="WenQuanYi Micro Hei" fo:color="#000000" fo:font-size="13pt" style:font-size-asian="13pt"/>
    </style:style>
    <style:style style:name="T173" style:parent-style-name="預設段落字型" style:family="text">
      <style:text-properties style:font-name-asian="WenQuanYi Micro Hei" fo:color="#000000" fo:font-size="13pt" style:font-size-asian="13pt"/>
    </style:style>
    <style:style style:name="P174" style:parent-style-name="Textbody" style:family="paragraph">
      <style:text-properties style:font-name="WenQuanYi Micro Hei" fo:color="#000000" fo:font-size="10pt" style:font-size-asian="10pt"/>
    </style:style>
    <style:style style:name="P175" style:parent-style-name="Textbody" style:family="paragraph">
      <style:text-properties style:font-name-asian="WenQuanYi Micro Hei" fo:color="#000000" fo:font-size="13pt" style:font-size-asian="13pt"/>
    </style:style>
    <style:style style:name="P176" style:parent-style-name="Textbody" style:family="paragraph">
      <style:text-properties style:font-name="WenQuanYi Micro Hei" fo:color="#000000" fo:font-size="10pt" style:font-size-asian="10pt"/>
    </style:style>
    <style:style style:name="P177" style:parent-style-name="Textbody" style:family="paragraph">
      <style:text-properties style:font-name-asian="WenQuanYi Micro Hei" fo:color="#000000" fo:font-size="13pt" style:font-size-asian="13pt"/>
    </style:style>
    <style:style style:name="P178" style:parent-style-name="Textbody" style:family="paragraph">
      <style:text-properties style:font-name="WenQuanYi Micro Hei" fo:color="#000000" fo:font-size="10pt" style:font-size-asian="10pt"/>
    </style:style>
    <style:style style:name="P179" style:parent-style-name="Textbody" style:family="paragraph">
      <style:text-properties style:font-name-asian="WenQuanYi Micro Hei" fo:color="#000000" fo:font-size="13pt" style:font-size-asian="13pt"/>
    </style:style>
    <style:style style:name="P180" style:parent-style-name="Textbody" style:family="paragraph">
      <style:text-properties style:font-name="WenQuanYi Micro Hei" fo:color="#000000" fo:font-size="10pt" style:font-size-asian="10pt"/>
    </style:style>
    <style:style style:name="P181" style:parent-style-name="Textbody" style:family="paragraph">
      <style:text-properties style:font-name-asian="WenQuanYi Micro Hei" fo:color="#000000" fo:font-size="13pt" style:font-size-asian="13pt"/>
    </style:style>
    <style:style style:name="P182" style:parent-style-name="Textbody" style:family="paragraph">
      <style:text-properties style:font-name="WenQuanYi Micro Hei" fo:color="#000000" fo:font-size="10pt" style:font-size-asian="10pt"/>
    </style:style>
    <style:style style:name="T183" style:parent-style-name="預設段落字型" style:family="text">
      <style:text-properties style:font-name-asian="WenQuanYi Micro Hei" fo:color="#000000" fo:font-size="13pt" style:font-size-asian="13pt"/>
    </style:style>
    <style:style style:name="T184" style:parent-style-name="預設段落字型" style:family="text">
      <style:text-properties style:font-name-asian="WenQuanYi Micro Hei" fo:color="#FF0000" fo:font-size="13pt" style:font-size-asian="13pt"/>
    </style:style>
    <style:style style:name="T185" style:parent-style-name="預設段落字型" style:family="text">
      <style:text-properties style:font-name-asian="WenQuanYi Micro Hei" fo:color="#000000" fo:font-size="13pt" style:font-size-asian="13pt"/>
    </style:style>
    <style:style style:name="T186" style:parent-style-name="預設段落字型" style:family="text">
      <style:text-properties style:font-name="WenQuanYi Micro Hei" fo:color="#000000" fo:font-size="10pt" style:font-size-asian="10pt"/>
    </style:style>
    <style:style style:name="T187" style:parent-style-name="預設段落字型" style:family="text">
      <style:text-properties style:font-name="WenQuanYi Micro Hei" fo:color="#FF0000" fo:font-size="10pt" style:font-size-asian="10pt"/>
    </style:style>
    <style:style style:name="T188" style:parent-style-name="預設段落字型" style:family="text">
      <style:text-properties style:font-name="WenQuanYi Micro Hei" fo:color="#000000" fo:font-size="10pt" style:font-size-asian="10pt"/>
    </style:style>
    <style:style style:name="T189" style:parent-style-name="預設段落字型" style:family="text">
      <style:text-properties style:font-name-asian="WenQuanYi Micro Hei" fo:color="#000000" fo:font-size="13pt" style:font-size-asian="13pt"/>
    </style:style>
    <style:style style:name="T190" style:parent-style-name="預設段落字型" style:family="text">
      <style:text-properties style:font-name="WenQuanYi Micro Hei" fo:color="#000000" fo:font-size="13pt" style:font-size-asian="13pt"/>
    </style:style>
    <style:style style:name="T191" style:parent-style-name="預設段落字型" style:family="text">
      <style:text-properties style:font-name-asian="WenQuanYi Micro Hei" fo:color="#000000" fo:font-size="13pt" style:font-size-asian="13pt"/>
    </style:style>
    <style:style style:name="T192" style:parent-style-name="預設段落字型" style:family="text">
      <style:text-properties style:font-name-asian="WenQuanYi Micro Hei" fo:color="#FF0000" fo:font-size="13pt" style:font-size-asian="13pt"/>
    </style:style>
    <style:style style:name="T193" style:parent-style-name="預設段落字型" style:family="text">
      <style:text-properties style:font-name="WenQuanYi Micro Hei" fo:color="#FF0000" fo:font-size="13pt" style:font-size-asian="13pt"/>
    </style:style>
    <style:style style:name="T194" style:parent-style-name="預設段落字型" style:family="text">
      <style:text-properties style:font-name-asian="WenQuanYi Micro Hei" fo:color="#FF0000" fo:font-size="13pt" style:font-size-asian="13pt"/>
    </style:style>
    <style:style style:name="T195" style:parent-style-name="預設段落字型" style:family="text">
      <style:text-properties style:font-name-asian="WenQuanYi Micro Hei" fo:color="#000000" fo:font-size="13pt" style:font-size-asian="13pt"/>
    </style:style>
    <style:style style:name="T196" style:parent-style-name="預設段落字型" style:family="text">
      <style:text-properties style:font-name="WenQuanYi Micro Hei" fo:color="#000000" fo:font-size="10pt" style:font-size-asian="10pt"/>
    </style:style>
    <style:style style:name="T197" style:parent-style-name="預設段落字型" style:family="text">
      <style:text-properties style:font-name="WenQuanYi Micro Hei" fo:color="#FF0000" fo:font-size="10pt" style:font-size-asian="10pt"/>
    </style:style>
    <style:style style:name="T198" style:parent-style-name="預設段落字型" style:family="text">
      <style:text-properties style:font-name="WenQuanYi Micro Hei" fo:color="#000000" fo:font-size="10pt" style:font-size-asian="10pt"/>
    </style:style>
    <style:style style:name="T199" style:parent-style-name="預設段落字型" style:family="text">
      <style:text-properties style:font-name-asian="WenQuanYi Micro Hei" fo:color="#000000" fo:font-size="13pt" style:font-size-asian="13pt"/>
    </style:style>
    <style:style style:name="T200" style:parent-style-name="預設段落字型" style:family="text">
      <style:text-properties style:font-name-asian="WenQuanYi Micro Hei" fo:color="#FF0000" fo:font-size="13pt" style:font-size-asian="13pt"/>
    </style:style>
    <style:style style:name="T201" style:parent-style-name="預設段落字型" style:family="text">
      <style:text-properties style:font-name-asian="WenQuanYi Micro Hei" fo:color="#000000" fo:font-size="13pt" style:font-size-asian="13pt"/>
    </style:style>
    <style:style style:name="T202" style:parent-style-name="預設段落字型" style:family="text">
      <style:text-properties style:font-name="WenQuanYi Micro Hei" fo:color="#000000" fo:font-size="13pt" style:font-size-asian="13pt"/>
    </style:style>
    <style:style style:name="T203" style:parent-style-name="預設段落字型" style:family="text">
      <style:text-properties style:font-name-asian="WenQuanYi Micro Hei" fo:color="#000000" fo:font-size="13pt" style:font-size-asian="13pt"/>
    </style:style>
    <style:style style:name="T204" style:parent-style-name="預設段落字型" style:family="text">
      <style:text-properties style:font-name="WenQuanYi Micro Hei" fo:color="#000000" fo:font-size="10pt" style:font-size-asian="10pt"/>
    </style:style>
    <style:style style:name="T205" style:parent-style-name="預設段落字型" style:family="text">
      <style:text-properties style:font-name="WenQuanYi Micro Hei" fo:color="#FF0000" fo:font-size="10pt" style:font-size-asian="10pt"/>
    </style:style>
    <style:style style:name="T206" style:parent-style-name="預設段落字型" style:family="text">
      <style:text-properties style:font-name="WenQuanYi Micro Hei" fo:color="#FF0000" fo:font-size="10pt" style:font-size-asian="10pt"/>
    </style:style>
    <style:style style:name="T207" style:parent-style-name="預設段落字型" style:family="text">
      <style:text-properties style:font-name="WenQuanYi Micro Hei" fo:color="#000000" fo:font-size="10pt" style:font-size-asian="10pt"/>
    </style:style>
    <style:style style:name="P208" style:parent-style-name="Textbody" style:family="paragraph">
      <style:text-properties style:font-name-asian="WenQuanYi Micro Hei" fo:color="#000000" fo:font-size="13pt" style:font-size-asian="13pt"/>
    </style:style>
    <style:style style:name="P209" style:parent-style-name="Textbody" style:family="paragraph">
      <style:text-properties style:font-name="WenQuanYi Micro Hei" fo:color="#000000" fo:font-size="10pt" style:font-size-asian="10pt"/>
    </style:style>
    <style:style style:name="P210" style:parent-style-name="Textbody" style:family="paragraph">
      <style:text-properties style:font-name-asian="WenQuanYi Micro Hei" fo:color="#000000" fo:font-size="13pt" style:font-size-asian="13pt"/>
    </style:style>
    <style:style style:name="P211" style:parent-style-name="Textbody" style:family="paragraph">
      <style:text-properties style:font-name="WenQuanYi Micro Hei" fo:color="#000000" fo:font-size="10pt" style:font-size-asian="10pt"/>
    </style:style>
    <style:style style:name="P212" style:parent-style-name="Textbody" style:family="paragraph">
      <style:text-properties style:font-name-asian="WenQuanYi Micro Hei" fo:color="#000000" fo:font-size="13pt" style:font-size-asian="13pt"/>
    </style:style>
    <style:style style:name="P213" style:parent-style-name="Textbody" style:family="paragraph">
      <style:text-properties style:font-name="WenQuanYi Micro Hei" fo:color="#000000" fo:font-size="10pt" style:font-size-asian="10pt"/>
    </style:style>
    <style:style style:name="P214" style:parent-style-name="Textbody" style:family="paragraph">
      <style:text-properties style:font-name-asian="WenQuanYi Micro Hei" fo:color="#000000" fo:font-size="13pt" style:font-size-asian="13pt"/>
    </style:style>
    <style:style style:name="P215" style:parent-style-name="Textbody" style:family="paragraph">
      <style:text-properties style:font-name="WenQuanYi Micro Hei" fo:color="#000000" fo:font-size="10pt" style:font-size-asian="10pt"/>
    </style:style>
    <style:style style:name="P216" style:parent-style-name="Textbody" style:family="paragraph">
      <style:text-properties style:font-name-asian="WenQuanYi Micro Hei" fo:color="#000000" fo:font-size="13pt" style:font-size-asian="13pt"/>
    </style:style>
    <style:style style:name="P217" style:parent-style-name="Textbody" style:family="paragraph">
      <style:text-properties style:font-name="WenQuanYi Micro Hei" fo:color="#000000" fo:font-size="10pt" style:font-size-asian="10pt"/>
    </style:style>
    <style:style style:name="P218" style:parent-style-name="Textbody" style:family="paragraph">
      <style:text-properties fo:color="#000000" fo:font-size="13pt" style:font-size-asian="13pt"/>
    </style:style>
    <style:style style:name="P219" style:parent-style-name="Textbody" style:family="paragraph">
      <style:text-properties style:font-name-asian="WenQuanYi Micro Hei" fo:color="#000000" fo:font-size="13pt" style:font-size-asian="13pt"/>
    </style:style>
    <style:style style:name="P220" style:parent-style-name="Textbody" style:family="paragraph">
      <style:text-properties style:font-name="WenQuanYi Micro Hei" fo:color="#000000" fo:font-size="10pt" style:font-size-asian="10pt"/>
    </style:style>
    <style:style style:name="P221" style:parent-style-name="Textbody" style:family="paragraph">
      <style:text-properties style:font-name-asian="WenQuanYi Micro Hei" fo:color="#000000" fo:font-size="13pt" style:font-size-asian="13pt"/>
    </style:style>
    <style:style style:name="P222" style:parent-style-name="Textbody" style:family="paragraph">
      <style:text-properties style:font-name="WenQuanYi Micro Hei" fo:color="#000000" fo:font-size="10pt" style:font-size-asian="10pt"/>
    </style:style>
    <style:style style:name="P223" style:parent-style-name="Textbody" style:family="paragraph">
      <style:text-properties style:font-name-asian="WenQuanYi Micro Hei" fo:color="#000000" fo:font-size="13pt" style:font-size-asian="13pt"/>
    </style:style>
    <style:style style:name="P224" style:parent-style-name="Textbody" style:family="paragraph">
      <style:text-properties style:font-name="WenQuanYi Micro Hei" fo:color="#000000" fo:font-size="10pt" style:font-size-asian="10pt"/>
    </style:style>
    <style:style style:name="T225" style:parent-style-name="預設段落字型" style:family="text">
      <style:text-properties style:font-name-asian="WenQuanYi Micro Hei" fo:color="#000000" fo:font-size="13pt" style:font-size-asian="13pt"/>
    </style:style>
    <style:style style:name="T226" style:parent-style-name="預設段落字型" style:family="text">
      <style:text-properties style:font-name="WenQuanYi Micro Hei" fo:color="#000000" fo:font-size="13pt" style:font-size-asian="13pt"/>
    </style:style>
    <style:style style:name="T227" style:parent-style-name="預設段落字型" style:family="text">
      <style:text-properties style:font-name-asian="WenQuanYi Micro Hei" fo:color="#000000" fo:font-size="13pt" style:font-size-asian="13pt"/>
    </style:style>
    <style:style style:name="P228" style:parent-style-name="Textbody" style:family="paragraph">
      <style:text-properties style:font-name="WenQuanYi Micro Hei" fo:color="#000000" fo:font-size="10pt" style:font-size-asian="10pt"/>
    </style:style>
    <style:style style:name="P229" style:parent-style-name="Textbody" style:family="paragraph">
      <style:text-properties style:font-name-asian="WenQuanYi Micro Hei" fo:color="#000000" fo:font-size="13pt" style:font-size-asian="13pt"/>
    </style:style>
    <style:style style:name="P230" style:parent-style-name="Textbody" style:family="paragraph">
      <style:text-properties style:font-name="WenQuanYi Micro Hei" fo:color="#000000" fo:font-size="10pt" style:font-size-asian="10pt"/>
    </style:style>
    <style:style style:name="P231" style:parent-style-name="Textbody" style:family="paragraph">
      <style:text-properties style:font-name-asian="WenQuanYi Micro Hei" fo:color="#000000" fo:font-size="13pt" style:font-size-asian="13pt"/>
    </style:style>
    <style:style style:name="P232" style:parent-style-name="Textbody" style:family="paragraph">
      <style:text-properties style:font-name="WenQuanYi Micro Hei" fo:color="#000000" fo:font-size="10pt" style:font-size-asian="10pt"/>
    </style:style>
    <style:style style:name="P233" style:parent-style-name="Textbody" style:family="paragraph">
      <style:text-properties style:font-name-asian="WenQuanYi Micro Hei" fo:color="#000000" fo:font-size="13pt" style:font-size-asian="13pt"/>
    </style:style>
    <style:style style:name="P234" style:parent-style-name="Textbody" style:family="paragraph">
      <style:text-properties style:font-name="WenQuanYi Micro Hei" fo:color="#000000" fo:font-size="10pt" style:font-size-asian="10pt"/>
    </style:style>
    <style:style style:name="P235" style:parent-style-name="Textbody" style:family="paragraph">
      <style:text-properties style:font-name-asian="WenQuanYi Micro Hei" fo:color="#000000" fo:font-size="13pt" style:font-size-asian="13pt"/>
    </style:style>
    <style:style style:name="P236" style:parent-style-name="Textbody" style:family="paragraph">
      <style:text-properties style:font-name="WenQuanYi Micro Hei" fo:color="#000000" fo:font-size="10pt" style:font-size-asian="10pt"/>
    </style:style>
    <style:style style:name="P237" style:parent-style-name="Textbody" style:family="paragraph">
      <style:text-properties style:font-name-asian="WenQuanYi Micro Hei" fo:color="#000000" fo:font-size="13pt" style:font-size-asian="13pt"/>
    </style:style>
    <style:style style:name="P238" style:parent-style-name="Textbody" style:family="paragraph">
      <style:text-properties style:font-name="WenQuanYi Micro Hei" fo:color="#000000" fo:font-size="10pt" style:font-size-asian="10pt"/>
    </style:style>
    <style:style style:name="P239" style:parent-style-name="Textbody" style:family="paragraph">
      <style:text-properties style:font-name-asian="WenQuanYi Micro Hei" fo:color="#000000" fo:font-size="13pt" style:font-size-asian="13pt"/>
    </style:style>
    <style:style style:name="P240" style:parent-style-name="Textbody" style:family="paragraph">
      <style:text-properties style:font-name="WenQuanYi Micro Hei" fo:color="#000000" fo:font-size="10pt" style:font-size-asian="10pt"/>
    </style:style>
    <style:style style:name="P241" style:parent-style-name="Textbody" style:family="paragraph">
      <style:text-properties style:font-name-asian="WenQuanYi Micro Hei" fo:color="#000000" fo:font-size="13pt" style:font-size-asian="13pt"/>
    </style:style>
    <style:style style:name="P242" style:parent-style-name="Textbody" style:family="paragraph">
      <style:text-properties style:font-name="WenQuanYi Micro Hei" fo:color="#000000" fo:font-size="10pt" style:font-size-asian="10pt"/>
    </style:style>
    <style:style style:name="P243" style:parent-style-name="Textbody" style:family="paragraph">
      <style:text-properties style:font-name-asian="WenQuanYi Micro Hei" fo:color="#000000" fo:font-size="13pt" style:font-size-asian="13pt"/>
    </style:style>
    <style:style style:name="P244" style:parent-style-name="Textbody" style:family="paragraph">
      <style:text-properties style:font-name="WenQuanYi Micro Hei" fo:color="#000000" fo:font-size="10pt" style:font-size-asian="10pt"/>
    </style:style>
    <style:style style:name="P245" style:parent-style-name="Textbody" style:family="paragraph">
      <style:text-properties style:font-name-asian="WenQuanYi Micro Hei" fo:color="#000000" fo:font-size="13pt" style:font-size-asian="13pt"/>
    </style:style>
    <style:style style:name="P246" style:parent-style-name="Textbody" style:family="paragraph">
      <style:text-properties style:font-name="WenQuanYi Micro Hei" fo:color="#000000" fo:font-size="10pt" style:font-size-asian="10pt"/>
    </style:style>
    <style:style style:name="P247" style:parent-style-name="Textbody" style:family="paragraph">
      <style:text-properties style:font-name-asian="WenQuanYi Micro Hei" fo:color="#000000" fo:font-size="13pt" style:font-size-asian="13pt"/>
    </style:style>
    <style:style style:name="P248" style:parent-style-name="Textbody" style:family="paragraph">
      <style:text-properties style:font-name="WenQuanYi Micro Hei" fo:color="#000000" fo:font-size="10pt" style:font-size-asian="10pt"/>
    </style:style>
    <style:style style:name="P249" style:parent-style-name="Textbody" style:family="paragraph">
      <style:text-properties style:font-name-asian="WenQuanYi Micro Hei" fo:color="#000000" fo:font-size="13pt" style:font-size-asian="13pt"/>
    </style:style>
    <style:style style:name="P250" style:parent-style-name="Textbody" style:family="paragraph">
      <style:text-properties style:font-name="WenQuanYi Micro Hei" fo:color="#000000" fo:font-size="10pt" style:font-size-asian="10pt"/>
    </style:style>
    <style:style style:name="P251" style:parent-style-name="Textbody" style:family="paragraph">
      <style:text-properties style:font-name-asian="WenQuanYi Micro Hei" fo:color="#000000" fo:font-size="13pt" style:font-size-asian="13pt"/>
    </style:style>
    <style:style style:name="P252" style:parent-style-name="Textbody" style:family="paragraph">
      <style:text-properties style:font-name="WenQuanYi Micro Hei" fo:color="#000000" fo:font-size="10pt" style:font-size-asian="10pt"/>
    </style:style>
    <style:style style:name="P253" style:parent-style-name="Textbody" style:family="paragraph">
      <style:text-properties style:font-name-asian="WenQuanYi Micro Hei" fo:color="#000000" fo:font-size="13pt" style:font-size-asian="13pt"/>
    </style:style>
    <style:style style:name="P254" style:parent-style-name="Textbody" style:family="paragraph">
      <style:text-properties style:font-name="WenQuanYi Micro Hei" fo:color="#000000" fo:font-size="10pt" style:font-size-asian="10pt"/>
    </style:style>
    <style:style style:name="T255" style:parent-style-name="預設段落字型" style:family="text">
      <style:text-properties style:font-name-asian="WenQuanYi Micro Hei" fo:color="#000000" fo:font-size="13pt" style:font-size-asian="13pt"/>
    </style:style>
    <style:style style:name="T256" style:parent-style-name="預設段落字型" style:family="text">
      <style:text-properties style:font-name="WenQuanYi Micro Hei" fo:color="#000000" fo:font-size="13pt" style:font-size-asian="13pt"/>
    </style:style>
    <style:style style:name="T257" style:parent-style-name="預設段落字型" style:family="text">
      <style:text-properties style:font-name-asian="WenQuanYi Micro Hei" fo:color="#000000" fo:font-size="13pt" style:font-size-asian="13pt"/>
    </style:style>
    <style:style style:name="P258" style:parent-style-name="Textbody" style:family="paragraph">
      <style:text-properties style:font-name="WenQuanYi Micro Hei" fo:color="#000000" fo:font-size="10pt" style:font-size-asian="10pt"/>
    </style:style>
    <style:style style:name="P259" style:parent-style-name="Textbody" style:family="paragraph">
      <style:text-properties style:font-name-asian="WenQuanYi Micro Hei" fo:color="#000000" fo:font-size="13pt" style:font-size-asian="13pt"/>
    </style:style>
    <style:style style:name="P260" style:parent-style-name="Textbody" style:family="paragraph">
      <style:text-properties style:font-name="WenQuanYi Micro Hei" fo:color="#000000" fo:font-size="10pt" style:font-size-asian="10pt"/>
    </style:style>
    <style:style style:name="P261" style:parent-style-name="Textbody" style:family="paragraph">
      <style:text-properties style:font-name="WenQuanYi Micro Hei" style:font-name-asian="WenQuanYi Micro Hei" fo:color="#000000" fo:font-size="13pt" style:font-size-asian="13pt"/>
    </style:style>
    <style:style style:name="P262" style:parent-style-name="Textbody" style:family="paragraph">
      <style:text-properties style:font-name="WenQuanYi Micro Hei" fo:color="#000000" fo:font-size="10pt" style:font-size-asian="10pt"/>
    </style:style>
    <style:style style:name="T263" style:parent-style-name="預設段落字型" style:family="text">
      <style:text-properties style:font-name-asian="WenQuanYi Micro Hei" fo:color="#000000" fo:font-size="13pt" style:font-size-asian="13pt"/>
    </style:style>
    <style:style style:name="P264" style:parent-style-name="Textbody" style:family="paragraph">
      <style:text-properties style:font-name="WenQuanYi Micro Hei" fo:color="#000000" fo:font-size="10pt" style:font-size-asian="10pt"/>
    </style:style>
    <style:style style:name="P265" style:parent-style-name="Textbody" style:family="paragraph">
      <style:text-properties style:font-name-asian="WenQuanYi Micro Hei" fo:color="#000000" fo:font-size="13pt" style:font-size-asian="13pt"/>
    </style:style>
    <style:style style:name="P266" style:parent-style-name="Textbody" style:family="paragraph">
      <style:text-properties style:font-name="WenQuanYi Micro Hei" fo:color="#000000" fo:font-size="10pt" style:font-size-asian="10pt"/>
    </style:style>
    <style:style style:name="T267" style:parent-style-name="預設段落字型" style:family="text">
      <style:text-properties style:font-name-asian="WenQuanYi Micro Hei" fo:color="#000000" fo:font-size="13pt" style:font-size-asian="13pt"/>
    </style:style>
    <style:style style:name="T268" style:parent-style-name="預設段落字型" style:family="text">
      <style:text-properties style:font-name-asian="WenQuanYi Micro Hei" fo:color="#FF0000" fo:font-size="13pt" style:font-size-asian="13pt"/>
    </style:style>
    <style:style style:name="T269" style:parent-style-name="預設段落字型" style:family="text">
      <style:text-properties style:font-name-asian="WenQuanYi Micro Hei" fo:color="#000000" fo:font-size="13pt" style:font-size-asian="13pt"/>
    </style:style>
    <style:style style:name="T270" style:parent-style-name="預設段落字型" style:family="text">
      <style:text-properties style:font-name="WenQuanYi Micro Hei" fo:color="#000000" fo:font-size="10pt" style:font-size-asian="10pt"/>
    </style:style>
    <style:style style:name="T271" style:parent-style-name="預設段落字型" style:family="text">
      <style:text-properties style:font-name="WenQuanYi Micro Hei" fo:color="#FF0000" fo:font-size="10pt" style:font-size-asian="10pt"/>
    </style:style>
    <style:style style:name="T272" style:parent-style-name="預設段落字型" style:family="text">
      <style:text-properties style:font-name="WenQuanYi Micro Hei" fo:color="#000000" fo:font-size="10pt" style:font-size-asian="10pt"/>
    </style:style>
    <style:style style:name="T273" style:parent-style-name="預設段落字型" style:family="text">
      <style:text-properties style:font-name-asian="WenQuanYi Micro Hei" fo:color="#000000" fo:font-size="13pt" style:font-size-asian="13pt"/>
    </style:style>
    <style:style style:name="T274" style:parent-style-name="預設段落字型" style:family="text">
      <style:text-properties style:font-name="WenQuanYi Micro Hei" fo:color="#000000" fo:font-size="13pt" style:font-size-asian="13pt"/>
    </style:style>
    <style:style style:name="T275" style:parent-style-name="預設段落字型" style:family="text">
      <style:text-properties style:font-name-asian="WenQuanYi Micro Hei" fo:color="#000000" fo:font-size="13pt" style:font-size-asian="13pt"/>
    </style:style>
    <style:style style:name="T276" style:parent-style-name="預設段落字型" style:family="text">
      <style:text-properties style:font-name="WenQuanYi Micro Hei" fo:color="#000000" fo:font-size="13pt" style:font-size-asian="13pt"/>
    </style:style>
    <style:style style:name="P277" style:parent-style-name="Textbody" style:family="paragraph">
      <style:text-properties style:font-name="WenQuanYi Micro Hei" fo:color="#000000" fo:font-size="10pt" style:font-size-asian="10pt"/>
    </style:style>
    <style:style style:name="P278" style:parent-style-name="Textbody" style:family="paragraph">
      <style:text-properties style:font-name-asian="WenQuanYi Micro Hei" fo:color="#000000" fo:font-size="13pt" style:font-size-asian="13pt"/>
    </style:style>
    <style:style style:name="P279" style:parent-style-name="Textbody" style:family="paragraph">
      <style:text-properties style:font-name="WenQuanYi Micro Hei" fo:color="#000000" fo:font-size="10pt" style:font-size-asian="10pt"/>
    </style:style>
    <style:style style:name="P280" style:parent-style-name="Textbody" style:family="paragraph">
      <style:text-properties style:font-name-asian="WenQuanYi Micro Hei" fo:color="#000000" fo:font-size="13pt" style:font-size-asian="13pt"/>
    </style:style>
    <style:style style:name="P281" style:parent-style-name="Textbody" style:family="paragraph">
      <style:text-properties style:font-name="WenQuanYi Micro Hei" fo:color="#000000" fo:font-size="10pt" style:font-size-asian="10pt"/>
    </style:style>
    <style:style style:name="P282" style:parent-style-name="Textbody" style:family="paragraph">
      <style:text-properties style:font-name-asian="WenQuanYi Micro Hei" fo:color="#000000" fo:font-size="13pt" style:font-size-asian="13pt"/>
    </style:style>
    <style:style style:name="P283" style:parent-style-name="Textbody" style:family="paragraph">
      <style:text-properties style:font-name="WenQuanYi Micro Hei" fo:color="#000000" fo:font-size="10pt" style:font-size-asian="10pt"/>
    </style:style>
    <style:style style:name="P284" style:parent-style-name="Textbody" style:family="paragraph">
      <style:text-properties style:font-name-asian="WenQuanYi Micro Hei" fo:color="#000000" fo:font-size="13pt" style:font-size-asian="13pt"/>
    </style:style>
    <style:style style:name="P285" style:parent-style-name="Textbody" style:family="paragraph">
      <style:text-properties style:font-name="WenQuanYi Micro Hei" fo:color="#000000" fo:font-size="10pt" style:font-size-asian="10pt"/>
    </style:style>
    <style:style style:name="T286" style:parent-style-name="預設段落字型" style:family="text">
      <style:text-properties style:font-name-asian="WenQuanYi Micro Hei" fo:color="#FF0000" fo:font-size="13pt" style:font-size-asian="13pt"/>
    </style:style>
    <style:style style:name="T287" style:parent-style-name="預設段落字型" style:family="text">
      <style:text-properties style:font-name-asian="WenQuanYi Micro Hei" fo:color="#000000" fo:font-size="13pt" style:font-size-asian="13pt"/>
    </style:style>
    <style:style style:name="T288" style:parent-style-name="預設段落字型" style:family="text">
      <style:text-properties style:font-name="WenQuanYi Micro Hei" fo:color="#FF0000" fo:font-size="10pt" style:font-size-asian="10pt"/>
    </style:style>
    <style:style style:name="T289" style:parent-style-name="預設段落字型" style:family="text">
      <style:text-properties style:font-name="WenQuanYi Micro Hei" fo:color="#FF0000" fo:font-size="10pt" style:font-size-asian="10pt"/>
    </style:style>
    <style:style style:name="T290" style:parent-style-name="預設段落字型" style:family="text">
      <style:text-properties style:font-name="WenQuanYi Micro Hei" fo:color="#000000" fo:font-size="10pt" style:font-size-asian="10pt"/>
    </style:style>
    <style:style style:name="P291" style:parent-style-name="Textbody" style:family="paragraph">
      <style:text-properties style:font-name-asian="WenQuanYi Micro Hei" fo:color="#000000" fo:font-size="13pt" style:font-size-asian="13pt"/>
    </style:style>
    <style:style style:name="P292" style:parent-style-name="Textbody" style:family="paragraph">
      <style:text-properties style:font-name="WenQuanYi Micro Hei" fo:color="#000000" fo:font-size="10pt" style:font-size-asian="10pt"/>
    </style:style>
    <style:style style:name="P293" style:parent-style-name="Textbody" style:family="paragraph">
      <style:text-properties style:font-name-asian="WenQuanYi Micro Hei" fo:color="#000000" fo:font-size="13pt" style:font-size-asian="13pt"/>
    </style:style>
    <style:style style:name="P294" style:parent-style-name="Textbody" style:family="paragraph">
      <style:text-properties style:font-name="WenQuanYi Micro Hei" fo:color="#000000" fo:font-size="10pt" style:font-size-asian="10pt"/>
    </style:style>
    <style:style style:name="P295" style:parent-style-name="Textbody" style:family="paragraph">
      <style:text-properties style:font-name-asian="WenQuanYi Micro Hei" fo:color="#000000" fo:font-size="13pt" style:font-size-asian="13pt"/>
    </style:style>
    <style:style style:name="P296" style:parent-style-name="Textbody" style:family="paragraph">
      <style:text-properties style:font-name="WenQuanYi Micro Hei" fo:color="#000000" fo:font-size="10pt" style:font-size-asian="10pt"/>
    </style:style>
    <style:style style:name="T297" style:parent-style-name="預設段落字型" style:family="text">
      <style:text-properties style:font-name-asian="WenQuanYi Micro Hei" fo:color="#FF0000" fo:font-size="13pt" style:font-size-asian="13pt"/>
    </style:style>
    <style:style style:name="T298" style:parent-style-name="預設段落字型" style:family="text">
      <style:text-properties style:font-name-asian="WenQuanYi Micro Hei" fo:color="#000000" fo:font-size="13pt" style:font-size-asian="13pt"/>
    </style:style>
    <style:style style:name="T299" style:parent-style-name="預設段落字型" style:family="text">
      <style:text-properties style:font-name="WenQuanYi Micro Hei" fo:color="#FF0000" fo:font-size="10pt" style:font-size-asian="10pt"/>
    </style:style>
    <style:style style:name="T300" style:parent-style-name="預設段落字型" style:family="text">
      <style:text-properties style:font-name="WenQuanYi Micro Hei" fo:color="#FF0000" fo:font-size="10pt" style:font-size-asian="10pt"/>
    </style:style>
    <style:style style:name="T301" style:parent-style-name="預設段落字型" style:family="text">
      <style:text-properties style:font-name="WenQuanYi Micro Hei" fo:color="#FF0000" fo:font-size="10pt" style:font-size-asian="10pt"/>
    </style:style>
    <style:style style:name="T302" style:parent-style-name="預設段落字型" style:family="text">
      <style:text-properties style:font-name="WenQuanYi Micro Hei" fo:color="#000000" fo:font-size="10pt" style:font-size-asian="10pt"/>
    </style:style>
    <style:style style:name="P303" style:parent-style-name="Textbody" style:family="paragraph">
      <style:text-properties style:font-name-asian="WenQuanYi Micro Hei" fo:color="#000000" fo:font-size="13pt" style:font-size-asian="13pt"/>
    </style:style>
    <style:style style:name="P304" style:parent-style-name="Textbody" style:family="paragraph">
      <style:text-properties style:font-name="WenQuanYi Micro Hei" fo:color="#000000" fo:font-size="10pt" style:font-size-asian="10pt"/>
    </style:style>
    <style:style style:name="P305" style:parent-style-name="Textbody" style:family="paragraph">
      <style:text-properties style:font-name-asian="WenQuanYi Micro Hei" fo:color="#000000" fo:font-size="13pt" style:font-size-asian="13pt"/>
    </style:style>
    <style:style style:name="P306" style:parent-style-name="Textbody" style:family="paragraph">
      <style:text-properties style:font-name="WenQuanYi Micro Hei" fo:color="#000000" fo:font-size="10pt" style:font-size-asian="10pt"/>
    </style:style>
    <style:style style:name="P307" style:parent-style-name="Textbody" style:family="paragraph">
      <style:text-properties style:font-name-asian="WenQuanYi Micro Hei" fo:color="#000000" fo:font-size="13pt" style:font-size-asian="13pt"/>
    </style:style>
    <style:style style:name="P308" style:parent-style-name="Textbody" style:family="paragraph">
      <style:text-properties style:font-name="WenQuanYi Micro Hei" fo:color="#000000" fo:font-size="10pt" style:font-size-asian="10pt"/>
    </style:style>
    <style:style style:name="P309" style:parent-style-name="Textbody" style:family="paragraph">
      <style:text-properties style:font-name-asian="WenQuanYi Micro Hei" fo:color="#000000" fo:font-size="13pt" style:font-size-asian="13pt"/>
    </style:style>
    <style:style style:name="P310" style:parent-style-name="Textbody" style:family="paragraph">
      <style:text-properties style:font-name="WenQuanYi Micro Hei" fo:color="#000000" fo:font-size="10pt" style:font-size-asian="10pt"/>
    </style:style>
    <style:style style:name="P311" style:parent-style-name="Textbody" style:family="paragraph">
      <style:text-properties style:font-name-asian="WenQuanYi Micro Hei" fo:color="#000000" fo:font-size="13pt" style:font-size-asian="13pt"/>
    </style:style>
    <style:style style:name="P312" style:parent-style-name="Textbody" style:family="paragraph">
      <style:text-properties style:font-name="WenQuanYi Micro Hei" fo:color="#000000" fo:font-size="10pt" style:font-size-asian="10pt"/>
    </style:style>
    <style:style style:name="P313" style:parent-style-name="Textbody" style:family="paragraph">
      <style:text-properties style:font-name-asian="WenQuanYi Micro Hei" fo:color="#000000" fo:font-size="13pt" style:font-size-asian="13pt"/>
    </style:style>
    <style:style style:name="P314" style:parent-style-name="Textbody" style:family="paragraph">
      <style:text-properties style:font-name="WenQuanYi Micro Hei" fo:color="#000000" fo:font-size="10pt" style:font-size-asian="10pt"/>
    </style:style>
    <style:style style:name="P315" style:parent-style-name="Textbody" style:family="paragraph">
      <style:text-properties fo:color="#000000" fo:font-size="13pt" style:font-size-asian="13pt"/>
    </style:style>
    <style:style style:name="P316" style:parent-style-name="Textbody" style:family="paragraph">
      <style:text-properties style:font-name-asian="WenQuanYi Micro Hei" fo:color="#000000" fo:font-size="13pt" style:font-size-asian="13pt"/>
    </style:style>
    <style:style style:name="P317" style:parent-style-name="Textbody" style:family="paragraph">
      <style:text-properties style:font-name="WenQuanYi Micro Hei" fo:color="#000000" fo:font-size="10pt" style:font-size-asian="10pt"/>
    </style:style>
    <style:style style:name="P318" style:parent-style-name="Textbody" style:family="paragraph">
      <style:text-properties style:font-name-asian="WenQuanYi Micro Hei" fo:color="#000000" fo:font-size="13pt" style:font-size-asian="13pt"/>
    </style:style>
    <style:style style:name="P319" style:parent-style-name="Textbody" style:family="paragraph">
      <style:text-properties style:font-name="WenQuanYi Micro Hei" fo:color="#000000" fo:font-size="10pt" style:font-size-asian="10pt"/>
    </style:style>
    <style:style style:name="P320" style:parent-style-name="Textbody" style:family="paragraph">
      <style:text-properties style:font-name-asian="WenQuanYi Micro Hei" fo:color="#000000" fo:font-size="13pt" style:font-size-asian="13pt"/>
    </style:style>
    <style:style style:name="P321" style:parent-style-name="Textbody" style:family="paragraph">
      <style:text-properties style:font-name="WenQuanYi Micro Hei" fo:color="#000000" fo:font-size="10pt" style:font-size-asian="10pt"/>
    </style:style>
    <style:style style:name="P322" style:parent-style-name="Textbody" style:family="paragraph">
      <style:text-properties style:font-name-asian="WenQuanYi Micro Hei" fo:color="#000000" fo:font-size="13pt" style:font-size-asian="13pt"/>
    </style:style>
    <style:style style:name="P323" style:parent-style-name="Textbody" style:family="paragraph">
      <style:text-properties style:font-name="WenQuanYi Micro Hei" fo:color="#000000" fo:font-size="10pt" style:font-size-asian="10pt"/>
    </style:style>
    <style:style style:name="P324" style:parent-style-name="Textbody" style:family="paragraph">
      <style:text-properties style:font-name-asian="WenQuanYi Micro Hei" fo:color="#FF0000" fo:font-size="13pt" style:font-size-asian="13pt"/>
    </style:style>
    <style:style style:name="T325" style:parent-style-name="預設段落字型" style:family="text">
      <style:text-properties style:font-name="WenQuanYi Micro Hei" fo:color="#FF0000" fo:font-size="10pt" style:font-size-asian="10pt"/>
    </style:style>
    <style:style style:name="P326" style:parent-style-name="Textbody" style:family="paragraph">
      <style:text-properties style:font-name-asian="WenQuanYi Micro Hei" fo:color="#000000" fo:font-size="13pt" style:font-size-asian="13pt"/>
    </style:style>
    <style:style style:name="P327" style:parent-style-name="Textbody" style:family="paragraph">
      <style:text-properties style:font-name="WenQuanYi Micro Hei" fo:color="#000000" fo:font-size="10pt" style:font-size-asian="10pt"/>
    </style:style>
    <style:style style:name="P328" style:parent-style-name="Textbody" style:family="paragraph">
      <style:text-properties style:font-name-asian="WenQuanYi Micro Hei" fo:color="#000000" fo:font-size="13pt" style:font-size-asian="13pt"/>
    </style:style>
    <style:style style:name="P329" style:parent-style-name="Textbody" style:family="paragraph">
      <style:text-properties style:font-name="WenQuanYi Micro Hei" fo:color="#000000" fo:font-size="10pt" style:font-size-asian="10pt"/>
    </style:style>
    <style:style style:name="P330" style:parent-style-name="Textbody" style:family="paragraph">
      <style:text-properties style:font-name-asian="WenQuanYi Micro Hei" fo:color="#000000" fo:font-size="13pt" style:font-size-asian="13pt"/>
    </style:style>
    <style:style style:name="P331" style:parent-style-name="Textbody" style:family="paragraph">
      <style:text-properties style:font-name="WenQuanYi Micro Hei" fo:color="#000000" fo:font-size="10pt" style:font-size-asian="10pt"/>
    </style:style>
    <style:style style:name="P332" style:parent-style-name="Textbody" style:family="paragraph">
      <style:text-properties style:font-name-asian="WenQuanYi Micro Hei" fo:color="#FF0000" fo:font-size="13pt" style:font-size-asian="13pt"/>
    </style:style>
    <style:style style:name="T333" style:parent-style-name="預設段落字型" style:family="text">
      <style:text-properties style:font-name="WenQuanYi Micro Hei" fo:color="#FF0000" fo:font-size="10pt" style:font-size-asian="10pt"/>
    </style:style>
    <style:style style:name="P334" style:parent-style-name="Textbody" style:family="paragraph">
      <style:text-properties style:font-name-asian="WenQuanYi Micro Hei" fo:color="#FF0000" fo:font-size="13pt" style:font-size-asian="13pt"/>
    </style:style>
    <style:style style:name="T335" style:parent-style-name="預設段落字型" style:family="text">
      <style:text-properties style:font-name="WenQuanYi Micro Hei" fo:color="#FF0000" fo:font-size="10pt" style:font-size-asian="10pt"/>
    </style:style>
    <style:style style:name="P336" style:parent-style-name="Textbody" style:family="paragraph">
      <style:text-properties fo:color="#000000" fo:font-size="13pt" style:font-size-asian="13pt"/>
    </style:style>
    <style:style style:name="P337" style:parent-style-name="Textbody" style:family="paragraph">
      <style:text-properties style:font-name-asian="WenQuanYi Micro Hei" fo:color="#FF0000" fo:font-size="13pt" style:font-size-asian="13pt"/>
    </style:style>
    <style:style style:name="P338" style:parent-style-name="Textbody" style:family="paragraph">
      <style:text-properties style:font-name="WenQuanYi Micro Hei" fo:color="#FF0000" fo:font-size="10pt" style:font-size-asian="10pt"/>
    </style:style>
    <style:style style:name="P339" style:parent-style-name="Textbody" style:family="paragraph">
      <style:text-properties fo:color="#FF0000"/>
    </style:style>
    <style:style style:name="P340" style:parent-style-name="Textbody" style:family="paragraph">
      <style:text-properties style:font-name-asian="WenQuanYi Micro Hei" fo:color="#FF0000" fo:font-size="13pt" style:font-size-asian="13pt"/>
    </style:style>
    <style:style style:name="P341" style:parent-style-name="Textbody" style:family="paragraph">
      <style:text-properties style:font-name="WenQuanYi Micro Hei" fo:color="#FF0000" fo:font-size="10pt" style:font-size-asian="10pt"/>
    </style:style>
    <style:style style:name="P342" style:parent-style-name="Textbody" style:family="paragraph">
      <style:text-properties fo:color="#FF0000"/>
    </style:style>
    <style:style style:name="P343" style:parent-style-name="Textbody" style:family="paragraph">
      <style:text-properties style:font-name-asian="WenQuanYi Micro Hei" fo:color="#FF0000" fo:font-size="13pt" style:font-size-asian="13pt"/>
    </style:style>
    <style:style style:name="P344" style:parent-style-name="Textbody" style:family="paragraph">
      <style:text-properties style:font-name="WenQuanYi Micro Hei" fo:color="#FF0000" fo:font-size="10pt" style:font-size-asian="10pt"/>
    </style:style>
    <style:style style:name="P345" style:parent-style-name="Textbody" style:family="paragraph">
      <style:text-properties style:font-name-asian="WenQuanYi Micro Hei" fo:color="#000000" fo:font-size="13pt" style:font-size-asian="13pt"/>
    </style:style>
    <style:style style:name="P346" style:parent-style-name="Textbody" style:family="paragraph">
      <style:text-properties style:font-name="WenQuanYi Micro Hei" fo:color="#000000" fo:font-size="10pt" style:font-size-asian="10pt"/>
    </style:style>
    <style:style style:name="P347" style:parent-style-name="Textbody" style:family="paragraph">
      <style:text-properties style:font-name-asian="WenQuanYi Micro Hei" fo:color="#000000" fo:font-size="13pt" style:font-size-asian="13pt"/>
    </style:style>
    <style:style style:name="P348" style:parent-style-name="Textbody" style:family="paragraph">
      <style:text-properties style:font-name="WenQuanYi Micro Hei" fo:color="#000000" fo:font-size="10pt" style:font-size-asian="10pt"/>
    </style:style>
    <style:style style:name="P349" style:parent-style-name="Textbody" style:family="paragraph">
      <style:text-properties style:font-name-asian="WenQuanYi Micro Hei" fo:color="#000000" fo:font-size="13pt" style:font-size-asian="13pt"/>
    </style:style>
    <style:style style:name="P350" style:parent-style-name="Textbody" style:family="paragraph">
      <style:text-properties style:font-name="WenQuanYi Micro Hei" fo:color="#000000" fo:font-size="10pt" style:font-size-asian="10pt"/>
    </style:style>
    <style:style style:name="P351" style:parent-style-name="Textbody" style:family="paragraph">
      <style:text-properties style:font-name-asian="WenQuanYi Micro Hei" fo:color="#000000" fo:font-size="13pt" style:font-size-asian="13pt"/>
    </style:style>
    <style:style style:name="P352" style:parent-style-name="Textbody" style:family="paragraph">
      <style:text-properties style:font-name="WenQuanYi Micro Hei" fo:color="#000000" fo:font-size="10pt" style:font-size-asian="10pt"/>
    </style:style>
    <style:style style:name="P353" style:parent-style-name="Textbody" style:family="paragraph">
      <style:text-properties style:font-name-asian="WenQuanYi Micro Hei" fo:color="#000000" fo:font-size="13pt" style:font-size-asian="13pt"/>
    </style:style>
    <style:style style:name="P354" style:parent-style-name="Textbody" style:family="paragraph">
      <style:text-properties style:font-name="WenQuanYi Micro Hei" fo:color="#000000" fo:font-size="10pt" style:font-size-asian="10pt"/>
    </style:style>
    <style:style style:name="P355" style:parent-style-name="Textbody" style:family="paragraph">
      <style:text-properties style:font-name-asian="WenQuanYi Micro Hei" fo:color="#000000" fo:font-size="13pt" style:font-size-asian="13pt"/>
    </style:style>
    <style:style style:name="P356" style:parent-style-name="Textbody" style:family="paragraph">
      <style:text-properties style:font-name="WenQuanYi Micro Hei" fo:color="#000000" fo:font-size="10pt" style:font-size-asian="10pt"/>
    </style:style>
    <style:style style:name="P357" style:parent-style-name="Textbody" style:family="paragraph">
      <style:text-properties style:font-name-asian="WenQuanYi Micro Hei" fo:color="#FF0000" fo:font-size="13pt" style:font-size-asian="13pt"/>
    </style:style>
    <style:style style:name="T358" style:parent-style-name="預設段落字型" style:family="text">
      <style:text-properties style:font-name="WenQuanYi Micro Hei" fo:color="#FF0000" fo:font-size="10pt" style:font-size-asian="10pt"/>
    </style:style>
    <style:style style:name="T359" style:parent-style-name="預設段落字型" style:family="text">
      <style:text-properties style:font-name="WenQuanYi Micro Hei" fo:color="#000000" fo:font-size="10pt" style:font-size-asian="10pt"/>
    </style:style>
    <style:style style:name="P360" style:parent-style-name="Textbody" style:family="paragraph">
      <style:text-properties fo:color="#000000" fo:font-size="13pt" style:font-size-asian="13pt"/>
    </style:style>
    <style:style style:name="P361" style:parent-style-name="Textbody" style:family="paragraph">
      <style:text-properties style:font-name-asian="WenQuanYi Micro Hei" fo:color="#000000" fo:font-size="13pt" style:font-size-asian="13pt"/>
    </style:style>
    <style:style style:name="P362" style:parent-style-name="Textbody" style:family="paragraph">
      <style:text-properties style:font-name="WenQuanYi Micro Hei" fo:color="#000000" fo:font-size="10pt" style:font-size-asian="10pt"/>
    </style:style>
    <style:style style:name="P363" style:parent-style-name="Textbody" style:family="paragraph">
      <style:text-properties style:font-name-asian="WenQuanYi Micro Hei" fo:color="#FF0000" fo:font-size="13pt" style:font-size-asian="13pt"/>
    </style:style>
    <style:style style:name="T364" style:parent-style-name="預設段落字型" style:family="text">
      <style:text-properties style:font-name="WenQuanYi Micro Hei" fo:color="#FF0000" fo:font-size="10pt" style:font-size-asian="10pt"/>
    </style:style>
    <style:style style:name="P365" style:parent-style-name="Textbody" style:family="paragraph">
      <style:text-properties style:font-name-asian="WenQuanYi Micro Hei" fo:color="#000000" fo:font-size="13pt" style:font-size-asian="13pt"/>
    </style:style>
    <style:style style:name="P366" style:parent-style-name="Textbody" style:family="paragraph">
      <style:text-properties style:font-name="WenQuanYi Micro Hei" fo:color="#000000" fo:font-size="10pt" style:font-size-asian="10pt"/>
    </style:style>
    <style:style style:name="T367" style:parent-style-name="預設段落字型" style:family="text">
      <style:text-properties style:font-name-asian="WenQuanYi Micro Hei" fo:color="#000000" fo:font-size="13pt" style:font-size-asian="13pt"/>
    </style:style>
    <style:style style:name="T368" style:parent-style-name="預設段落字型" style:family="text">
      <style:text-properties style:font-name="新細明體" fo:color="#FF0000" fo:font-size="13pt" style:font-size-asian="13pt"/>
    </style:style>
    <style:style style:name="T369" style:parent-style-name="預設段落字型" style:family="text">
      <style:text-properties style:font-name-asian="WenQuanYi Micro Hei" fo:color="#000000" fo:font-size="13pt" style:font-size-asian="13pt"/>
    </style:style>
    <style:style style:name="P370" style:parent-style-name="Textbody" style:family="paragraph">
      <style:text-properties style:font-name="WenQuanYi Micro Hei" fo:color="#000000" fo:font-size="10pt" style:font-size-asian="10pt"/>
    </style:style>
    <style:style style:name="P371" style:parent-style-name="Textbody" style:family="paragraph">
      <style:text-properties style:font-name-asian="WenQuanYi Micro Hei" fo:color="#000000" fo:font-size="13pt" style:font-size-asian="13pt"/>
    </style:style>
    <style:style style:name="P372" style:parent-style-name="Textbody" style:family="paragraph">
      <style:text-properties style:font-name="WenQuanYi Micro Hei" fo:color="#000000" fo:font-size="10pt" style:font-size-asian="10pt"/>
    </style:style>
    <style:style style:name="P373" style:parent-style-name="Textbody" style:family="paragraph">
      <style:text-properties style:font-name-asian="WenQuanYi Micro Hei" fo:color="#000000" fo:font-size="13pt" style:font-size-asian="13pt"/>
    </style:style>
    <style:style style:name="P374" style:parent-style-name="Textbody" style:family="paragraph">
      <style:text-properties style:font-name="WenQuanYi Micro Hei" fo:color="#000000" fo:font-size="10pt" style:font-size-asian="10pt"/>
    </style:style>
    <style:style style:name="P375" style:parent-style-name="Textbody" style:family="paragraph">
      <style:text-properties style:font-name-asian="WenQuanYi Micro Hei" fo:color="#000000" fo:font-size="13pt" style:font-size-asian="13pt"/>
    </style:style>
    <style:style style:name="P376" style:parent-style-name="Textbody" style:family="paragraph">
      <style:text-properties style:font-name="WenQuanYi Micro Hei" fo:color="#000000" fo:font-size="10pt" style:font-size-asian="10pt"/>
    </style:style>
    <style:style style:name="P377" style:parent-style-name="Textbody" style:family="paragraph">
      <style:text-properties style:font-name-asian="WenQuanYi Micro Hei" fo:color="#000000" fo:font-size="13pt" style:font-size-asian="13pt"/>
    </style:style>
    <style:style style:name="P378" style:parent-style-name="Textbody" style:family="paragraph">
      <style:text-properties style:font-name="WenQuanYi Micro Hei" fo:color="#000000" fo:font-size="10pt" style:font-size-asian="10pt"/>
    </style:style>
    <style:style style:name="T379" style:parent-style-name="預設段落字型" style:family="text">
      <style:text-properties style:font-name-asian="WenQuanYi Micro Hei" fo:color="#000000" fo:font-size="13pt" style:font-size-asian="13pt"/>
    </style:style>
    <style:style style:name="T380" style:parent-style-name="預設段落字型" style:family="text">
      <style:text-properties style:font-name-asian="WenQuanYi Micro Hei" fo:color="#FF0000" fo:font-size="13pt" style:font-size-asian="13pt"/>
    </style:style>
    <style:style style:name="T381" style:parent-style-name="預設段落字型" style:family="text">
      <style:text-properties style:font-name-asian="WenQuanYi Micro Hei" fo:color="#000000" fo:font-size="13pt" style:font-size-asian="13pt"/>
    </style:style>
    <style:style style:name="T382" style:parent-style-name="預設段落字型" style:family="text">
      <style:text-properties style:font-name="WenQuanYi Micro Hei" fo:color="#000000" fo:font-size="10pt" style:font-size-asian="10pt"/>
    </style:style>
    <style:style style:name="T383" style:parent-style-name="預設段落字型" style:family="text">
      <style:text-properties style:font-name="WenQuanYi Micro Hei" fo:color="#FF0000" fo:font-size="10pt" style:font-size-asian="10pt"/>
    </style:style>
    <style:style style:name="T384" style:parent-style-name="預設段落字型" style:family="text">
      <style:text-properties style:font-name="WenQuanYi Micro Hei" fo:color="#FF0000" fo:font-size="10pt" style:font-size-asian="10pt"/>
    </style:style>
    <style:style style:name="T385" style:parent-style-name="預設段落字型" style:family="text">
      <style:text-properties style:font-name="WenQuanYi Micro Hei" fo:color="#000000" fo:font-size="10pt" style:font-size-asian="10pt"/>
    </style:style>
    <style:style style:name="P386" style:parent-style-name="Textbody" style:family="paragraph">
      <style:text-properties style:font-name-asian="WenQuanYi Micro Hei" fo:color="#000000" fo:font-size="13pt" style:font-size-asian="13pt"/>
    </style:style>
    <style:style style:name="P387" style:parent-style-name="Textbody" style:family="paragraph">
      <style:text-properties style:font-name="WenQuanYi Micro Hei" fo:color="#000000" fo:font-size="10pt" style:font-size-asian="10pt"/>
    </style:style>
    <style:style style:name="P388" style:parent-style-name="Textbody" style:family="paragraph">
      <style:text-properties fo:color="#000000" fo:font-size="13pt" style:font-size-asian="13pt"/>
    </style:style>
    <style:style style:name="P389" style:parent-style-name="Textbody" style:family="paragraph">
      <style:text-properties style:font-name-asian="WenQuanYi Micro Hei" fo:color="#000000" fo:font-size="13pt" style:font-size-asian="13pt"/>
    </style:style>
    <style:style style:name="P390" style:parent-style-name="Textbody" style:family="paragraph">
      <style:text-properties style:font-name="WenQuanYi Micro Hei" fo:color="#000000" fo:font-size="10pt" style:font-size-asian="10pt"/>
    </style:style>
    <style:style style:name="P391" style:parent-style-name="Textbody" style:family="paragraph">
      <style:text-properties style:font-name-asian="WenQuanYi Micro Hei" fo:color="#000000" fo:font-size="13pt" style:font-size-asian="13pt"/>
    </style:style>
    <style:style style:name="P392" style:parent-style-name="Textbody" style:family="paragraph">
      <style:text-properties style:font-name="WenQuanYi Micro Hei" fo:color="#000000" fo:font-size="10pt" style:font-size-asian="10pt"/>
    </style:style>
    <style:style style:name="P393" style:parent-style-name="Textbody" style:family="paragraph">
      <style:text-properties style:font-name-asian="WenQuanYi Micro Hei" fo:color="#000000" fo:font-size="13pt" style:font-size-asian="13pt"/>
    </style:style>
    <style:style style:name="P394" style:parent-style-name="Textbody" style:family="paragraph">
      <style:text-properties style:font-name="WenQuanYi Micro Hei" fo:color="#000000" fo:font-size="10pt" style:font-size-asian="10pt"/>
    </style:style>
    <style:style style:name="P395" style:parent-style-name="Textbody" style:family="paragraph">
      <style:text-properties style:font-name-asian="WenQuanYi Micro Hei" fo:color="#000000" fo:font-size="13pt" style:font-size-asian="13pt"/>
    </style:style>
    <style:style style:name="P396" style:parent-style-name="Textbody" style:family="paragraph">
      <style:text-properties style:font-name="WenQuanYi Micro Hei" fo:color="#000000" fo:font-size="10pt" style:font-size-asian="10pt"/>
    </style:style>
    <style:style style:name="P397" style:parent-style-name="Textbody" style:family="paragraph">
      <style:text-properties style:font-name-asian="WenQuanYi Micro Hei" fo:color="#000000" fo:font-size="13pt" style:font-size-asian="13pt"/>
    </style:style>
    <style:style style:name="P398" style:parent-style-name="Textbody" style:family="paragraph">
      <style:text-properties style:font-name="WenQuanYi Micro Hei" fo:color="#000000" fo:font-size="10pt" style:font-size-asian="10pt"/>
    </style:style>
    <style:style style:name="P399" style:parent-style-name="Textbody" style:family="paragraph">
      <style:text-properties style:font-name-asian="WenQuanYi Micro Hei" fo:color="#000000" fo:font-size="13pt" style:font-size-asian="13pt"/>
    </style:style>
    <style:style style:name="P400" style:parent-style-name="Textbody" style:family="paragraph">
      <style:text-properties style:font-name="WenQuanYi Micro Hei" fo:color="#000000" fo:font-size="10pt" style:font-size-asian="10pt"/>
    </style:style>
    <style:style style:name="T401" style:parent-style-name="預設段落字型" style:family="text">
      <style:text-properties style:font-name-asian="WenQuanYi Micro Hei" fo:color="#000000" fo:font-size="13pt" style:font-size-asian="13pt"/>
    </style:style>
    <style:style style:name="T402" style:parent-style-name="預設段落字型" style:family="text">
      <style:text-properties style:font-name="WenQuanYi Micro Hei" fo:color="#000000" fo:font-size="13pt" style:font-size-asian="13pt"/>
    </style:style>
    <style:style style:name="T403" style:parent-style-name="預設段落字型" style:family="text">
      <style:text-properties style:font-name-asian="WenQuanYi Micro Hei" fo:color="#000000" fo:font-size="13pt" style:font-size-asian="13pt"/>
    </style:style>
    <style:style style:name="T404" style:parent-style-name="預設段落字型" style:family="text">
      <style:text-properties style:font-name="WenQuanYi Micro Hei" fo:color="#000000" fo:font-size="13pt" style:font-size-asian="13pt"/>
    </style:style>
    <style:style style:name="T405" style:parent-style-name="預設段落字型" style:family="text">
      <style:text-properties style:font-name-asian="WenQuanYi Micro Hei" fo:color="#000000" fo:font-size="13pt" style:font-size-asian="13pt"/>
    </style:style>
    <style:style style:name="P406" style:parent-style-name="Textbody" style:family="paragraph">
      <style:text-properties style:font-name="WenQuanYi Micro Hei" fo:color="#000000" fo:font-size="10pt" style:font-size-asian="10pt"/>
    </style:style>
    <style:style style:name="T407" style:parent-style-name="預設段落字型" style:family="text">
      <style:text-properties style:font-name-asian="WenQuanYi Micro Hei" fo:color="#000000" fo:font-size="13pt" style:font-size-asian="13pt"/>
    </style:style>
    <style:style style:name="T408" style:parent-style-name="預設段落字型" style:family="text">
      <style:text-properties style:font-name="WenQuanYi Micro Hei" fo:color="#000000" fo:font-size="13pt" style:font-size-asian="13pt"/>
    </style:style>
    <style:style style:name="T409" style:parent-style-name="預設段落字型" style:family="text">
      <style:text-properties style:font-name-asian="WenQuanYi Micro Hei" fo:color="#000000" fo:font-size="13pt" style:font-size-asian="13pt"/>
    </style:style>
    <style:style style:name="T410" style:parent-style-name="預設段落字型" style:family="text">
      <style:text-properties style:font-name="WenQuanYi Micro Hei" fo:color="#000000" fo:font-size="13pt" style:font-size-asian="13pt"/>
    </style:style>
    <style:style style:name="T411" style:parent-style-name="預設段落字型" style:family="text">
      <style:text-properties style:font-name-asian="WenQuanYi Micro Hei" fo:color="#000000" fo:font-size="13pt" style:font-size-asian="13pt"/>
    </style:style>
    <style:style style:name="P412" style:parent-style-name="Textbody" style:family="paragraph">
      <style:text-properties style:font-name="WenQuanYi Micro Hei" fo:color="#000000" fo:font-size="10pt" style:font-size-asian="10pt"/>
    </style:style>
    <style:style style:name="P413" style:parent-style-name="Textbody" style:family="paragraph">
      <style:text-properties style:font-name-asian="WenQuanYi Micro Hei" fo:color="#000000" fo:font-size="13pt" style:font-size-asian="13pt"/>
    </style:style>
    <style:style style:name="P414" style:parent-style-name="Textbody" style:family="paragraph">
      <style:text-properties style:font-name="WenQuanYi Micro Hei" fo:color="#000000" fo:font-size="10pt" style:font-size-asian="10pt"/>
    </style:style>
    <style:style style:name="P415" style:parent-style-name="Textbody" style:family="paragraph">
      <style:text-properties style:font-name-asian="WenQuanYi Micro Hei" fo:color="#000000" fo:font-size="13pt" style:font-size-asian="13pt"/>
    </style:style>
    <style:style style:name="P416" style:parent-style-name="Textbody" style:family="paragraph">
      <style:text-properties style:font-name="WenQuanYi Micro Hei" fo:color="#000000" fo:font-size="10pt" style:font-size-asian="10pt"/>
    </style:style>
    <style:style style:name="P417" style:parent-style-name="Textbody" style:family="paragraph">
      <style:text-properties style:font-name-asian="WenQuanYi Micro Hei" fo:color="#000000" fo:font-size="13pt" style:font-size-asian="13pt"/>
    </style:style>
    <style:style style:name="P418" style:parent-style-name="Textbody" style:family="paragraph">
      <style:text-properties style:font-name="WenQuanYi Micro Hei" fo:color="#000000" fo:font-size="10pt" style:font-size-asian="10pt"/>
    </style:style>
    <style:style style:name="P419" style:parent-style-name="Textbody" style:family="paragraph">
      <style:text-properties style:font-name-asian="WenQuanYi Micro Hei" fo:color="#000000" fo:font-size="13pt" style:font-size-asian="13pt"/>
    </style:style>
    <style:style style:name="P420" style:parent-style-name="Textbody" style:family="paragraph">
      <style:text-properties style:font-name="WenQuanYi Micro Hei" fo:color="#000000" fo:font-size="10pt" style:font-size-asian="10pt"/>
    </style:style>
    <style:style style:name="T421" style:parent-style-name="預設段落字型" style:family="text">
      <style:text-properties style:font-name-asian="WenQuanYi Micro Hei" fo:color="#000000" fo:font-size="13pt" style:font-size-asian="13pt"/>
    </style:style>
    <style:style style:name="T422" style:parent-style-name="預設段落字型" style:family="text">
      <style:text-properties style:font-name="WenQuanYi Micro Hei" fo:color="#000000" fo:font-size="13pt" style:font-size-asian="13pt"/>
    </style:style>
    <style:style style:name="T423" style:parent-style-name="預設段落字型" style:family="text">
      <style:text-properties style:font-name-asian="WenQuanYi Micro Hei" fo:color="#000000" fo:font-size="13pt" style:font-size-asian="13pt"/>
    </style:style>
    <style:style style:name="P424" style:parent-style-name="Textbody" style:family="paragraph">
      <style:text-properties style:font-name="WenQuanYi Micro Hei" fo:color="#000000" fo:font-size="10pt" style:font-size-asian="10pt"/>
    </style:style>
    <style:style style:name="P425" style:parent-style-name="Textbody" style:family="paragraph">
      <style:text-properties style:font-name-asian="WenQuanYi Micro Hei" fo:color="#000000" fo:font-size="13pt" style:font-size-asian="13pt"/>
    </style:style>
    <style:style style:name="P426" style:parent-style-name="Textbody" style:family="paragraph">
      <style:text-properties style:font-name="WenQuanYi Micro Hei" fo:color="#000000" fo:font-size="10pt" style:font-size-asian="10pt"/>
    </style:style>
    <style:style style:name="P427" style:parent-style-name="Textbody" style:family="paragraph">
      <style:text-properties style:font-name-asian="WenQuanYi Micro Hei" fo:color="#000000" fo:font-size="13pt" style:font-size-asian="13pt"/>
    </style:style>
    <style:style style:name="P428" style:parent-style-name="Textbody" style:family="paragraph">
      <style:text-properties style:font-name="WenQuanYi Micro Hei" fo:color="#000000" fo:font-size="10pt" style:font-size-asian="10pt"/>
    </style:style>
    <style:style style:name="P429" style:parent-style-name="Textbody" style:family="paragraph">
      <style:text-properties style:font-name-asian="WenQuanYi Micro Hei" fo:color="#000000" fo:font-size="13pt" style:font-size-asian="13pt"/>
    </style:style>
    <style:style style:name="P430" style:parent-style-name="Textbody" style:family="paragraph">
      <style:text-properties style:font-name="WenQuanYi Micro Hei" fo:color="#000000" fo:font-size="10pt" style:font-size-asian="10pt"/>
    </style:style>
    <style:style style:name="P431" style:parent-style-name="Textbody" style:family="paragraph">
      <style:text-properties style:font-name-asian="WenQuanYi Micro Hei" fo:color="#000000" fo:font-size="13pt" style:font-size-asian="13pt"/>
    </style:style>
    <style:style style:name="P432" style:parent-style-name="Textbody" style:family="paragraph">
      <style:text-properties style:font-name="WenQuanYi Micro Hei" fo:color="#000000" fo:font-size="10pt" style:font-size-asian="10pt"/>
    </style:style>
    <style:style style:name="P433" style:parent-style-name="Textbody" style:family="paragraph">
      <style:text-properties style:font-name-asian="WenQuanYi Micro Hei" fo:color="#000000" fo:font-size="13pt" style:font-size-asian="13pt"/>
    </style:style>
    <style:style style:name="P434" style:parent-style-name="Textbody" style:family="paragraph">
      <style:text-properties style:font-name="WenQuanYi Micro Hei" fo:color="#000000" fo:font-size="10pt" style:font-size-asian="10pt"/>
    </style:style>
    <style:style style:name="P435" style:parent-style-name="Textbody" style:family="paragraph">
      <style:text-properties style:font-name-asian="WenQuanYi Micro Hei" fo:color="#000000" fo:font-size="13pt" style:font-size-asian="13pt"/>
    </style:style>
    <style:style style:name="P436" style:parent-style-name="Textbody" style:family="paragraph">
      <style:text-properties style:font-name="WenQuanYi Micro Hei" fo:color="#000000" fo:font-size="10pt" style:font-size-asian="10pt"/>
    </style:style>
    <style:style style:name="P437" style:parent-style-name="Textbody" style:family="paragraph">
      <style:text-properties style:font-name-asian="WenQuanYi Micro Hei" fo:color="#000000" fo:font-size="13pt" style:font-size-asian="13pt"/>
    </style:style>
    <style:style style:name="P438" style:parent-style-name="Textbody" style:family="paragraph">
      <style:text-properties style:font-name="WenQuanYi Micro Hei" fo:color="#000000" fo:font-size="10pt" style:font-size-asian="10pt"/>
    </style:style>
    <style:style style:name="P439" style:parent-style-name="Textbody" style:family="paragraph">
      <style:text-properties style:font-name-asian="WenQuanYi Micro Hei" fo:color="#000000" fo:font-size="13pt" style:font-size-asian="13pt"/>
    </style:style>
    <style:style style:name="P440" style:parent-style-name="Textbody" style:family="paragraph">
      <style:text-properties style:font-name="WenQuanYi Micro Hei" fo:color="#000000" fo:font-size="10pt" style:font-size-asian="10pt"/>
    </style:style>
    <style:style style:name="P441" style:parent-style-name="Textbody" style:family="paragraph">
      <style:text-properties style:font-name-asian="WenQuanYi Micro Hei" fo:color="#000000" fo:font-size="13pt" style:font-size-asian="13pt"/>
    </style:style>
    <style:style style:name="P442" style:parent-style-name="Textbody" style:family="paragraph">
      <style:text-properties style:font-name="WenQuanYi Micro Hei" fo:color="#000000" fo:font-size="10pt" style:font-size-asian="10pt"/>
    </style:style>
    <style:style style:name="T443" style:parent-style-name="預設段落字型" style:family="text">
      <style:text-properties style:font-name-asian="WenQuanYi Micro Hei" fo:color="#000000" fo:font-size="13pt" style:font-size-asian="13pt"/>
    </style:style>
    <style:style style:name="T444" style:parent-style-name="預設段落字型" style:family="text">
      <style:text-properties style:font-name-asian="WenQuanYi Micro Hei" fo:color="#FF0000" fo:font-size="13pt" style:font-size-asian="13pt"/>
    </style:style>
    <style:style style:name="T445" style:parent-style-name="預設段落字型" style:family="text">
      <style:text-properties style:font-name-asian="WenQuanYi Micro Hei" fo:color="#000000" fo:font-size="13pt" style:font-size-asian="13pt"/>
    </style:style>
    <style:style style:name="T446" style:parent-style-name="預設段落字型" style:family="text">
      <style:text-properties style:font-name="WenQuanYi Micro Hei" fo:color="#000000" fo:font-size="10pt" style:font-size-asian="10pt"/>
    </style:style>
    <style:style style:name="T447" style:parent-style-name="預設段落字型" style:family="text">
      <style:text-properties style:font-name="WenQuanYi Micro Hei" fo:color="#FF0000" fo:font-size="10pt" style:font-size-asian="10pt"/>
    </style:style>
    <style:style style:name="T448" style:parent-style-name="預設段落字型" style:family="text">
      <style:text-properties style:font-name="WenQuanYi Micro Hei" fo:color="#000000" fo:font-size="10pt" style:font-size-asian="10pt"/>
    </style:style>
    <style:style style:name="P449" style:parent-style-name="Textbody" style:family="paragraph">
      <style:text-properties style:font-name-asian="WenQuanYi Micro Hei" fo:color="#000000" fo:font-size="13pt" style:font-size-asian="13pt"/>
    </style:style>
    <style:style style:name="P450" style:parent-style-name="Textbody" style:family="paragraph">
      <style:text-properties style:font-name="WenQuanYi Micro Hei" fo:color="#000000" fo:font-size="10pt" style:font-size-asian="10pt"/>
    </style:style>
    <style:style style:name="P451" style:parent-style-name="Textbody" style:family="paragraph">
      <style:text-properties style:font-name-asian="WenQuanYi Micro Hei" fo:color="#000000" fo:font-size="13pt" style:font-size-asian="13pt"/>
    </style:style>
    <style:style style:name="P452" style:parent-style-name="Textbody" style:family="paragraph">
      <style:text-properties style:font-name="WenQuanYi Micro Hei" fo:color="#000000" fo:font-size="10pt" style:font-size-asian="10pt"/>
    </style:style>
    <style:style style:name="P453" style:parent-style-name="Textbody" style:family="paragraph">
      <style:text-properties style:font-name-asian="WenQuanYi Micro Hei" fo:color="#000000" fo:font-size="13pt" style:font-size-asian="13pt"/>
    </style:style>
    <style:style style:name="P454" style:parent-style-name="Textbody" style:family="paragraph">
      <style:text-properties style:font-name="WenQuanYi Micro Hei" fo:color="#000000" fo:font-size="10pt" style:font-size-asian="10pt"/>
    </style:style>
    <style:style style:name="P455" style:parent-style-name="Textbody" style:family="paragraph">
      <style:text-properties style:font-name-asian="WenQuanYi Micro Hei" fo:color="#000000" fo:font-size="13pt" style:font-size-asian="13pt"/>
    </style:style>
    <style:style style:name="P456" style:parent-style-name="Textbody" style:family="paragraph">
      <style:text-properties style:font-name="WenQuanYi Micro Hei" fo:color="#000000" fo:font-size="10pt" style:font-size-asian="10pt"/>
    </style:style>
    <style:style style:name="P457" style:parent-style-name="Textbody" style:family="paragraph">
      <style:text-properties style:font-name-asian="WenQuanYi Micro Hei" fo:color="#000000" fo:font-size="13pt" style:font-size-asian="13pt"/>
    </style:style>
    <style:style style:name="P458" style:parent-style-name="Textbody" style:family="paragraph">
      <style:text-properties style:font-name="WenQuanYi Micro Hei" fo:color="#000000" fo:font-size="10pt" style:font-size-asian="10pt"/>
    </style:style>
    <style:style style:name="P459" style:parent-style-name="Textbody" style:family="paragraph">
      <style:text-properties style:font-name-asian="WenQuanYi Micro Hei" fo:color="#000000" fo:font-size="13pt" style:font-size-asian="13pt"/>
    </style:style>
    <style:style style:name="P460" style:parent-style-name="Textbody" style:family="paragraph">
      <style:text-properties style:font-name="WenQuanYi Micro Hei" fo:color="#000000" fo:font-size="10pt" style:font-size-asian="10pt"/>
    </style:style>
    <style:style style:name="P461" style:parent-style-name="Textbody" style:family="paragraph">
      <style:text-properties style:font-name-asian="WenQuanYi Micro Hei" fo:color="#000000" fo:font-size="13pt" style:font-size-asian="13pt"/>
    </style:style>
    <style:style style:name="P462" style:parent-style-name="Textbody" style:family="paragraph">
      <style:text-properties style:font-name="WenQuanYi Micro Hei" fo:color="#000000" fo:font-size="10pt" style:font-size-asian="10pt"/>
    </style:style>
    <style:style style:name="P463" style:parent-style-name="Textbody" style:family="paragraph">
      <style:text-properties style:font-name-asian="WenQuanYi Micro Hei" fo:color="#000000" fo:font-size="13pt" style:font-size-asian="13pt"/>
    </style:style>
    <style:style style:name="P464" style:parent-style-name="Textbody" style:family="paragraph">
      <style:text-properties style:font-name="WenQuanYi Micro Hei" fo:color="#000000" fo:font-size="10pt" style:font-size-asian="10pt"/>
    </style:style>
    <style:style style:name="P465" style:parent-style-name="Textbody" style:family="paragraph">
      <style:text-properties style:font-name-asian="WenQuanYi Micro Hei" fo:color="#000000" fo:font-size="13pt" style:font-size-asian="13pt"/>
    </style:style>
    <style:style style:name="P466" style:parent-style-name="Textbody" style:family="paragraph">
      <style:text-properties style:font-name="WenQuanYi Micro Hei" fo:color="#000000" fo:font-size="10pt" style:font-size-asian="10pt"/>
    </style:style>
    <style:style style:name="P467" style:parent-style-name="Textbody" style:family="paragraph">
      <style:text-properties style:font-name-asian="WenQuanYi Micro Hei" fo:color="#000000" fo:font-size="13pt" style:font-size-asian="13pt"/>
    </style:style>
    <style:style style:name="P468" style:parent-style-name="Textbody" style:family="paragraph">
      <style:text-properties style:font-name="WenQuanYi Micro Hei" fo:color="#000000" fo:font-size="10pt" style:font-size-asian="10pt"/>
    </style:style>
    <style:style style:name="T469" style:parent-style-name="預設段落字型" style:family="text">
      <style:text-properties style:font-name-asian="WenQuanYi Micro Hei" fo:color="#000000" fo:font-size="13pt" style:font-size-asian="13pt"/>
    </style:style>
    <style:style style:name="T470" style:parent-style-name="預設段落字型" style:family="text">
      <style:text-properties style:font-name="WenQuanYi Micro Hei" fo:color="#000000" fo:font-size="13pt" style:font-size-asian="13pt"/>
    </style:style>
    <style:style style:name="T471" style:parent-style-name="預設段落字型" style:family="text">
      <style:text-properties style:font-name-asian="WenQuanYi Micro Hei" fo:color="#000000" fo:font-size="13pt" style:font-size-asian="13pt"/>
    </style:style>
    <style:style style:name="P472" style:parent-style-name="Textbody" style:family="paragraph">
      <style:text-properties style:font-name="WenQuanYi Micro Hei" fo:color="#000000" fo:font-size="10pt" style:font-size-asian="10pt"/>
    </style:style>
    <style:style style:name="P473" style:parent-style-name="Textbody" style:family="paragraph">
      <style:text-properties style:font-name-asian="WenQuanYi Micro Hei" fo:color="#000000" fo:font-size="13pt" style:font-size-asian="13pt"/>
    </style:style>
    <style:style style:name="P474" style:parent-style-name="Textbody" style:family="paragraph">
      <style:text-properties style:font-name="WenQuanYi Micro Hei" fo:color="#000000" fo:font-size="10pt" style:font-size-asian="10pt"/>
    </style:style>
    <style:style style:name="P475" style:parent-style-name="Textbody" style:family="paragraph">
      <style:text-properties style:font-name-asian="WenQuanYi Micro Hei" fo:color="#000000" fo:font-size="13pt" style:font-size-asian="13pt"/>
    </style:style>
    <style:style style:name="P476" style:parent-style-name="Textbody" style:family="paragraph">
      <style:text-properties style:font-name="WenQuanYi Micro Hei" fo:color="#000000" fo:font-size="10pt" style:font-size-asian="10pt"/>
    </style:style>
    <style:style style:name="T477" style:parent-style-name="預設段落字型" style:family="text">
      <style:text-properties style:font-name-asian="WenQuanYi Micro Hei" fo:color="#000000" fo:font-size="13pt" style:font-size-asian="13pt"/>
    </style:style>
    <style:style style:name="T478" style:parent-style-name="預設段落字型" style:family="text">
      <style:text-properties style:font-name="WenQuanYi Micro Hei" fo:color="#000000" fo:font-size="13pt" style:font-size-asian="13pt"/>
    </style:style>
    <style:style style:name="T479" style:parent-style-name="預設段落字型" style:family="text">
      <style:text-properties style:font-name-asian="WenQuanYi Micro Hei" fo:color="#000000" fo:font-size="13pt" style:font-size-asian="13pt"/>
    </style:style>
    <style:style style:name="P480" style:parent-style-name="Textbody" style:family="paragraph">
      <style:text-properties style:font-name="WenQuanYi Micro Hei" fo:color="#000000" fo:font-size="10pt" style:font-size-asian="10pt"/>
    </style:style>
    <style:style style:name="P481" style:parent-style-name="Textbody" style:family="paragraph">
      <style:text-properties style:font-name-asian="WenQuanYi Micro Hei" fo:color="#000000" fo:font-size="13pt" style:font-size-asian="13pt"/>
    </style:style>
    <style:style style:name="P482" style:parent-style-name="Textbody" style:family="paragraph">
      <style:text-properties style:font-name="WenQuanYi Micro Hei" fo:color="#000000" fo:font-size="10pt" style:font-size-asian="10pt"/>
    </style:style>
    <style:style style:name="P483" style:parent-style-name="Textbody" style:family="paragraph">
      <style:text-properties style:font-name-asian="WenQuanYi Micro Hei" fo:color="#000000" fo:font-size="13pt" style:font-size-asian="13pt"/>
    </style:style>
    <style:style style:name="P484" style:parent-style-name="Textbody" style:family="paragraph">
      <style:text-properties style:font-name="WenQuanYi Micro Hei" fo:color="#000000" fo:font-size="10pt" style:font-size-asian="10pt"/>
    </style:style>
    <style:style style:name="P485" style:parent-style-name="Textbody" style:family="paragraph">
      <style:text-properties style:font-name-asian="WenQuanYi Micro Hei" fo:color="#000000" fo:font-size="13pt" style:font-size-asian="13pt"/>
    </style:style>
    <style:style style:name="P486" style:parent-style-name="Textbody" style:family="paragraph">
      <style:text-properties style:font-name="WenQuanYi Micro Hei" fo:color="#000000" fo:font-size="10pt" style:font-size-asian="10pt"/>
    </style:style>
    <style:style style:name="P487" style:parent-style-name="Textbody" style:family="paragraph">
      <style:text-properties style:font-name-asian="WenQuanYi Micro Hei" fo:color="#000000" fo:font-size="13pt" style:font-size-asian="13pt"/>
    </style:style>
    <style:style style:name="P488" style:parent-style-name="Textbody" style:family="paragraph">
      <style:text-properties style:font-name="WenQuanYi Micro Hei" fo:color="#000000" fo:font-size="10pt" style:font-size-asian="10pt"/>
    </style:style>
    <style:style style:name="P489" style:parent-style-name="Textbody" style:family="paragraph">
      <style:text-properties style:font-name-asian="WenQuanYi Micro Hei" fo:color="#000000" fo:font-size="13pt" style:font-size-asian="13pt"/>
    </style:style>
    <style:style style:name="P490" style:parent-style-name="Textbody" style:family="paragraph">
      <style:text-properties style:font-name="WenQuanYi Micro Hei" fo:color="#000000" fo:font-size="10pt" style:font-size-asian="10pt"/>
    </style:style>
    <style:style style:name="P491" style:parent-style-name="Textbody" style:family="paragraph">
      <style:text-properties style:font-name-asian="WenQuanYi Micro Hei" fo:color="#000000" fo:font-size="13pt" style:font-size-asian="13pt"/>
    </style:style>
    <style:style style:name="P492" style:parent-style-name="Textbody" style:family="paragraph">
      <style:text-properties style:font-name="WenQuanYi Micro Hei" fo:color="#000000" fo:font-size="10pt" style:font-size-asian="10pt"/>
    </style:style>
    <style:style style:name="P493" style:parent-style-name="Textbody" style:family="paragraph">
      <style:text-properties style:font-name-asian="WenQuanYi Micro Hei" fo:color="#000000" fo:font-size="13pt" style:font-size-asian="13pt"/>
    </style:style>
    <style:style style:name="P494" style:parent-style-name="Textbody" style:family="paragraph">
      <style:text-properties style:font-name="WenQuanYi Micro Hei" fo:color="#000000" fo:font-size="10pt" style:font-size-asian="10pt"/>
    </style:style>
    <style:style style:name="P495" style:parent-style-name="Textbody" style:family="paragraph">
      <style:text-properties style:font-name-asian="WenQuanYi Micro Hei" fo:color="#000000" fo:font-size="13pt" style:font-size-asian="13pt"/>
    </style:style>
    <style:style style:name="P496" style:parent-style-name="Textbody" style:family="paragraph">
      <style:text-properties style:font-name="WenQuanYi Micro Hei" fo:color="#000000" fo:font-size="10pt" style:font-size-asian="10pt"/>
    </style:style>
    <style:style style:name="P497" style:parent-style-name="Textbody" style:family="paragraph">
      <style:text-properties style:font-name-asian="WenQuanYi Micro Hei" fo:color="#000000" fo:font-size="13pt" style:font-size-asian="13pt"/>
    </style:style>
    <style:style style:name="P498" style:parent-style-name="Textbody" style:family="paragraph">
      <style:text-properties style:font-name="WenQuanYi Micro Hei" fo:color="#000000" fo:font-size="10pt" style:font-size-asian="10pt"/>
    </style:style>
    <style:style style:name="T499" style:parent-style-name="預設段落字型" style:family="text">
      <style:text-properties style:font-name-asian="WenQuanYi Micro Hei" fo:color="#000000" fo:font-size="13pt" style:font-size-asian="13pt"/>
    </style:style>
    <style:style style:name="T500" style:parent-style-name="預設段落字型" style:family="text">
      <style:text-properties style:font-name="WenQuanYi Micro Hei" fo:color="#000000" fo:font-size="13pt" style:font-size-asian="13pt"/>
    </style:style>
    <style:style style:name="T501" style:parent-style-name="預設段落字型" style:family="text">
      <style:text-properties style:font-name-asian="WenQuanYi Micro Hei" fo:color="#000000" fo:font-size="13pt" style:font-size-asian="13pt"/>
    </style:style>
    <style:style style:name="P502" style:parent-style-name="Textbody" style:family="paragraph">
      <style:text-properties style:font-name="WenQuanYi Micro Hei" fo:color="#000000" fo:font-size="10pt" style:font-size-asian="10pt"/>
    </style:style>
    <style:style style:name="P503" style:parent-style-name="Textbody" style:family="paragraph">
      <style:text-properties style:font-name-asian="WenQuanYi Micro Hei" fo:color="#000000" fo:font-size="13pt" style:font-size-asian="13pt"/>
    </style:style>
    <style:style style:name="P504" style:parent-style-name="Textbody" style:family="paragraph">
      <style:text-properties style:font-name="WenQuanYi Micro Hei" fo:color="#000000" fo:font-size="10pt" style:font-size-asian="10pt"/>
    </style:style>
    <style:style style:name="P505" style:parent-style-name="Textbody" style:family="paragraph">
      <style:text-properties style:font-name-asian="WenQuanYi Micro Hei" fo:color="#000000" fo:font-size="13pt" style:font-size-asian="13pt"/>
    </style:style>
    <style:style style:name="P506" style:parent-style-name="Textbody" style:family="paragraph">
      <style:text-properties style:font-name="WenQuanYi Micro Hei" fo:color="#000000" fo:font-size="10pt" style:font-size-asian="10pt"/>
    </style:style>
    <style:style style:name="P507" style:parent-style-name="Textbody" style:family="paragraph">
      <style:text-properties style:font-name-asian="WenQuanYi Micro Hei" fo:color="#000000" fo:font-size="13pt" style:font-size-asian="13pt"/>
    </style:style>
    <style:style style:name="P508" style:parent-style-name="Textbody" style:family="paragraph">
      <style:text-properties style:font-name="WenQuanYi Micro Hei" fo:color="#000000" fo:font-size="10pt" style:font-size-asian="10pt"/>
    </style:style>
    <style:style style:name="P509" style:parent-style-name="Textbody" style:family="paragraph">
      <style:text-properties style:font-name-asian="WenQuanYi Micro Hei" fo:color="#000000" fo:font-size="13pt" style:font-size-asian="13pt"/>
    </style:style>
    <style:style style:name="P510" style:parent-style-name="Textbody" style:family="paragraph">
      <style:text-properties style:font-name="WenQuanYi Micro Hei" fo:color="#000000" fo:font-size="10pt" style:font-size-asian="10pt"/>
    </style:style>
    <style:style style:name="P511" style:parent-style-name="Textbody" style:family="paragraph">
      <style:text-properties style:font-name-asian="WenQuanYi Micro Hei" fo:color="#000000" fo:font-size="13pt" style:font-size-asian="13pt"/>
    </style:style>
    <style:style style:name="P512" style:parent-style-name="Textbody" style:family="paragraph">
      <style:text-properties style:font-name="WenQuanYi Micro Hei" fo:color="#000000" fo:font-size="10pt" style:font-size-asian="10pt"/>
    </style:style>
    <style:style style:name="P513" style:parent-style-name="Textbody" style:family="paragraph">
      <style:text-properties style:font-name-asian="WenQuanYi Micro Hei" fo:color="#000000" fo:font-size="13pt" style:font-size-asian="13pt"/>
    </style:style>
    <style:style style:name="P514" style:parent-style-name="Textbody" style:family="paragraph">
      <style:text-properties style:font-name="WenQuanYi Micro Hei" fo:color="#000000" fo:font-size="10pt" style:font-size-asian="10pt"/>
    </style:style>
    <style:style style:name="P515" style:parent-style-name="Textbody" style:family="paragraph">
      <style:text-properties style:font-name-asian="WenQuanYi Micro Hei" fo:color="#000000" fo:font-size="13pt" style:font-size-asian="13pt"/>
    </style:style>
    <style:style style:name="P516" style:parent-style-name="Textbody" style:family="paragraph">
      <style:text-properties style:font-name="WenQuanYi Micro Hei" fo:color="#000000" fo:font-size="10pt" style:font-size-asian="10pt"/>
    </style:style>
    <style:style style:name="P517" style:parent-style-name="Textbody" style:family="paragraph">
      <style:text-properties style:font-name-asian="WenQuanYi Micro Hei" fo:color="#000000" fo:font-size="13pt" style:font-size-asian="13pt"/>
    </style:style>
    <style:style style:name="P518" style:parent-style-name="Textbody" style:family="paragraph">
      <style:text-properties style:font-name="WenQuanYi Micro Hei" fo:color="#000000" fo:font-size="10pt" style:font-size-asian="10pt"/>
    </style:style>
    <style:style style:name="P519" style:parent-style-name="Textbody" style:family="paragraph">
      <style:text-properties style:font-name-asian="WenQuanYi Micro Hei" fo:color="#000000" fo:font-size="13pt" style:font-size-asian="13pt"/>
    </style:style>
    <style:style style:name="P520" style:parent-style-name="Textbody" style:family="paragraph">
      <style:text-properties style:font-name="WenQuanYi Micro Hei" fo:color="#000000" fo:font-size="10pt" style:font-size-asian="10pt"/>
    </style:style>
    <style:style style:name="P521" style:parent-style-name="Textbody" style:family="paragraph">
      <style:text-properties style:font-name-asian="WenQuanYi Micro Hei" fo:color="#000000" fo:font-size="13pt" style:font-size-asian="13pt"/>
    </style:style>
    <style:style style:name="P522" style:parent-style-name="Textbody" style:family="paragraph">
      <style:text-properties style:font-name="WenQuanYi Micro Hei" fo:color="#000000" fo:font-size="10pt" style:font-size-asian="10pt"/>
    </style:style>
    <style:style style:name="P523" style:parent-style-name="Textbody" style:family="paragraph">
      <style:text-properties style:font-name-asian="WenQuanYi Micro Hei" fo:color="#000000" fo:font-size="13pt" style:font-size-asian="13pt"/>
    </style:style>
    <style:style style:name="P524" style:parent-style-name="Textbody" style:family="paragraph">
      <style:text-properties style:font-name="WenQuanYi Micro Hei" fo:color="#000000" fo:font-size="10pt" style:font-size-asian="10pt"/>
    </style:style>
    <style:style style:name="P525" style:parent-style-name="Textbody" style:family="paragraph">
      <style:text-properties style:font-name-asian="WenQuanYi Micro Hei" fo:color="#000000" fo:font-size="13pt" style:font-size-asian="13pt"/>
    </style:style>
    <style:style style:name="P526" style:parent-style-name="Textbody" style:family="paragraph">
      <style:text-properties style:font-name="WenQuanYi Micro Hei" fo:color="#000000" fo:font-size="10pt" style:font-size-asian="10pt"/>
    </style:style>
    <style:style style:name="P527" style:parent-style-name="Textbody" style:family="paragraph">
      <style:text-properties style:font-name-asian="WenQuanYi Micro Hei" fo:color="#000000" fo:font-size="13pt" style:font-size-asian="13pt"/>
    </style:style>
    <style:style style:name="P528" style:parent-style-name="Textbody" style:family="paragraph">
      <style:text-properties style:font-name="WenQuanYi Micro Hei" fo:color="#000000" fo:font-size="10pt" style:font-size-asian="10pt"/>
    </style:style>
    <style:style style:name="P529" style:parent-style-name="Textbody" style:family="paragraph">
      <style:text-properties style:font-name-asian="WenQuanYi Micro Hei" fo:color="#000000" fo:font-size="13pt" style:font-size-asian="13pt"/>
    </style:style>
    <style:style style:name="P530" style:parent-style-name="Textbody" style:family="paragraph">
      <style:text-properties style:font-name="WenQuanYi Micro Hei" fo:color="#000000" fo:font-size="10pt" style:font-size-asian="10pt"/>
    </style:style>
    <style:style style:name="T531" style:parent-style-name="預設段落字型" style:family="text">
      <style:text-properties style:font-name-asian="WenQuanYi Micro Hei" fo:color="#000000" fo:font-size="13pt" style:font-size-asian="13pt"/>
    </style:style>
    <style:style style:name="T532" style:parent-style-name="預設段落字型" style:family="text">
      <style:text-properties style:font-name="WenQuanYi Micro Hei" fo:color="#000000" fo:font-size="13pt" style:font-size-asian="13pt"/>
    </style:style>
    <style:style style:name="T533" style:parent-style-name="預設段落字型" style:family="text">
      <style:text-properties style:font-name-asian="WenQuanYi Micro Hei" fo:color="#000000" fo:font-size="13pt" style:font-size-asian="13pt"/>
    </style:style>
    <style:style style:name="T534" style:parent-style-name="預設段落字型" style:family="text">
      <style:text-properties style:font-name="WenQuanYi Micro Hei" fo:color="#000000" fo:font-size="13pt" style:font-size-asian="13pt"/>
    </style:style>
    <style:style style:name="P535" style:parent-style-name="Textbody" style:family="paragraph">
      <style:text-properties style:font-name="WenQuanYi Micro Hei" fo:color="#000000" fo:font-size="10pt" style:font-size-asian="10pt"/>
    </style:style>
    <style:style style:name="T536" style:parent-style-name="預設段落字型" style:family="text">
      <style:text-properties style:font-name-asian="WenQuanYi Micro Hei" fo:color="#000000" fo:font-size="13pt" style:font-size-asian="13pt"/>
    </style:style>
    <style:style style:name="T537" style:parent-style-name="預設段落字型" style:family="text">
      <style:text-properties style:font-name="WenQuanYi Micro Hei" fo:color="#000000" fo:font-size="13pt" style:font-size-asian="13pt"/>
    </style:style>
    <style:style style:name="P538" style:parent-style-name="Textbody" style:family="paragraph">
      <style:text-properties style:font-name="WenQuanYi Micro Hei" fo:color="#000000" fo:font-size="10pt" style:font-size-asian="10pt"/>
    </style:style>
    <style:style style:name="P539" style:parent-style-name="Textbody" style:family="paragraph">
      <style:text-properties style:font-name-asian="WenQuanYi Micro Hei" fo:color="#000000" fo:font-size="13pt" style:font-size-asian="13pt"/>
    </style:style>
    <style:style style:name="P540" style:parent-style-name="Textbody" style:family="paragraph">
      <style:text-properties style:font-name="WenQuanYi Micro Hei" fo:color="#000000" fo:font-size="10pt" style:font-size-asian="10pt"/>
    </style:style>
    <style:style style:name="P541" style:parent-style-name="Textbody" style:family="paragraph">
      <style:text-properties style:font-name-asian="WenQuanYi Micro Hei" fo:color="#000000" fo:font-size="13pt" style:font-size-asian="13pt"/>
    </style:style>
    <style:style style:name="P542" style:parent-style-name="Textbody" style:family="paragraph">
      <style:text-properties style:font-name="WenQuanYi Micro Hei" fo:color="#000000" fo:font-size="10pt" style:font-size-asian="10pt"/>
    </style:style>
    <style:style style:name="P543" style:parent-style-name="Textbody" style:family="paragraph">
      <style:text-properties style:font-name-asian="WenQuanYi Micro Hei" fo:color="#000000" fo:font-size="13pt" style:font-size-asian="13pt"/>
    </style:style>
    <style:style style:name="P544" style:parent-style-name="Textbody" style:family="paragraph">
      <style:text-properties style:font-name="WenQuanYi Micro Hei" fo:color="#000000" fo:font-size="10pt" style:font-size-asian="10pt"/>
    </style:style>
    <style:style style:name="P545" style:parent-style-name="Textbody" style:family="paragraph">
      <style:text-properties style:font-name-asian="WenQuanYi Micro Hei" fo:color="#000000" fo:font-size="13pt" style:font-size-asian="13pt"/>
    </style:style>
    <style:style style:name="P546" style:parent-style-name="Textbody" style:family="paragraph">
      <style:text-properties style:font-name="WenQuanYi Micro Hei" fo:color="#000000" fo:font-size="10pt" style:font-size-asian="10pt"/>
    </style:style>
  </office:automatic-styles>
  <office:body>
    <office:text text:use-soft-page-breaks="true">
      <text:p text:style-name="P1">你做你走。</text:p>
      <text:p text:style-name="P6">Lí tsò lí tsáu.</text:p>
      <text:p text:style-name="Textbody"/>
      <text:p text:style-name="P7">請親愛的你莫做你行。</text:p>
      <text:p text:style-name="P8">Tshiánn tshin-ài--ê lí mài tsò lí kiânn.</text:p>
      <text:p text:style-name="Textbody"/>
      <text:p text:style-name="P9">我聽你咧臭彈。</text:p>
      <text:p text:style-name="P10">Guá thiann lí leh tshàu-tuānn.</text:p>
      <text:p text:style-name="Textbody"/>
      <text:p text:style-name="P11">我較想嘛是厝內的狗仔。</text:p>
      <text:p text:style-name="P12">Guá khah siūnn mā sī tshù-lāi ê káu-á.</text:p>
      <text:p text:style-name="Textbody"/>
      <text:p text:style-name="P13">厝邊隔壁無熟似。</text:p>
      <text:p text:style-name="P14">Tshù-pinn-keh-piah bô si̍k-sāi.</text:p>
      <text:p text:style-name="Textbody"/>
      <text:p text:style-name="P15">行過來行過去。</text:p>
      <text:p text:style-name="P16">Kiânn kuè-lâi kiânn kuè-khì.</text:p>
      <text:p text:style-name="Textbody"/>
      <text:p text:style-name="Textbody"><text:span text:style-name="T17">人客入來坐</text:span><text:span text:style-name="T18">--iooh</text:span><text:span text:style-name="T19">！</text:span></text:p>
      <text:p text:style-name="P20">Lâng-kheh ji̍p-lâi tsē--iooh!</text:p>
      <text:p text:style-name="Textbody"/>
      <text:p text:style-name="Textbody"><text:span text:style-name="T21">雞湯面頂有</text:span><text:span text:style-name="T22">一層油</text:span><text:span text:style-name="T23">，愛啉愛先用</text:span><text:span text:style-name="T24">khat</text:span><text:span text:style-name="T25">仔掰開。</text:span></text:p>
      <text:p text:style-name="Textbody"><text:span text:style-name="T26">Ke-thng bīn-tíng ū<text:s/></text:span><text:span text:style-name="T27">tsi̍t tsân iû</text:span><text:span text:style-name="T28">, ài lim ài sing iōng khat-á pué--khui.</text:span></text:p>
      <text:p text:style-name="Textbody"/>
      <text:p text:style-name="Textbody"><text:span text:style-name="T29">伊足</text:span><text:span text:style-name="T30">gâu</text:span><text:span text:style-name="T31">佮人交陪。</text:span></text:p>
      <text:p text:style-name="P32">I tsiok gâu kah lâng kau-puê.</text:p>
      <text:p text:style-name="Textbody"/>
      <text:p text:style-name="Textbody"><text:span text:style-name="T33">In</text:span><text:span text:style-name="T34">的交陪誠深。</text:span></text:p>
      <text:p text:style-name="P35">In ê kau-puê tsiânn tshim.</text:p>
      <text:p text:style-name="P36"/>
      <text:soft-page-break/>
      <text:p text:style-name="Textbody"><text:span text:style-name="T37">咱兩人交陪有</text:span><text:span text:style-name="T38">lua̋</text:span><text:span text:style-name="T39">深咧。</text:span></text:p>
      <text:p text:style-name="P40">Lán nn̄g lâng kau-puê ū lua̋ tshim--leh.</text:p>
      <text:p text:style-name="Textbody"/>
      <text:p text:style-name="P41">蘇先生咧交陪的台灣人應該嘛攏是學者。</text:p>
      <text:p text:style-name="P42">Soo--sin-senn leh kau-puê ê Tâi-uân-lâng ing-kai mā lóng sī ha̍k-tsiá.</text:p>
      <text:p text:style-name="Textbody"/>
      <text:p text:style-name="P43">人佮人交際也好，盤撋做生理也好，若講話會合就會當你兄我弟。</text:p>
      <text:p text:style-name="P44">Lâng kah lâng kau-tsè iā hó, puânn-nuá tsò-sing-lí iā hó, nā kóng-uē ē ha̍h tō ē-tàng lí-hiann-guá-tī.</text:p>
      <text:p text:style-name="Textbody"/>
      <text:p text:style-name="Textbody"><text:span text:style-name="T45">伊知影，換準欲教</text:span><text:span text:style-name="T46">in</text:span><text:span text:style-name="T47">智識佮道理，頭先定著愛佮</text:span><text:span text:style-name="T48">in</text:span><text:span text:style-name="T49">跋感情。</text:span></text:p>
      <text:p text:style-name="P50">I tsai-iánn, uānn-tsún beh kà in tì-sik kah tō-lí, thâu-sing tiānn-tio̍h ài kah in pua̍h-kám-tsîng.</text:p>
      <text:p text:style-name="Textbody"/>
      <text:p text:style-name="P51">阿勇仔坐啥物車去上班？</text:p>
      <text:p text:style-name="P52">A-ióng--á tsē siánn-mih tshia khì siōng-pan?</text:p>
      <text:p text:style-name="Textbody"/>
      <text:p text:style-name="Textbody"><text:span text:style-name="T53">阿君仔是坐啥物車來？哪會到這陣猶未到。</text:span></text:p>
      <text:p text:style-name="P54">A-kun--á sī tsē siánn-mih tshia lâi? Ná-ē kàu tsit-tsūn iáu-buē kàu.</text:p>
      <text:p text:style-name="Textbody"/>
      <text:p text:style-name="Textbody"><text:span text:style-name="T55">電視講這禮拜的天氣啥款？出門敢需要注意啥物？</text:span></text:p>
      <text:p text:style-name="P56">Tiān-sī kóng tsit lé-pài ê thinn-khì siánn-khuán? Tshut-mn̂g kám su-iàu tsù-ì siánn-mi̍h?</text:p>
      <text:p text:style-name="Textbody"/>
      <text:p text:style-name="P57">請問國仔是按怎看起來無精神？昨暗睏無飽是毋？抑是昨暗耍規暝？</text:p>
      <text:p text:style-name="P58">Tshiánn-mn̄g Kok--á sī án-tsuánn khuànn--khí-lâi bô tsing-sîn? Tsa-àm khùn bô pá sī--m̄? Ia̍h-sī tsa-àm sńg kui mê?</text:p>
      <text:p text:style-name="Textbody"/>
      <text:p text:style-name="P59">足濟人咧臆阿陸仔會佇啥物時陣倒擔。</text:p>
      <text:p text:style-name="P60">Tsiok tsē lâng leh ioh A-lio̍k-á ē tī siánn-mih sî-tsūn tó-tànn.</text:p>
      <text:p text:style-name="Textbody"/>
      <text:p text:style-name="P61">爸仔囝頭一擺煮飯欲共母仔做生日，看起來真豐沛，想袂到「飯好，菜無好」。</text:p>
      <text:p text:style-name="P62">Pē-á-kiánn thâu tsi̍t pái tsú-pn̄g beh kā bú--á tsò-senn-ji̍t, khuànn--khí-lâi tsin phong-phài, siūnn bē kàu "Pn̄g hó, tshài bô hó".</text:p>
      <text:p text:style-name="Textbody"/>
      <text:soft-page-break/>
      <text:p text:style-name="P63">歹勢，猶未決定欲點啥。</text:p>
      <text:p text:style-name="P64">Pháinn-sè, á-bē kuat-tīng beh tiám siannh.</text:p>
      <text:p text:style-name="Textbody"/>
      <text:p text:style-name="P65">拄才的代誌，我較歹勢，請閣予我一擺機會。</text:p>
      <text:p text:style-name="P66">Tú-tsiah ê tāi-tsì, guá khah pháinn-sè, tshiánn koh hōo guá tsi̍t pái ki-huē.</text:p>
      <text:p text:style-name="Textbody"/>
      <text:p text:style-name="P67">你來我遮毋免客氣，盡量食無要緊。</text:p>
      <text:p text:style-name="P68">Lí lâi guá tsia m̄-bián kheh-khì, tsīn-liōng tsia̍h bô iàu-kín.</text:p>
      <text:p text:style-name="Textbody"/>
      <text:p text:style-name="P69">豬仔飼到半年就會刣掉。</text:p>
      <text:p text:style-name="P70">Ti-á tshī kàu puànn nî tiō ē thâi-tiāu.</text:p>
      <text:p text:style-name="Textbody"/>
      <text:p text:style-name="P71">免考慮遐濟，毋管按怎去做就著矣。</text:p>
      <text:p text:style-name="P72">Bián khó-lū hiah tsē, m̄-kuán àn-tsuánn khì tsò tō tio̍h--ah.</text:p>
      <text:p text:style-name="Textbody"/>
      <text:p text:style-name="P73">遮有一塊桌仔，頂懸有一本冊。</text:p>
      <text:p text:style-name="P74">Tsia ū tsi̍t tè toh-á, tíng-kuân ū tsi̍t pún tsheh.</text:p>
      <text:p text:style-name="Textbody"/>
      <text:p text:style-name="P75">我會來。</text:p>
      <text:p text:style-name="P76">Guá ē lâi.</text:p>
      <text:p text:style-name="Textbody"/>
      <text:p text:style-name="P77">我袂來。</text:p>
      <text:p text:style-name="P78">Guá buē lâi.</text:p>
      <text:p text:style-name="Textbody"/>
      <text:p text:style-name="P79">你來聽啥人咧唱歌。</text:p>
      <text:p text:style-name="P80">Lí lâi thiann siánn-lâng leh tshiùnn-kua.</text:p>
      <text:p text:style-name="P81"/>
      <text:p text:style-name="Textbody"><text:span text:style-name="T82">阿婆佮</text:span><text:span text:style-name="T83">in</text:span><text:span text:style-name="T84">新婦無蹛做伙。</text:span></text:p>
      <text:p text:style-name="P85">A-pô kah in sin-pū bô tuà tsò-hué.</text:p>
      <text:p text:style-name="Textbody"/>
      <text:soft-page-break/>
      <text:p text:style-name="Textbody"><text:span text:style-name="T86">二伯的症頭那來那像失智的款，緊叫</text:span><text:span text:style-name="T87">in</text:span><text:span text:style-name="T88">囝𤆬去予醫生看。</text:span></text:p>
      <text:p text:style-name="P89">Jī-peh ê tsìng-thâu ná lâi ná tshiūnn sit-tì ê khuán, kín kiò in kiánn tshuā-khì hōo i-sing khuànn.</text:p>
      <text:p text:style-name="Textbody"/>
      <text:p text:style-name="P90">師娘竟然毋知阿吉仔是啥人。</text:p>
      <text:p text:style-name="P91">Su-niû kìng-jiân m̄ tsai A-kit--á sī siánn-lâng.</text:p>
      <text:p text:style-name="Textbody"/>
      <text:p text:style-name="P92">江小姐佮阿婆無仝人，你毋好認毋著去。</text:p>
      <text:p text:style-name="P93">Kang sió-tsiá kah a-pô bô-kāng lâng, lí m̄ hó jīn m̄-tio̍h--khì.</text:p>
      <text:p text:style-name="Textbody"/>
      <text:p text:style-name="P94">查埔的大部分攏走去都市食頭路。</text:p>
      <text:p text:style-name="P95">Tsa-poo--ê tuā-pōo-hūn lóng tsáu-khì too-tshī tsia̍h-thâu-lōo.</text:p>
      <text:p text:style-name="Textbody"/>
      <text:p text:style-name="P96">戶口佇山區的查某人比佇庄跤的較濟。</text:p>
      <text:p text:style-name="P97">Hōo-kháu tī suann-khu ê tsa-bóo-lâng pí tī tsng-kha--ê khah tsē.</text:p>
      <text:p text:style-name="Textbody"/>
      <text:p text:style-name="Textbody"><text:span text:style-name="T98">是戶口佇庄跤的</text:span><text:span text:style-name="T99">查某人</text:span><text:span text:style-name="T100">(ta-bóo-lâng)</text:span><text:span text:style-name="T101">比查埔人</text:span><text:span text:style-name="T102">(ta-poo-lâng)</text:span><text:span text:style-name="T103">較濟，抑是講戶口佇山區的查埔人</text:span><text:span text:style-name="T104">(ta-poo-lâng)</text:span><text:span text:style-name="T105">比</text:span><text:span text:style-name="T106">查某人</text:span><text:span text:style-name="T107">(ta-bóo-lâng)</text:span><text:span text:style-name="T108">較濟？</text:span></text:p>
      <text:p text:style-name="Textbody"><text:span text:style-name="T109">Sī hōo-kháu tī tsng-kha ê<text:s/></text:span><text:span text:style-name="T110">ta-bóo-lâng</text:span><text:span text:style-name="T111"><text:s/>pí ta-poo-lâng khah tsē, ia̍h-sī kóng hōo-kháu tī suann-khu ê ta-poo-lâng pí<text:s/></text:span><text:span text:style-name="T112">ta-bóo-lâng</text:span><text:span text:style-name="T113"><text:s/>khah tsē?</text:span></text:p>
      <text:p text:style-name="Textbody"/>
      <text:p text:style-name="P114">虱目仔佇早前是啥物款人咧食的？</text:p>
      <text:p text:style-name="P115">Sat-ba̍k-á tī tsá-tsîng sī siánn-mih khuán lâng leh tsia̍h--ê?</text:p>
      <text:p text:style-name="Textbody"/>
      <text:p text:style-name="P116">虱目仔除了厚刺以外，閣有啥物特色？</text:p>
      <text:p text:style-name="P117">Sat-ba̍k-á tû-liáu kāu-tshì í-guā, koh ū siánn-mih ti̍k-sik?</text:p>
      <text:p text:style-name="Textbody"/>
      <text:p text:style-name="P118">飼虱目魚上頭先愛注意啥？</text:p>
      <text:p text:style-name="P119">Tshī sat-ba̍k-hî siōng thâu-sing ài tsù-ì siannh?</text:p>
      <text:p text:style-name="Textbody"/>
      <text:p text:style-name="P120">虱目仔的魚鱗有兩百外片，肉質鮮甜，尻脊骿食著粗絲。</text:p>
      <text:p text:style-name="P121">Sat-ba̍k-á ê hî-lân ū nn̄g-pah-guā phìnn, bah-tsit tshinn-tinn, ka-tsiah-phiann tsia̍h-tio̍h tshoo-si.</text:p>
      <text:p text:style-name="Textbody"/>
      <text:p text:style-name="P122">老師的講法佮朋友的講法，佗一个是著的？</text:p>
      <text:p text:style-name="P123">Lāu-su ê kóng-huat kah pîng-iú ê kóng-huat, tó tsi̍t ê sī tio̍h--ê?</text:p>
      <text:p text:style-name="Textbody"/>
      <text:p text:style-name="P124">想看覓、講看覓，馬仔佮羊仔差佇佗？</text:p>
      <text:p text:style-name="P125">Siūnn khuànn-māi, kóng khuànn-māi, bé-á kah iûnn-á tsha tī toh?</text:p>
      <text:p text:style-name="Textbody"/>
      <text:p text:style-name="P126">紅蟳是蟳仔的一種。真歹，無好掠。</text:p>
      <text:p text:style-name="P127">Âng-tsîm sī tsîm-á ê tsi̍t tsióng. Tsin pháinn, bô hó lia̍h.</text:p>
      <text:p text:style-name="Textbody"/>
      <text:p text:style-name="P128">這兩種蝦仔的體型大細差不多。</text:p>
      <text:p text:style-name="P129">Tsit nn̄g tsióng hê-á ê thé-hîng tuā-sè tsha-put-to.</text:p>
      <text:p text:style-name="Textbody"/>
      <text:p text:style-name="Textbody"><text:span text:style-name="T130">這隻蠓仔真</text:span><text:span text:style-name="T131">gâu</text:span><text:span text:style-name="T132">覕，人揣無。</text:span></text:p>
      <text:p text:style-name="P133">Tsit tsiah báng-á tsin gâu bih, lâng tshuē-bô.</text:p>
      <text:p text:style-name="Textbody"/>
      <text:p text:style-name="P134">這篇演說的標題號做啥物上適當？</text:p>
      <text:p text:style-name="P135">Tsit phinn ián-suat ê phiau-tê hō-tsò siánn-mi̍h siōng sik-tòng?</text:p>
      <text:p text:style-name="Textbody"/>
      <text:p text:style-name="P136">澳洲樹林是按怎會火燒山？</text:p>
      <text:p text:style-name="P137">Ò-tsiu tshiū-nâ sī án-tsuánn ē hué-sio-suann?</text:p>
      <text:p text:style-name="Textbody"/>
      <text:p text:style-name="Textbody"><text:span text:style-name="T138">無你認為應該愛用啥物方法來牽成</text:span><text:span text:style-name="T139">in</text:span><text:span text:style-name="T140">兩个？</text:span></text:p>
      <text:p text:style-name="P141">Bô lí jīn-uî ing-kai ài īng siánn-mih hong-huat lâi khan-sîng in nn̄g ê?</text:p>
      <text:p text:style-name="Textbody"><text:span text:style-name="T142">這兩个換帖的感情真好，連車嘛</text:span><text:span text:style-name="T143">仝</text:span><text:span text:style-name="T144">色水。</text:span></text:p>
      <text:p text:style-name="Textbody"><text:span text:style-name="T145">Tsit nn̄g ê uānn-thiap--ê kám-tsîng tsin hó, liân tshia mā</text:span><text:span text:style-name="T146"><text:s/>kāng</text:span><text:span text:style-name="T147"><text:s/>sik-tsuí.</text:span></text:p>
      <text:p text:style-name="Textbody"/>
      <text:p text:style-name="P148">阿爸阿爸，頭拄仔阿公講「食屎」是啥物意思？</text:p>
      <text:p text:style-name="P149">A-pah a-pah, thâu-tú-á a-kong kóng "tsia̍h sái" sī siánn-mih ì-sù?</text:p>
      <text:p text:style-name="Textbody"/>
      <text:soft-page-break/>
      <text:p text:style-name="Textbody"><text:span text:style-name="T150">哼，這擺講話遮爾</text:span><text:span text:style-name="T151">聳</text:span><text:span text:style-name="T152">，你的橐袋仔內一定是袋磅子。</text:span></text:p>
      <text:p text:style-name="Textbody"><text:span text:style-name="T153">Hmh, tsit pái kóng-uē tsiah-ní<text:s/></text:span><text:span text:style-name="T154">sáng</text:span><text:span text:style-name="T155">, lí ê lak-tē-á-lāi it-tīng sī tē pōng-tsí.</text:span></text:p>
      <text:p text:style-name="Textbody"/>
      <text:p text:style-name="Textbody"><text:span text:style-name="T156">阿寶人面闊，應酬真濟，定定予</text:span><text:span text:style-name="T157">in</text:span><text:span text:style-name="T158">某嫌開銷</text:span><text:span text:style-name="T159">傷重</text:span><text:span text:style-name="T160">。</text:span></text:p>
      <text:p text:style-name="Textbody"><text:span text:style-name="T161">A-pó lâng-bīn khuah, ìng-siû tsin tsē, tiānn-tiānn hōo in bóo hiâm khai-siau s</text:span><text:span text:style-name="T162">iong-tāng.</text:span></text:p>
      <text:p text:style-name="Textbody"/>
      <text:p text:style-name="P163">雞災已經對香港湠甲規亞洲，逐家著愛注意。</text:p>
      <text:p text:style-name="P164">Ke-tse í-king tuì Hiong-káng thuànn kah kui A-tsiu, ta̍k-ke tio̍h ài tsù-ì.</text:p>
      <text:p text:style-name="Textbody"/>
      <text:p text:style-name="P165">我時間哪有遐冗剩，佇遮聽恁咧講遐的五四三的。</text:p>
      <text:p text:style-name="P166">Guá sî-kan ná ū hiah liōng-siōng, tī tsia thiann lín leh kóng hia-ê gōo-sì-sann--ê.</text:p>
      <text:p text:style-name="Textbody"/>
      <text:p text:style-name="P167">為啥物袂當按呢？</text:p>
      <text:p text:style-name="P168">Uī-siánn-mi̍h bē-tàng án-ne?</text:p>
      <text:p text:style-name="Textbody"/>
      <text:p text:style-name="Textbody"><text:span text:style-name="T169">有可能過幾冬後，囡仔就袂認得</text:span><text:span text:style-name="T170">Hue-lian(</text:span><text:span text:style-name="T171">花蓮</text:span><text:span text:style-name="T172">)</text:span><text:span text:style-name="T173">到底生啥款？</text:span></text:p>
      <text:p text:style-name="P174">Ū khó-lîng kuè kuí tang āu, gín-á tō bē-jīn-tit Hue-lian tàu-té senn siánn khuán?</text:p>
      <text:p text:style-name="Textbody"/>
      <text:p text:style-name="P175">自細漢到大漢，你用的、食的，佗一个毋是我買予你的？</text:p>
      <text:p text:style-name="P176">Tsū sè-hàn kàu tuā-hàn, lí īng--ê, tsia̍h--ê, tó tsi̍t ê m̄ sī guá bé hōo--lí--ê?</text:p>
      <text:p text:style-name="Textbody"/>
      <text:p text:style-name="P177">佗一條路是著的？</text:p>
      <text:p text:style-name="P178">Tó tsi̍t tiâu lōo sī tio̍h--ê?</text:p>
      <text:p text:style-name="P179">遮的貓仔真愛佮人鬥陣。</text:p>
      <text:p text:style-name="P180">Tsia ê niau-á tsin ài kah lâng tàu-tīn.</text:p>
      <text:p text:style-name="Textbody"/>
      <text:p text:style-name="P181">阿公講來臺灣的鳥仔有少數會留落來。</text:p>
      <text:p text:style-name="P182">A-kong kóng lâi Tâi-uân ê tsiáu-á ū tsió-sòo ē lâu--lo̍h-lâi.</text:p>
      <text:p text:style-name="Textbody"/>
      <text:p text:style-name="Textbody"/>
      <text:soft-page-break/>
      <text:p text:style-name="Textbody"><text:span text:style-name="T183">等囡仔若滿月，阮希望來遮</text:span><text:span text:style-name="T184">訂</text:span><text:span text:style-name="T185">餅送人。</text:span></text:p>
      <text:p text:style-name="Textbody"><text:span text:style-name="T186">Tán gín-á nā muá-gue̍h, gún hi-bāng lâi tsia<text:s/></text:span><text:span text:style-name="T187">tīng</text:span><text:span text:style-name="T188"><text:s/>piánn sàng--lâng.</text:span></text:p>
      <text:p text:style-name="Textbody"/>
      <text:p text:style-name="Textbody"><text:span text:style-name="T189">古早人感覺生查埔（</text:span><text:span text:style-name="T190">ta-poo</text:span><text:span text:style-name="T191">）較贏生</text:span><text:span text:style-name="T192">查某（</text:span><text:span text:style-name="T193">ta-bóo</text:span><text:span text:style-name="T194">）</text:span><text:span text:style-name="T195">。</text:span></text:p>
      <text:p text:style-name="Textbody"><text:span text:style-name="T196">Kóo-tsá-lâng kám-kak senn ta-poo khah iânn senn<text:s/></text:span><text:span text:style-name="T197">ta-bóo</text:span><text:span text:style-name="T198">.</text:span></text:p>
      <text:p text:style-name="Textbody"/>
      <text:p text:style-name="Textbody"><text:span text:style-name="T199">七工內請佇意見</text:span><text:span text:style-name="T200">調查表</text:span><text:span text:style-name="T201">共你認為應當（</text:span><text:span text:style-name="T202">ìng-tong</text:span><text:span text:style-name="T203">）愛改進的所在寫落來。</text:span></text:p>
      <text:p text:style-name="Textbody"><text:span text:style-name="T204">Tshit-kang lāi tshiánn tī ì-kiàn<text:s/></text:span><text:span text:style-name="T205">tiâu</text:span><text:span text:style-name="T206">-tsa-pió<text:s/></text:span><text:span text:style-name="T207">kā lí jīn-uî ìng-tong ài kái-tsìn ê sóo-tsāi siá--lo̍h-lâi.</text:span></text:p>
      <text:p text:style-name="Textbody"/>
      <text:p text:style-name="P208">我無閒了就隨過去。</text:p>
      <text:p text:style-name="P209">Guá bô-îng liáu tō suî kuè--khì.</text:p>
      <text:p text:style-name="Textbody"/>
      <text:p text:style-name="P210">揣同學去彼間店食飯，雖然袂歹食，毋過規个環境無啥衛生，便所嘛垃圾垃圾款。</text:p>
      <text:p text:style-name="P211">Tshuē tông-o̍h khì hit king tiàm tsia̍h-pn̄g, sui-jiân bē pháinn-tsia̍h, m̄-koh kui ê khuân-kíng bô siánn uē-sing, piān-sóo mā lah-sap-lah-sap khuán.</text:p>
      <text:p text:style-name="Textbody"/>
      <text:p text:style-name="P212">你敢有認同彼位記者的報導方式？</text:p>
      <text:p text:style-name="P213">Lí kám ū jīn-tông hit uī kì-tsiá ê pò-tō hong-sik?</text:p>
      <text:p text:style-name="Textbody"/>
      <text:p text:style-name="P214">你敢猶閣有其他的方法來阻擋修法？</text:p>
      <text:p text:style-name="P215">Lí kám iáu-koh ū kî-thann ê hong-huat lâi tsóo-tòng siu-huat?</text:p>
      <text:p text:style-name="Textbody"/>
      <text:p text:style-name="P216">毋管啥物情形，對人權的干涉愈少愈好。</text:p>
      <text:p text:style-name="P217">M̄-kuán siánn-mih tsîng-hîng, tuì jîn-khuân ê kan-sia̍p lú tsió lú hó.</text:p>
      <text:p text:style-name="P218"/>
      <text:p text:style-name="P219">師兄講啥物凡事攏愛先請示菩薩、逐工唸經消災解厄，我才無咧信彼套。</text:p>
      <text:p text:style-name="P220">Su-hiann kóng siánn-mih huân-sū lóng ài sing tshíng-sī phôo-sat, ta̍k kang liām-king siau-tsai-kái-eh, guá tsiah bô teh sìn hit thò.</text:p>
      <text:p text:style-name="Textbody"/>
      <text:p text:style-name="P221">這篇文章上主要是咧說明啥物？</text:p>
      <text:p text:style-name="P222">Tsit phinn bûn-tsiunn siōng tsú-iàu sī leh suat-bîng siánn-mi̍h?</text:p>
      <text:soft-page-break/>
      <text:p text:style-name="P223">準若官員佮民間學者對環評的意見無仝，照理講學者的意見較重要。</text:p>
      <text:p text:style-name="P224">Tsún-nā kuann-guân kah bîn-kan ha̍k-tsiá tuì khuân-phîng ê ì-kiàn bô-kâng, tsiàu-lí-kóng ha̍k-tsiá ê ì-kiàn khah tiōng-iàu.</text:p>
      <text:p text:style-name="Textbody"/>
      <text:p text:style-name="Textbody"><text:span text:style-name="T225">阿爸禮拜𤆬小弟去</text:span><text:span text:style-name="T226">peh</text:span><text:span text:style-name="T227">山，佇山跤看著一尾蛇，害伊驚甲這馬猶咇咇掣。</text:span></text:p>
      <text:p text:style-name="P228">A-pa lé-pài tshuā sió-tī khì peh-suann, tī suann-kha khuànn-tio̍h tsi̍t bué tsuâ, hāi i kiann<text:s/>kah tsit-má iáu phi̍h-phi̍h-tshuah.</text:p>
      <text:p text:style-name="Textbody"/>
      <text:p text:style-name="P229">人客咱內底先坐一下。</text:p>
      <text:p text:style-name="P230">Lâng-kheh lán lāi-té sing tsē--tsi̍t-ē.</text:p>
      <text:p text:style-name="Textbody"/>
      <text:p text:style-name="P231">人客欲點啥？食飽才算就好。</text:p>
      <text:p text:style-name="P232">Lâng-kheh beh tiám siannh? Tsia̍h-pá tsiah sǹg tō hó.</text:p>
      <text:p text:style-name="Textbody"/>
      <text:p text:style-name="P233">阿弟仔明仔載會到遐。</text:p>
      <text:p text:style-name="P234">A-tī-á bîn-á-tsài ē kàu hia.</text:p>
      <text:p text:style-name="Textbody"/>
      <text:p text:style-name="P235">阿生今仔日有去公司。</text:p>
      <text:p text:style-name="P236">A-sing kin-á-ji̍t ū khì kong-si.</text:p>
      <text:p text:style-name="Textbody"/>
      <text:p text:style-name="P237">親家今仔日會來遮？</text:p>
      <text:p text:style-name="P238">Tshin-ke kin-á-ji̍t ē lâi tsia?</text:p>
      <text:p text:style-name="Textbody"/>
      <text:p text:style-name="P239">氣象報告有講後禮拜二會透風，出門上班毋通袂記得疊一領厚的。</text:p>
      <text:p text:style-name="P240">Khì-siōng pò-kò ū kóng āu lé-pài-jī ē thàu-hong, tshut-mn̂g siōng-pan m̄-thang bē-kì-tit tha̍h tsi̍t niá kāu--ê.</text:p>
      <text:p text:style-name="Textbody"/>
      <text:p text:style-name="P241">台北到高雄愛偌久？應該免偌久乎？</text:p>
      <text:p text:style-name="P242">Tâi-pak kàu Ko-hiông ài<text:s/>guā kú? Ing-kai bián guā kú--honnh?</text:p>
      <text:p text:style-name="Textbody"/>
      <text:p text:style-name="P243">客廳大門向啥物方向？</text:p>
      <text:p text:style-name="P244">Kheh-thiann tuā-mn̂g hiòng siánn-mih hong-hiòng?</text:p>
      <text:soft-page-break/>
      <text:p text:style-name="P245">你是對佗位得著這隻尪仔的？</text:p>
      <text:p text:style-name="P246">Lí sī tuì tó-uī tit-tio̍h tsit tsiah ang-á--ê?</text:p>
      <text:p text:style-name="Textbody"/>
      <text:p text:style-name="P247">佇台灣食割包有當時仔會配啥物做伙食？</text:p>
      <text:p text:style-name="P248">Tī Tâi-uân tsia̍h kuah-pau ū-tang-sî-á ē phuè siánn-mi̍h tsò-hué tsia̍h?</text:p>
      <text:p text:style-name="Textbody"/>
      <text:p text:style-name="P249">台灣人愛食割包，是因為食割包象徵啥物意涵？</text:p>
      <text:p text:style-name="P250">Tâi-uân-lâng ài tsia̍h kuah-pau, sī in-uī tsia̍h kuah-pau siōng-ting siánn-mih ì-hâm?</text:p>
      <text:p text:style-name="Textbody"/>
      <text:p text:style-name="P251">佗一項講法是正確的？</text:p>
      <text:p text:style-name="P252">Tó tsi̍t hāng kóng-huat sī tsìng-khak--ê?</text:p>
      <text:p text:style-name="Textbody"/>
      <text:p text:style-name="P253">佗一款洗頭水上天然？來買兩罐轉去試看覓。</text:p>
      <text:p text:style-name="P254">Tó tsi̍t khuán sé-thâu-tsuí siōng thian-jiân? Lâi bé nn̄g kuàn tńg-khì tshì khuànn-māi.</text:p>
      <text:p text:style-name="Textbody"/>
      <text:p text:style-name="Textbody"><text:span text:style-name="T255">眼前有真濟爸母、阿公阿媽攏綴囡仔講華語（</text:span><text:span text:style-name="T256">Huâ-gú</text:span><text:span text:style-name="T257">），無欲講家己的母語。</text:span></text:p>
      <text:p text:style-name="P258">Gán-tsiân ū tsin tsē pē-bú, a-kong a-má lóng tè gín-á kóng Huâ-gú, bô beh kóng ka-tī ê bú-gú.</text:p>
      <text:p text:style-name="Textbody"/>
      <text:p text:style-name="P259">彼位朱阿姨捌你。你敢捌伊？</text:p>
      <text:p text:style-name="P260">Hit uī Tsu a-î bat lí. Lí kám bat--i?</text:p>
      <text:p text:style-name="P261">文化上猶有真重大的意義。</text:p>
      <text:p text:style-name="P262">Bûn-huà siōng iáu-ū tsin tiōng-tāi ê ì-gī.</text:p>
      <text:p text:style-name="Textbody"><text:line-break/><text:span text:style-name="T263">你無閒煞未？</text:span></text:p>
      <text:p text:style-name="P264">Lí bô-îng suah--buē?</text:p>
      <text:p text:style-name="Textbody"/>
      <text:p text:style-name="P265">無閒，等一下才講。</text:p>
      <text:p text:style-name="P266">Bô-îng, tán--tsi̍t-ē tsiah kóng.</text:p>
      <text:p text:style-name="Textbody"/>
      <text:p text:style-name="Textbody"><text:span text:style-name="T267">你一定愛較振作</text:span><text:span text:style-name="T268">一點仔</text:span><text:span text:style-name="T269">喔！</text:span></text:p>
      <text:p text:style-name="Textbody"><text:span text:style-name="T270">Lí it-tīng ài khah tsín-tsok<text:s/></text:span><text:span text:style-name="T271">tsi̍t-tiám-á</text:span><text:span text:style-name="T272">--ooh!</text:span></text:p>
      <text:p text:style-name="Textbody"/>
      <text:p text:style-name="Textbody"><text:span text:style-name="T273">昨暗地動</text:span><text:span text:style-name="T274">,</text:span><text:span text:style-name="T275">真恐怖</text:span><text:span text:style-name="T276">!</text:span></text:p>
      <text:p text:style-name="P277">Tsa-àm tē-tāng, tsin khióng-pòo!</text:p>
      <text:p text:style-name="Textbody"/>
      <text:p text:style-name="P278">各人食各人的。</text:p>
      <text:p text:style-name="P279">Kok-lâng tsia̍h kok-lâng ê.</text:p>
      <text:p text:style-name="Textbody"/>
      <text:p text:style-name="P280">每一杯攏有下毒。</text:p>
      <text:p text:style-name="P281">Muí tsi̍t pue lóng-ū hē-to̍k.</text:p>
      <text:p text:style-name="Textbody"/>
      <text:p text:style-name="P282">逐粒攏媠。</text:p>
      <text:p text:style-name="P283">Ta̍k lia̍p lóng suí.</text:p>
      <text:p text:style-name="Textbody"/>
      <text:p text:style-name="P284">彼隻真歹。</text:p>
      <text:p text:style-name="P285">Hit tsiah tsin pháinn.</text:p>
      <text:p text:style-name="Textbody"/>
      <text:p text:style-name="Textbody"><text:span text:style-name="T286">仝</text:span><text:span text:style-name="T287">款，免相搶。</text:span></text:p>
      <text:p text:style-name="Textbody"><text:span text:style-name="T288">Kā</text:span><text:span text:style-name="T289">ng</text:span><text:span text:style-name="T290">-khuán, bián sio-tshiúnn.</text:span></text:p>
      <text:p text:style-name="P291">好的慣勢愛維持。</text:p>
      <text:p text:style-name="P292">Hó ê kuàn-sì ài î-tshî.</text:p>
      <text:p text:style-name="Textbody"/>
      <text:p text:style-name="P293">媠的物件逐家攏愛看。</text:p>
      <text:p text:style-name="P294">Suí ê mi̍h-kiānn ta̍k-ke lóng ài khuànn.</text:p>
      <text:p text:style-name="Textbody"/>
      <text:p text:style-name="P295">好食的飯是天公伯仔賜予咱的。</text:p>
      <text:p text:style-name="P296">Hó-tsia̍h ê pn̄g sī thinn-kong-peh--á sù hōo--lán--ê.</text:p>
      <text:p text:style-name="Textbody"/>
      <text:p text:style-name="Textbody"><text:span text:style-name="T297">氣一下</text:span><text:span text:style-name="T298">袂講話。</text:span></text:p>
      <text:p text:style-name="Textbody"><text:span text:style-name="T299">Khì</text:span><text:span text:style-name="T300"><text:s/></text:span><text:span text:style-name="T301">tsi̍t-ē</text:span><text:span text:style-name="T302"><text:s/>bē kóng-uē.</text:span></text:p>
      <text:p text:style-name="Textbody"/>
      <text:soft-page-break/>
      <text:p text:style-name="P303">我共伊解說彼項代誌。</text:p>
      <text:p text:style-name="P304">Guá kā i kái-sueh hit hāng tāi-tsì.</text:p>
      <text:p text:style-name="Textbody"/>
      <text:p text:style-name="P305">我共解說彼項代誌。</text:p>
      <text:p text:style-name="P306">Guá kā kái-sueh hit hāng tāi-tsì.</text:p>
      <text:p text:style-name="Textbody"/>
      <text:p text:style-name="P307">我向伊說明彼件代誌。</text:p>
      <text:p text:style-name="P308">Guá hiòng i sueh-bîng hit kiānn tāi-tsì.</text:p>
      <text:p text:style-name="Textbody"/>
      <text:p text:style-name="P309">我開破彼件代誌予伊知。</text:p>
      <text:p text:style-name="P310">Guá khui-phuà hit kiānn tāi-tsì hōo i tsai.</text:p>
      <text:p text:style-name="Textbody"/>
      <text:p text:style-name="P311">我予伊一本冊。</text:p>
      <text:p text:style-name="P312">Guá hōo i tsi̍t pún tsheh.</text:p>
      <text:p text:style-name="Textbody"/>
      <text:p text:style-name="P313">我彼本冊予你。</text:p>
      <text:p text:style-name="P314">Guá hit pún tsheh hōo--lí.</text:p>
      <text:p text:style-name="P315"/>
      <text:p text:style-name="P316">伊無來予我真煩惱。</text:p>
      <text:p text:style-name="P317">I bô lâi hōo guá tsin huân-ló.</text:p>
      <text:p text:style-name="Textbody"/>
      <text:p text:style-name="P318">我提批予你看。</text:p>
      <text:p text:style-name="P319">Guá the̍h phue hōo lí khuànn.</text:p>
      <text:p text:style-name="Textbody"/>
      <text:p text:style-name="P320">阿公講古予孫仔聽。</text:p>
      <text:p text:style-name="P321">A-kong kóng-kóo hōo sun-á thiann.</text:p>
      <text:p text:style-name="Textbody"/>
      <text:p text:style-name="P322">你著食飽。</text:p>
      <text:p text:style-name="P323">Lí tio̍h tsia̍h-pá.</text:p>
      <text:p text:style-name="Textbody"/>
      <text:soft-page-break/>
      <text:p text:style-name="P324">你著愛食飽。</text:p>
      <text:p text:style-name="Textbody"><text:span text:style-name="T325">Lí tio̍h ài tsia̍h-pá.</text:span></text:p>
      <text:p text:style-name="Textbody"/>
      <text:p text:style-name="P326">你著愛睏睏予飽。</text:p>
      <text:p text:style-name="P327">Lí tio̍h ài khùn-khùn hōo pá.</text:p>
      <text:p text:style-name="Textbody"/>
      <text:p text:style-name="P328">你著共飯食了。</text:p>
      <text:p text:style-name="P329">Lí tio̍h kā pn̄g tsia̍h-liáu.</text:p>
      <text:p text:style-name="Textbody"/>
      <text:p text:style-name="P330">你著共飯食予了。</text:p>
      <text:p text:style-name="P331">Lí tio̍h kā pn̄g tsia̍h hōo liáu.</text:p>
      <text:p text:style-name="Textbody"/>
      <text:p text:style-name="P332">你著共飯食予伊了。</text:p>
      <text:p text:style-name="Textbody"><text:span text:style-name="T333">Lí tio̍h kā pn̄g tsia̍h hōo i liáu.</text:span></text:p>
      <text:p text:style-name="Textbody"/>
      <text:p text:style-name="P334">你愛寫予緊。</text:p>
      <text:p text:style-name="Textbody"><text:span text:style-name="T335">Lí ài siá hōo kín.</text:span></text:p>
      <text:p text:style-name="P336"/>
      <text:p text:style-name="P337">你愛寫予較緊咧。</text:p>
      <text:p text:style-name="P338">Lí ài siá hōo khah kín--leh.</text:p>
      <text:p text:style-name="P339"/>
      <text:p text:style-name="P340">你愛寫予伊緊。</text:p>
      <text:p text:style-name="P341">Lí ài siá hōo i kín.</text:p>
      <text:p text:style-name="P342"/>
      <text:p text:style-name="P343">你愛寫予伊較緊咧。</text:p>
      <text:p text:style-name="P344">Lí ài siá hōo i khah kín--leh.</text:p>
      <text:p text:style-name="Textbody"/>
      <text:p text:style-name="P345">免寫遮緊。</text:p>
      <text:p text:style-name="P346">Bián siá tsiah kín.</text:p>
      <text:p text:style-name="Textbody"/>
      <text:soft-page-break/>
      <text:p text:style-name="P347">毋免磨遐平。</text:p>
      <text:p text:style-name="P348">M̄-bián buâ hiah pênn.</text:p>
      <text:p text:style-name="Textbody"/>
      <text:p text:style-name="P349">你是欲共嫂仔拍予死才甘願是毋？毋好閣拍矣啦。</text:p>
      <text:p text:style-name="P350">Lí sī beh kā só--á phah hōo sí tsiah kam-guān sī--m̄? M̄-hó koh phah--ah--lah.</text:p>
      <text:p text:style-name="Textbody"/>
      <text:p text:style-name="P351">阿爸莫拍矣，後擺毋敢矣。</text:p>
      <text:p text:style-name="P352">A-pa mài phah--ah, āu-pái m̄ kánn--ah.</text:p>
      <text:p text:style-name="Textbody"/>
      <text:p text:style-name="P353">是啥人叫你偷提三嬸的錢？</text:p>
      <text:p text:style-name="P354">Sī siánn-lâng kiò lí thau-the̍h sann-tsím ê tsînn?</text:p>
      <text:p text:style-name="Textbody"/>
      <text:p text:style-name="P355">我欲拍予你袂行路。</text:p>
      <text:p text:style-name="P356">Guá beh phah hōo lí bē kiânn-lōo.</text:p>
      <text:p text:style-name="Textbody"/>
      <text:p text:style-name="P357">我欲拍你予袂行路。</text:p>
      <text:p text:style-name="Textbody"><text:span text:style-name="T358">Guá beh phah lí hōo bē kiânn-lōo</text:span><text:span text:style-name="T359">.</text:span></text:p>
      <text:p text:style-name="P360"/>
      <text:p text:style-name="P361">我欲拍予你袂行得。</text:p>
      <text:p text:style-name="P362">Guá beh phah hōo lí bē-kiânn--tit.</text:p>
      <text:p text:style-name="Textbody"/>
      <text:p text:style-name="P363">我欲拍你予袂行得。</text:p>
      <text:p text:style-name="Textbody"><text:span text:style-name="T364">Guá beh phah lí hōo bē-kiânn--tit.</text:span></text:p>
      <text:p text:style-name="Textbody"/>
      <text:p text:style-name="P365">人咧想辦法共門拍開。</text:p>
      <text:p text:style-name="P366">Lâng leh siūnn pān-huat kā mn̂g phah--khui.</text:p>
      <text:p text:style-name="Textbody"/>
      <text:p text:style-name="Textbody"><text:span text:style-name="T367">伊人咧無閒</text:span><text:span text:style-name="T368">摃</text:span><text:span text:style-name="T369">破彼塊玻璃。</text:span></text:p>
      <text:p text:style-name="P370">I lâng teh bô-îng kòng-phuà hit tè po-lê.</text:p>
      <text:p text:style-name="Textbody"/>
      <text:soft-page-break/>
      <text:p text:style-name="P371">這較好。</text:p>
      <text:p text:style-name="P372">Tse khah hó.</text:p>
      <text:p text:style-name="Textbody"/>
      <text:p text:style-name="P373">今仔日厝內有人客。</text:p>
      <text:p text:style-name="P374">Kin-á-ji̍t tshù-lāi ū lâng-kheh.</text:p>
      <text:p text:style-name="Textbody"/>
      <text:p text:style-name="P375">今仔日厝內無人客。</text:p>
      <text:p text:style-name="P376">Kin-á-ji̍t tshù-lāi bô lâng-kheh.</text:p>
      <text:p text:style-name="Textbody"/>
      <text:p text:style-name="P377">這有媠。</text:p>
      <text:p text:style-name="P378">Tsit ū suí.</text:p>
      <text:p text:style-name="Textbody"/>
      <text:p text:style-name="Textbody"><text:span text:style-name="T379">隨反應</text:span><text:span text:style-name="T380">過來</text:span><text:span text:style-name="T381">，有巧。</text:span></text:p>
      <text:p text:style-name="Textbody"><text:span text:style-name="T382">Suî huán-ìng</text:span><text:span text:style-name="T383">--kuè-</text:span><text:span text:style-name="T384">lâi</text:span><text:span text:style-name="T385">, ū khiáu.</text:span></text:p>
      <text:p text:style-name="Textbody"/>
      <text:p text:style-name="P386">真正是人媠閣巧。</text:p>
      <text:p text:style-name="P387">Tsin-tsiànn sī lâng suí koh khiáu.</text:p>
      <text:p text:style-name="P388"/>
      <text:p text:style-name="P389">我有歡喜。</text:p>
      <text:p text:style-name="P390">Guá ū huann-hí.</text:p>
      <text:p text:style-name="Textbody"/>
      <text:p text:style-name="P391">無歡喜。</text:p>
      <text:p text:style-name="P392">Bô huann-hí.</text:p>
      <text:p text:style-name="Textbody"/>
      <text:p text:style-name="P393">伊舊年有蹛佇遮。</text:p>
      <text:p text:style-name="P394">I kū-nî ū tuà tī tsia.</text:p>
      <text:p text:style-name="Textbody"/>
      <text:p text:style-name="P395">壁頂有掛兩幅圖。</text:p>
      <text:p text:style-name="P396">Piah-tíng ū kuà nn̄g pak tôo.</text:p>
      <text:p text:style-name="Textbody"/>
      <text:soft-page-break/>
      <text:p text:style-name="P397">最近過了按怎？這馬身體有較好無？</text:p>
      <text:p text:style-name="P398">Tsuè-kīn kuè-liáu àn-tsuánn? Tsit-má sin-thé ū khah hó--bô?</text:p>
      <text:p text:style-name="Textbody"/>
      <text:p text:style-name="P399">有，最近身體有較爽快。</text:p>
      <text:p text:style-name="P400">Ū, tsuè-kīn sin-thé ū khah sóng-khuài.</text:p>
      <text:p text:style-name="Textbody"/>
      <text:p text:style-name="Textbody"><text:span text:style-name="T401">按怎，阮查某</text:span><text:span text:style-name="T402">囝</text:span><text:span text:style-name="T403">有</text:span><text:span text:style-name="T404">gâu</text:span><text:span text:style-name="T405">無？</text:span></text:p>
      <text:p text:style-name="P406">Án-tsuánn, gún tsa-bóo-kiánn ū gâu--bô?</text:p>
      <text:p text:style-name="Textbody"/>
      <text:p text:style-name="Textbody"><text:span text:style-name="T407">有，真</text:span><text:span text:style-name="T408">gâu</text:span><text:span text:style-name="T409">真</text:span><text:span text:style-name="T410">gâu</text:span><text:span text:style-name="T411">。</text:span></text:p>
      <text:p text:style-name="P412">Ū, tsin gâu tsin gâu.</text:p>
      <text:p text:style-name="Textbody"/>
      <text:p text:style-name="P413">伊無佇厝。</text:p>
      <text:p text:style-name="P414">I bô tī tshù.</text:p>
      <text:p text:style-name="Textbody"/>
      <text:p text:style-name="P415">伊無修理</text:p>
      <text:p text:style-name="P416">I bô siu-lí.</text:p>
      <text:p text:style-name="P417">害矣，遮晏矣攏無看著伊的人。</text:p>
      <text:p text:style-name="P418">Hāi--ah, tsiah uànn--ah lóng bô khuànn-tio̍h i ê lâng.</text:p>
      <text:p text:style-name="Textbody"/>
      <text:p text:style-name="P419">我朋友無幾个。</text:p>
      <text:p text:style-name="P420">Guá pîng-iú bô kuí ê.</text:p>
      <text:p text:style-name="Textbody"/>
      <text:p text:style-name="Textbody"><text:span text:style-name="T421">趁</text:span><text:span text:style-name="T422">in</text:span><text:span text:style-name="T423">翁這幾工無佇伊身軀邊，我小共關心一下。</text:span></text:p>
      <text:p text:style-name="P424">Thàn in ang tsit kuí kang bô tī i sin-khu-pinn, guá sió kā kuan-sim--tsi̍t-ē.</text:p>
      <text:p text:style-name="Textbody"/>
      <text:p text:style-name="P425">人無爽快就予附近的醫生小影一下。</text:p>
      <text:p text:style-name="P426">Lâng bô sóng-khuài tō hōo hù-kīn ê i-sing sió iánn--tsi̍t-ē.</text:p>
      <text:p text:style-name="Textbody"/>
      <text:p text:style-name="P427">人無愛啦。</text:p>
      <text:soft-page-break/>
      <text:p text:style-name="P428">Lâng bô-ài--lah.</text:p>
      <text:p text:style-name="Textbody"/>
      <text:p text:style-name="P429">阿俊仔已經無愛人矣。</text:p>
      <text:p text:style-name="P430">A-tsùn--á í-king bô ài-jîn--ah.</text:p>
      <text:p text:style-name="Textbody"/>
      <text:p text:style-name="P431">阿達仔已經無愛人矣。</text:p>
      <text:p text:style-name="P432">A-ta̍t--á í-king bô ài--lâng--ah.</text:p>
      <text:p text:style-name="Textbody"/>
      <text:p text:style-name="P433">伊也想欲教人讀冊？</text:p>
      <text:p text:style-name="P434">I iā siūnn-beh kà lâng tha̍k-tsheh?</text:p>
      <text:p text:style-name="Textbody"/>
      <text:p text:style-name="P435">你也無講。</text:p>
      <text:p text:style-name="P436">Lí iā bô kóng.</text:p>
      <text:p text:style-name="Textbody"/>
      <text:p text:style-name="P437">這也愛，彼也愛。</text:p>
      <text:p text:style-name="P438">Tse iā ài, he iā ài.</text:p>
      <text:p text:style-name="P439">管待人喙鬚欲留踮佗一爿。</text:p>
      <text:p text:style-name="P440">Kuán-thāi lâng tshuì-tshiu beh lâu tiàm tó tsi̍t pîng.</text:p>
      <text:p text:style-name="Textbody"/>
      <text:p text:style-name="P441">管好家己的代誌就好，咱無才調管別人的閒仔代。</text:p>
      <text:p text:style-name="P442">Kuán-hó ka-kī ê tāi-tsì tō hó, lán bô tsâi-tiāu kuán pa̍t-lâng ê îng-á-tāi.</text:p>
      <text:p text:style-name="Textbody"/>
      <text:p text:style-name="Textbody"><text:span text:style-name="T443">按呢我無緊來傱一台仔電視</text:span><text:span text:style-name="T444">袂使</text:span><text:span text:style-name="T445">。</text:span></text:p>
      <text:p text:style-name="Textbody"><text:span text:style-name="T446">Án-ne guá bô kín-lâi tsông tsi̍t-tâi-á tiān-sī<text:s/></text:span><text:span text:style-name="T447">bē-saih</text:span><text:span text:style-name="T448">.</text:span></text:p>
      <text:p text:style-name="Textbody"/>
      <text:p text:style-name="P449">後擺我會準時。</text:p>
      <text:p text:style-name="P450">Āu-pái guá ē tsún-sî.</text:p>
      <text:p text:style-name="Textbody"/>
      <text:p text:style-name="P451">我會乖。</text:p>
      <text:p text:style-name="P452">Guá ē kuai.</text:p>
      <text:p text:style-name="Textbody"/>
      <text:soft-page-break/>
      <text:p text:style-name="P453">我會到。</text:p>
      <text:p text:style-name="P454">Guá ē kàu.</text:p>
      <text:p text:style-name="Textbody"/>
      <text:p text:style-name="P455">我袂到。</text:p>
      <text:p text:style-name="P456">Guá bē kàu.</text:p>
      <text:p text:style-name="Textbody"/>
      <text:p text:style-name="P457">我會來。</text:p>
      <text:p text:style-name="P458">Guá ē lâi.</text:p>
      <text:p text:style-name="Textbody"/>
      <text:p text:style-name="P459">我袂來。</text:p>
      <text:p text:style-name="P460">Guá bē lâi.</text:p>
      <text:p text:style-name="Textbody"/>
      <text:p text:style-name="P461">你來聽看啥人咧哀爸叫母。</text:p>
      <text:p text:style-name="P462">Lí lâi thiann khuànn siánn-lâng leh ai-pē-kiò-bú.</text:p>
      <text:p text:style-name="P463">可能無法度準時，失禮。</text:p>
      <text:p text:style-name="P464">Khó-lîng bô-huat-tōo tsún-sî, sit-lé.</text:p>
      <text:p text:style-name="Textbody"/>
      <text:p text:style-name="P465">你予騙四十箍去。</text:p>
      <text:p text:style-name="P466">Lí hōo phiàn sì-tsa̍p khoo khì.</text:p>
      <text:p text:style-name="Textbody"/>
      <text:p text:style-name="P467">食到老才知死。</text:p>
      <text:p text:style-name="P468">Tsia̍h kàu lāu tsiah tsai<text:s/>sí.</text:p>
      <text:p text:style-name="Textbody"/>
      <text:p text:style-name="Textbody"><text:span text:style-name="T469">讀冊專心做會到，唱歌、運動逐項</text:span><text:span text:style-name="T470">gâu</text:span><text:span text:style-name="T471">。</text:span></text:p>
      <text:p text:style-name="P472">Tha̍k-tsheh tsuan-sim tsò ē kàu, tshiùnn-kua, ūn-tōng ta̍k hāng gâu.</text:p>
      <text:p text:style-name="Textbody"/>
      <text:p text:style-name="P473">工夫到厝，欲食就有。</text:p>
      <text:p text:style-name="P474">Kang-hu kàu tshù, beh tsia̍h tō ū.</text:p>
      <text:p text:style-name="Textbody"/>
      <text:p text:style-name="P475">彼毋是我。</text:p>
      <text:soft-page-break/>
      <text:p text:style-name="P476">He m̄ sī guá.</text:p>
      <text:p text:style-name="Textbody"/>
      <text:p text:style-name="Textbody"><text:span text:style-name="T477">彼就</text:span><text:span text:style-name="T478">(tiō)</text:span><text:span text:style-name="T479">是我。</text:span></text:p>
      <text:p text:style-name="P480">He tiō sī guá.</text:p>
      <text:p text:style-name="Textbody"/>
      <text:p text:style-name="P481">教材設計了䆀顛倒僫教、歹學。</text:p>
      <text:p text:style-name="P482">Kàu-tshâi siat-kè liáu bái tian-tò oh kà, pháinn o̍h.</text:p>
      <text:p text:style-name="Textbody"/>
      <text:p text:style-name="P483">軁袂過。</text:p>
      <text:p text:style-name="P484">Nǹg bē kuè.</text:p>
      <text:p text:style-name="Textbody"/>
      <text:p text:style-name="P485">我物件做袂好勢。</text:p>
      <text:p text:style-name="P486">Guá mi̍h-kiānn tsò bē hó-sè.</text:p>
      <text:p text:style-name="P487">我物件做欲好勢的時著先共你講一聲。</text:p>
      <text:p text:style-name="P488">Guá mi̍h-kiānn tsò beh hó-sè ê sî tio̍h sing kā lí kóng--tsi̍t-siann.</text:p>
      <text:p text:style-name="Textbody"/>
      <text:p text:style-name="P489">我等足久呢！</text:p>
      <text:p text:style-name="P490">Guá tán tsiok kú--neh!</text:p>
      <text:p text:style-name="Textbody"/>
      <text:p text:style-name="P491">批伊寫過矣。</text:p>
      <text:p text:style-name="P492">Phue i siá--kuè--ah.</text:p>
      <text:p text:style-name="Textbody"/>
      <text:p text:style-name="P493">阿珊仔爸罵過矣。</text:p>
      <text:p text:style-name="P494">A-san--á pa̋ mē--kuè--ah.</text:p>
      <text:p text:style-name="Textbody"/>
      <text:p text:style-name="P495">為著你伊食遮濟苦。</text:p>
      <text:p text:style-name="P496">Uī-tio̍h lí i tsia̍h tsiah tsē khóo.</text:p>
      <text:p text:style-name="Textbody"/>
      <text:p text:style-name="P497">這條路我誠熟。</text:p>
      <text:p text:style-name="P498">Tsit tiâu lōo guá tsiânn si̍k.</text:p>
      <text:p text:style-name="Textbody"/>
      <text:soft-page-break/>
      <text:p text:style-name="Textbody"><text:span text:style-name="T499">電影我是誠有興趣，但是恐怖片我就</text:span><text:span text:style-name="T500">(to̍h)</text:span><text:span text:style-name="T501">無啥興趣矣。</text:span></text:p>
      <text:p text:style-name="P502">Tiān-iánn guá sī tsiânn ū hìng-tshù, tān-sī khióng-pòo-phìnn guá to̍h bô siánn hìng-tshù--ah.</text:p>
      <text:p text:style-name="Textbody"/>
      <text:p text:style-name="P503">音樂伊上愛。</text:p>
      <text:p text:style-name="P504">Im-ga̍k i siōng ài.</text:p>
      <text:p text:style-name="Textbody"/>
      <text:p text:style-name="P505">伊對這个社會蓋關心。</text:p>
      <text:p text:style-name="P506">I tuì tsit ê siā-huē kài kuan-sim.</text:p>
      <text:p text:style-name="Textbody"/>
      <text:p text:style-name="P507">對這个社會伊蓋關心。</text:p>
      <text:p text:style-name="P508">Tuì tsit ê siā-huē i kài kuan-sim.</text:p>
      <text:p text:style-name="P509">這个社會伊蓋關心。</text:p>
      <text:p text:style-name="P510">Tsit ê siā-huē i kài kuan-sim.</text:p>
      <text:p text:style-name="Textbody"/>
      <text:p text:style-name="P511">你欲講啥我攏知影。</text:p>
      <text:p text:style-name="P512">Lí beh kóng siannh guá lóng tsai-iánn.</text:p>
      <text:p text:style-name="Textbody"/>
      <text:p text:style-name="P513">你的意思我了解。</text:p>
      <text:p text:style-name="P514">Lí ê ì-sù guá liáu-kái.</text:p>
      <text:p text:style-name="Textbody"/>
      <text:p text:style-name="P515">我已經舞清楚這件代誌矣，多謝你來阮兜共我通知。</text:p>
      <text:p text:style-name="P516">Guá í-king bú tshing-tshó tsit kiānn tāi-tsì--ah, to-siā lí lâi gún tau kā guá thong-ti.</text:p>
      <text:p text:style-name="Textbody"/>
      <text:p text:style-name="P517">伊的消息我已經清楚矣，多謝你專工替伊走一逝。</text:p>
      <text:p text:style-name="P518">I ê siau-sit guá í-king tshing-tshó--ah, to-siā lí tsuan-kang thè i tsáu tsi̍t tsuā.</text:p>
      <text:p text:style-name="Textbody"/>
      <text:p text:style-name="P519">媽若知我就害。</text:p>
      <text:p text:style-name="P520">Ma̋ nā tsai guá tō hāi.</text:p>
      <text:p text:style-name="Textbody"/>
      <text:p text:style-name="P521">四條椅仔六个人坐。</text:p>
      <text:soft-page-break/>
      <text:p text:style-name="P522">Sì liâu í-á la̍k ê lâng tsē.</text:p>
      <text:p text:style-name="Textbody"/>
      <text:p text:style-name="P523">西洋的鬼仔節逐家同齊過。</text:p>
      <text:p text:style-name="P524">Se-iûnn ê Kuí-á-tseh ta̍k-ke tâng-tsê kuè.</text:p>
      <text:p text:style-name="Textbody"/>
      <text:p text:style-name="P525">阿勇仔呵咾我跤手猛。</text:p>
      <text:p text:style-name="P526">A-ióng--á o-ló guá kha-tshiú mé.</text:p>
      <text:p text:style-name="Textbody"/>
      <text:p text:style-name="P527">下課了後老師叫我去辦公室。</text:p>
      <text:p text:style-name="P528">Hā-khò liáu-āu lāu-su kiò guá khì pān-kong-sik.</text:p>
      <text:p text:style-name="P529">兩三年前台北猶無遮濟人。</text:p>
      <text:p text:style-name="P530">Nn̄g<text:s/>sann nî tsîng Tâi-pak iáu bô tsiah tsē lâng.</text:p>
      <text:p text:style-name="Textbody"/>
      <text:p text:style-name="Textbody"><text:span text:style-name="T531">袂使</text:span><text:span text:style-name="T532">!</text:span><text:span text:style-name="T533">袂使</text:span><text:span text:style-name="T534">!</text:span></text:p>
      <text:p text:style-name="P535">Bē-saih! Bē-saih!</text:p>
      <text:p text:style-name="Textbody"/>
      <text:p text:style-name="Textbody"><text:span text:style-name="T536">來去</text:span><text:span text:style-name="T537">!</text:span></text:p>
      <text:p text:style-name="P538">Lâi-khì!</text:p>
      <text:p text:style-name="Textbody"/>
      <text:p text:style-name="P539">洗予清氣！</text:p>
      <text:p text:style-name="P540">Sé hōo tshing-khì!</text:p>
      <text:p text:style-name="Textbody"/>
      <text:p text:style-name="P541">氣予伊死！</text:p>
      <text:p text:style-name="P542">Khì hōo i sí!</text:p>
      <text:p text:style-name="Textbody"/>
      <text:p text:style-name="P543">共我擋咧！</text:p>
      <text:p text:style-name="P544">Kā guá tòng--leh!</text:p>
      <text:p text:style-name="Textbody"/>
      <text:p text:style-name="P545">共我聽喙！</text:p>
      <text:p text:style-name="P546">Kā guá thiann-tshuì!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文泉驛微米黑" svg:font-family="文泉驛微米黑" style:font-family-generic="system" style:font-pitch="variable"/>
    <style:font-face style:name="WenQuanYi Micro Hei" svg:font-family="WenQuanYi Micro He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新細明體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文泉驛微米黑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頁首" style:display-name="頁首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頁尾" style:display-name="頁尾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預設段落字型" style:family="text">
      <style:text-properties style:font-name="文泉驛微米黑" style:font-name-asian="文泉驛微米黑" fo:font-size="8pt" style:font-size-asian="8pt" style:font-size-complex="8pt"/>
    </style:style>
    <style:style style:name="T3" style:parent-style-name="預設段落字型" style:family="text">
      <style:text-properties style:font-name="文泉驛微米黑" style:font-name-asian="文泉驛微米黑" fo:font-size="8pt" style:font-size-asian="8pt" style:font-size-complex="8pt"/>
    </style:style>
    <style:style style:name="T4" style:parent-style-name="預設段落字型" style:family="text">
      <style:text-properties style:font-name="文泉驛微米黑" style:font-name-asian="文泉驛微米黑" fo:font-size="8pt" style:font-size-asian="8pt" style:font-size-complex="8pt"/>
    </style:style>
    <style:style style:name="T5" style:parent-style-name="預設段落字型" style:family="text">
      <style:text-properties style:font-name="文泉驛微米黑" style:font-name-asian="文泉驛微米黑" fo:font-size="8pt" style:font-size-asian="8pt" style:font-size-complex="8pt"/>
    </style:style>
  </office:automatic-styles>
  <office:master-styles>
    <style:master-page style:name="MP0" style:page-layout-name="PL0">
      <style:header>
        <text:p text:style-name="頁首"><text:span text:style-name="T2">散的 –<text:s/></text:span><text:span text:style-name="T3"><text:page-number text:fixed="false">20</text:page-number></text:span></text:p>
      </style:header>
      <style:footer>
        <text:p text:style-name="頁首"><text:span text:style-name="T4">散的 –<text:s/></text:span><text:span text:style-name="T5"><text:page-number text:fixed="false">2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a-phing Khu</dc:creator>
    <meta:creation-date>2018-11-02T13:54:00Z</meta:creation-date>
    <dc:date>2019-03-06T03:40:00Z</dc:date>
    <meta:template xlink:href="Normal.dotm" xlink:type="simple"/>
    <meta:editing-cycles>33</meta:editing-cycles>
    <meta:editing-duration>PT3960S</meta:editing-duration>
    <meta:document-statistic meta:page-count="20" meta:paragraph-count="24" meta:word-count="1867" meta:character-count="12486" meta:row-count="88" meta:non-whitespace-character-count="10643"/>
  </office:meta>
</office:document-meta>
</file>